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.66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46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47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48" style:family="table-cell" style:parent-style-name="Default" style:data-style-name="N0"/>
    <style:style style:name="ce49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50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51" style:family="table-cell" style:parent-style-name="Default" style:data-style-name="N0">
      <style:table-cell-properties fo:border-bottom="none" fo:background-color="transparent" fo:border-left="none" fo:border-right="none" fo:border-top="2.49pt solid #000000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>
      <style:table-cell-properties fo:border-bottom="2.49pt solid #000000" fo:background-color="transparent" fo:border-left="none" fo:border-right="none" fo:border-top="none"/>
    </style:style>
    <style:style style:name="ce54" style:family="table-cell" style:parent-style-name="Default" style:data-style-name="N0">
      <style:table-cell-properties fo:border-bottom="none" fo:background-color="transparent" fo:border-left="none" fo:border-right="2.49pt solid #000000" fo:border-top="2.49pt solid #000000"/>
    </style:style>
    <style:style style:name="ce55" style:family="table-cell" style:parent-style-name="Default" style:data-style-name="N0">
      <style:table-cell-properties fo:border-bottom="none" fo:background-color="transparent" fo:border-left="none" fo:border-right="2.49pt solid #000000" fo:border-top="none"/>
    </style:style>
    <style:style style:name="ce56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3" style:family="table-cell" style:parent-style-name="Default" style:data-style-name="N0">
      <style:table-cell-properties fo:border-bottom="2.49pt solid #000000" fo:background-color="#ffffa6" fo:border-left="none" fo:border-right="2.49pt solid #000000" fo:border-top="none"/>
    </style:style>
    <style:style style:name="ce58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59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16" style:family="table-cell" style:parent-style-name="Default" style:data-style-name="N0">
      <style:table-cell-properties fo:border-bottom="2.01pt solid #000000" fo:background-color="#ffffa6" fo:border-left="none" fo:border-right="2.49pt solid #000000" fo:border-top="none"/>
    </style:style>
    <style:style style:name="ce17" style:family="table-cell" style:parent-style-name="Default" style:data-style-name="N0">
      <style:table-cell-properties fo:border-bottom="none" fo:background-color="#ff0000" fo:border-left="2.49pt solid #000000" fo:border-right="none" fo:border-top="2.49pt solid #000000"/>
    </style:style>
    <style:style style:name="ce18" style:family="table-cell" style:parent-style-name="Default" style:data-style-name="N0">
      <style:table-cell-properties fo:border-bottom="none" fo:background-color="#ff0000" fo:border-left="2.49pt solid #000000" fo:border-right="none" fo:border-top="none"/>
    </style:style>
    <style:style style:name="ce19" style:family="table-cell" style:parent-style-name="Default" style:data-style-name="N0">
      <style:table-cell-properties fo:border-bottom="none" fo:background-color="#ff0000" fo:border-left="none" fo:border-right="none" fo:border-top="2.49pt solid #000000"/>
    </style:style>
    <style:style style:name="ce20" style:family="table-cell" style:parent-style-name="Default" style:data-style-name="N0">
      <style:table-cell-properties fo:background-color="#ff0000"/>
    </style:style>
    <style:style style:name="ce62" style:family="table-cell" style:parent-style-name="Default" style:data-style-name="N0">
      <style:table-cell-properties fo:border-bottom="none" fo:background-color="transparent" fo:border-left="2.49pt solid #000000" fo:border-right="none" fo:border-top="none"/>
    </style:style>
    <style:style style:name="ce64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65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24" style:family="table-cell" style:parent-style-name="Default" style:data-style-name="N0">
      <style:table-cell-properties fo:border-bottom="2.01pt solid #000000" fo:background-color="#ffffa6" fo:border-left="none" fo:border-right="2.01pt solid #000000" fo:border-top="none"/>
    </style:style>
  </office:automatic-styles>
  <office:body>
    <office:spreadsheet>
      <table:calculation-settings table:case-sensitive="false"/>
      <table:table table:name="д" table:style-name="ta1">
        <table:table-column table:style-name="co1" table:number-columns-repeated="20" table:default-cell-style-name="ce48"/>
        <table:table-column table:style-name="co1" table:number-columns-repeated="16364"/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49" office:value-type="float" office:value="75" calcext:value-type="float">
            <text:p>75</text:p>
          </table:table-cell>
          <table:table-cell table:number-columns-repeated="2" table:style-name="ce49" office:value-type="float" office:value="96" calcext:value-type="float">
            <text:p>96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float" office:value="83" calcext:value-type="float">
            <text:p>83</text:p>
          </table:table-cell>
          <table:table-cell table:style-name="ce64" office:value-type="float" office:value="95" calcext:value-type="float">
            <text:p>95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style-name="ce65" office:value-type="float" office:value="84" calcext:value-type="float">
            <text:p>84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85" calcext:value-type="float">
            <text:p>85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24" calcext:value-type="float">
            <text:p>24</text:p>
          </table:table-cell>
          <table:table-cell table:style-name="ce54" office:value-type="float" office:value="42" calcext:value-type="float">
            <text:p>42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9" calcext:value-type="float">
            <text:p>29</text:p>
          </table:table-cell>
          <table:table-cell table:style-name="ce55" office:value-type="float" office:value="32" calcext:value-type="float">
            <text:p>32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70" calcext:value-type="float">
            <text:p>70</text:p>
          </table:table-cell>
          <table:table-cell table:style-name="ce55" office:value-type="float" office:value="99" calcext:value-type="float">
            <text:p>99</text:p>
          </table:table-cell>
          <table:table-cell table:style-name="ce62" office:value-type="float" office:value="97" calcext:value-type="float">
            <text:p>97</text:p>
          </table:table-cell>
          <table:table-cell table:style-name="ce65" office:value-type="float" office:value="71" calcext:value-type="float">
            <text:p>71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47" calcext:value-type="float">
            <text:p>47</text:p>
          </table:table-cell>
          <table:table-cell table:style-name="ce55" office:value-type="float" office:value="36" calcext:value-type="float">
            <text:p>36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38" calcext:value-type="float">
            <text:p>38</text:p>
          </table:table-cell>
          <table:table-cell table:style-name="ce55" office:value-type="float" office:value="32" calcext:value-type="float">
            <text:p>32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85" calcext:value-type="float">
            <text:p>85</text:p>
          </table:table-cell>
          <table:table-cell table:style-name="ce55" office:value-type="float" office:value="84" calcext:value-type="float">
            <text:p>84</text:p>
          </table:table-cell>
          <table:table-cell table:style-name="ce62" office:value-type="float" office:value="80" calcext:value-type="float">
            <text:p>80</text:p>
          </table:table-cell>
          <table:table-cell table:style-name="ce65" office:value-type="float" office:value="84" calcext:value-type="float">
            <text:p>84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55" office:value-type="float" office:value="34" calcext:value-type="float">
            <text:p>34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7" calcext:value-type="float">
            <text:p>27</text:p>
          </table:table-cell>
          <table:table-cell table:style-name="ce55" office:value-type="float" office:value="33" calcext:value-type="float">
            <text:p>33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72" calcext:value-type="float">
            <text:p>72</text:p>
          </table:table-cell>
          <table:table-cell table:style-name="ce55" office:value-type="float" office:value="98" calcext:value-type="float">
            <text:p>98</text:p>
          </table:table-cell>
          <table:table-cell table:style-name="ce62" office:value-type="float" office:value="95" calcext:value-type="float">
            <text:p>95</text:p>
          </table:table-cell>
          <table:table-cell table:style-name="ce65" office:value-type="float" office:value="76" calcext:value-type="float">
            <text:p>76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93" calcext:value-type="float">
            <text:p>93</text:p>
          </table:table-cell>
          <table:table-cell table:style-name="ce55" office:value-type="float" office:value="77" calcext:value-type="float">
            <text:p>77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72" calcext:value-type="float">
            <text:p>72</text:p>
          </table:table-cell>
          <table:table-cell table:style-name="ce55" office:value-type="float" office:value="99" calcext:value-type="float">
            <text:p>99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82" calcext:value-type="float">
            <text:p>82</text:p>
          </table:table-cell>
          <table:table-cell table:style-name="ce55" office:value-type="float" office:value="86" calcext:value-type="float">
            <text:p>86</text:p>
          </table:table-cell>
          <table:table-cell table:style-name="ce62" office:value-type="float" office:value="76" calcext:value-type="float">
            <text:p>76</text:p>
          </table:table-cell>
          <table:table-cell table:style-name="ce65" office:value-type="float" office:value="85" calcext:value-type="float">
            <text:p>85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86" calcext:value-type="float">
            <text:p>86</text:p>
          </table:table-cell>
          <table:table-cell table:style-name="ce55" office:value-type="float" office:value="79" calcext:value-type="float">
            <text:p>79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89" calcext:value-type="float">
            <text:p>89</text:p>
          </table:table-cell>
          <table:table-cell table:style-name="ce55" office:value-type="float" office:value="82" calcext:value-type="float">
            <text:p>82</text:p>
          </table:table-cell>
          <table:table-cell table:style-name="ce62" office:value-type="float" office:value="87" calcext:value-type="float">
            <text:p>87</text:p>
          </table:table-cell>
          <table:table-cell table:style-name="ce65" office:value-type="float" office:value="98" calcext:value-type="float">
            <text:p>98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81" calcext:value-type="float">
            <text:p>81</text:p>
          </table:table-cell>
          <table:table-cell table:style-name="ce53" office:value-type="float" office:value="81" calcext:value-type="float">
            <text:p>81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99" calcext:value-type="float">
            <text:p>99</text:p>
          </table:table-cell>
          <table:table-cell table:style-name="ce53" office:value-type="float" office:value="97" calcext:value-type="float">
            <text:p>97</text:p>
          </table:table-cell>
          <table:table-cell table:style-name="ce53" office:value-type="float" office:value="71" calcext:value-type="float">
            <text:p>71</text:p>
          </table:table-cell>
          <table:table-cell table:style-name="ce13" office:value-type="float" office:value="72" calcext:value-type="float">
            <text:p>72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19" calcext:value-type="float">
            <text:p>19</text:p>
          </table:table-cell>
          <table:table-cell table:style-name="ce55" office:value-type="float" office:value="9" calcext:value-type="float">
            <text:p>9</text:p>
          </table:table-cell>
          <table:table-cell table:style-name="ce62" office:value-type="float" office:value="9" calcext:value-type="float">
            <text:p>9</text:p>
          </table:table-cell>
          <table:table-cell table:style-name="ce65" office:value-type="float" office:value="25" calcext:value-type="float">
            <text:p>25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19" calcext:value-type="float">
            <text:p>19</text:p>
          </table:table-cell>
          <table:table-cell table:style-name="ce55" office:value-type="float" office:value="16" calcext:value-type="float">
            <text:p>16</text:p>
          </table:table-cell>
          <table:table-cell table:style-name="ce62" office:value-type="float" office:value="6" calcext:value-type="float">
            <text:p>6</text:p>
          </table:table-cell>
          <table:table-cell table:style-name="ce65" office:value-type="float" office:value="30" calcext:value-type="float">
            <text:p>30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52" office:value-type="float" office:value="74" calcext:value-type="float">
            <text:p>74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89" calcext:value-type="float">
            <text:p>89</text:p>
          </table:table-cell>
          <table:table-cell table:number-columns-repeated="2" table:style-name="ce52" office:value-type="float" office:value="97" calcext:value-type="float">
            <text:p>97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83" calcext:value-type="float">
            <text:p>8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4" calcext:value-type="float">
            <text:p>94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22" calcext:value-type="float">
            <text:p>22</text:p>
          </table:table-cell>
          <table:table-cell table:style-name="ce13" office:value-type="float" office:value="30" calcext:value-type="float">
            <text:p>30</text:p>
          </table:table-cell>
          <table:table-cell table:style-name="ce62" office:value-type="float" office:value="34" calcext:value-type="float">
            <text:p>34</text:p>
          </table:table-cell>
          <table:table-cell table:style-name="ce65" office:value-type="float" office:value="17" calcext:value-type="float">
            <text:p>17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77" calcext:value-type="float">
            <text:p>77</text:p>
          </table:table-cell>
          <table:table-cell table:style-name="ce51" office:value-type="float" office:value="86" calcext:value-type="float">
            <text:p>86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94" calcext:value-type="float">
            <text:p>94</text:p>
          </table:table-cell>
          <table:table-cell table:style-name="ce54" office:value-type="float" office:value="81" calcext:value-type="float">
            <text:p>81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65" office:value-type="float" office:value="9" calcext:value-type="float">
            <text:p>9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25" calcext:value-type="float">
            <text:p>25</text:p>
          </table:table-cell>
          <table:table-cell table:style-name="ce55" office:value-type="float" office:value="76" calcext:value-type="float">
            <text:p>76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7" calcext:value-type="float">
            <text:p>7</text:p>
          </table:table-cell>
          <table:table-cell table:style-name="ce65" office:value-type="float" office:value="21" calcext:value-type="float">
            <text:p>21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83" calcext:value-type="float">
            <text:p>83</text:p>
          </table:table-cell>
          <table:table-cell table:style-name="ce51" office:value-type="float" office:value="89" calcext:value-type="float">
            <text:p>89</text:p>
          </table:table-cell>
          <table:table-cell table:style-name="ce54" office:value-type="float" office:value="37" calcext:value-type="float">
            <text:p>37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82" calcext:value-type="float">
            <text:p>82</text:p>
          </table:table-cell>
          <table:table-cell table:style-name="ce55" office:value-type="float" office:value="90" calcext:value-type="float">
            <text:p>90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67" calcext:value-type="float">
            <text:p>67</text:p>
          </table:table-cell>
          <table:table-cell table:style-name="ce17" office:value-type="float" office:value="25" calcext:value-type="float">
            <text:p>25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8" calcext:value-type="float">
            <text:p>18</text:p>
          </table:table-cell>
          <table:table-cell table:style-name="ce65" office:value-type="float" office:value="11" calcext:value-type="float">
            <text:p>11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13" calcext:value-type="float">
            <text:p>13</text:p>
          </table:table-cell>
          <table:table-cell table:style-name="ce55" office:value-type="float" office:value="61" calcext:value-type="float">
            <text:p>61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54" calcext:value-type="float">
            <text:p>54</text:p>
          </table:table-cell>
          <table:table-cell table:style-name="ce55" office:value-type="float" office:value="14" calcext:value-type="float">
            <text:p>14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45" calcext:value-type="float">
            <text:p>45</text:p>
          </table:table-cell>
          <table:table-cell table:style-name="ce18" office:value-type="float" office:value="12" calcext:value-type="float">
            <text:p>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7" calcext:value-type="float">
            <text:p>7</text:p>
          </table:table-cell>
          <table:table-cell table:style-name="ce65" office:value-type="float" office:value="12" calcext:value-type="float">
            <text:p>12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4" calcext:value-type="float">
            <text:p>34</text:p>
          </table:table-cell>
          <table:table-cell table:style-name="ce55" office:value-type="float" office:value="24" calcext:value-type="float">
            <text:p>24</text:p>
          </table:table-cell>
          <table:table-cell table:style-name="ce52" office:value-type="float" office:value="35" calcext:value-type="float">
            <text:p>35</text:p>
          </table:table-cell>
          <table:table-cell table:number-columns-repeated="2" table:style-name="ce52" office:value-type="float" office:value="21" calcext:value-type="float">
            <text:p>21</text:p>
          </table:table-cell>
          <table:table-cell table:style-name="ce55" office:value-type="float" office:value="39" calcext:value-type="float">
            <text:p>39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15" calcext:value-type="float">
            <text:p>15</text:p>
          </table:table-cell>
          <table:table-cell table:style-name="ce18" office:value-type="float" office:value="25" calcext:value-type="float">
            <text:p>2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65" office:value-type="float" office:value="20" calcext:value-type="float">
            <text:p>20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37" calcext:value-type="float">
            <text:p>37</text:p>
          </table:table-cell>
          <table:table-cell table:style-name="ce55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8" calcext:value-type="float">
            <text:p>28</text:p>
          </table:table-cell>
          <table:table-cell table:style-name="ce55" office:value-type="float" office:value="23" calcext:value-type="float">
            <text:p>23</text:p>
          </table:table-cell>
          <table:table-cell table:style-name="ce52" office:value-type="float" office:value="37" calcext:value-type="float">
            <text:p>37</text:p>
          </table:table-cell>
          <table:table-cell table:style-name="ce51" office:value-type="float" office:value="14" calcext:value-type="float">
            <text:p>14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4" calcext:value-type="float">
            <text:p>24</text:p>
          </table:table-cell>
          <table:table-cell table:style-name="ce59" office:value-type="float" office:value="26" calcext:value-type="float">
            <text:p>26</text:p>
          </table:table-cell>
          <table:table-cell table:style-name="ce52" office:value-type="float" office:value="14" calcext:value-type="float">
            <text:p>14</text:p>
          </table:table-cell>
          <table:table-cell table:style-name="ce18" office:value-type="float" office:value="30" calcext:value-type="float">
            <text:p>30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0" calcext:value-type="float">
            <text:p>10</text:p>
          </table:table-cell>
          <table:table-cell table:style-name="ce65" office:value-type="float" office:value="23" calcext:value-type="float">
            <text:p>23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6" calcext:value-type="float">
            <text:p>16</text:p>
          </table:table-cell>
          <table:table-cell table:style-name="ce55" office:value-type="float" office:value="12" calcext:value-type="float">
            <text:p>12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1" calcext:value-type="float">
            <text:p>21</text:p>
          </table:table-cell>
          <table:table-cell table:style-name="ce55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18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5" calcext:value-type="float">
            <text:p>25</text:p>
          </table:table-cell>
          <table:table-cell table:style-name="ce65" office:value-type="float" office:value="31" calcext:value-type="float">
            <text:p>31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5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56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2" calcext:value-type="float">
            <text:p>22</text:p>
          </table:table-cell>
          <table:table-cell table:style-name="ce65" office:value-type="float" office:value="14" calcext:value-type="float">
            <text:p>14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style-name="ce65" office:value-type="float" office:value="23" calcext:value-type="float">
            <text:p>23</text:p>
          </table:table-cell>
          <table:table-cell table:style-name="ce48" table:number-columns-repeated="16364"/>
        </table:table-row>
        <table:table-row table:style-name="ro1">
          <table:table-cell table:style-name="ce47" office:value-type="float" office:value="19" calcext:value-type="float">
            <text:p>19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5" calcext:value-type="float">
            <text:p>15</text:p>
          </table:table-cell>
          <table:table-cell table:number-columns-repeated="2" table:style-name="ce50" office:value-type="float" office:value="20" calcext:value-type="float">
            <text:p>2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4" calcext:value-type="float">
            <text:p>14</text:p>
          </table:table-cell>
          <table:table-cell table:style-name="ce24" office:value-type="float" office:value="13" calcext:value-type="float">
            <text:p>13</text:p>
          </table:table-cell>
          <table:table-cell table:style-name="ce48" table:number-columns-repeated="16364"/>
        </table:table-row>
        <table:table-row table:style-name="ro2" table:number-rows-repeated="1048555">
          <table:table-cell table:number-columns-repeated="20"/>
          <table:table-cell table:style-name="ce48" table:number-columns-repeated="16364"/>
        </table:table-row>
        <table:table-row table:style-name="ro2">
          <table:table-cell table:number-columns-repeated="20"/>
          <table:table-cell table:style-name="ce48" table:number-columns-repeated="16364"/>
        </table:table-row>
      </table:table>
      <table:table table:name="з" table:style-name="ta1">
        <table:table-column table:style-name="co1" table:number-columns-repeated="20" table:default-cell-style-name="ce48"/>
        <table:table-column table:style-name="co1" table:number-columns-repeated="16364"/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49" office:value-type="float" office:value="75" calcext:value-type="float">
            <text:p>75</text:p>
          </table:table-cell>
          <table:table-cell table:number-columns-repeated="2" table:style-name="ce49" office:value-type="float" office:value="96" calcext:value-type="float">
            <text:p>96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float" office:value="83" calcext:value-type="float">
            <text:p>83</text:p>
          </table:table-cell>
          <table:table-cell table:style-name="ce64" office:value-type="float" office:value="95" calcext:value-type="float">
            <text:p>95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style-name="ce65" office:value-type="float" office:value="84" calcext:value-type="float">
            <text:p>84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4" table:style-name="ce51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9" calcext:value-type="float">
            <text:p>29</text:p>
          </table:table-cell>
          <table:table-cell table:style-name="ce55" office:value-type="float" office:value="32" calcext:value-type="float">
            <text:p>32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70" calcext:value-type="float">
            <text:p>70</text:p>
          </table:table-cell>
          <table:table-cell table:style-name="ce55" office:value-type="float" office:value="99" calcext:value-type="float">
            <text:p>99</text:p>
          </table:table-cell>
          <table:table-cell table:style-name="ce62" office:value-type="string" calcext:value-type="string">
            <text:p>-</text:p>
          </table:table-cell>
          <table:table-cell table:style-name="ce65" office:value-type="float" office:value="71" calcext:value-type="float">
            <text:p>71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47" calcext:value-type="float">
            <text:p>47</text:p>
          </table:table-cell>
          <table:table-cell table:style-name="ce55" office:value-type="float" office:value="36" calcext:value-type="float">
            <text:p>36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38" calcext:value-type="float">
            <text:p>38</text:p>
          </table:table-cell>
          <table:table-cell table:style-name="ce55" office:value-type="float" office:value="32" calcext:value-type="float">
            <text:p>32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85" calcext:value-type="float">
            <text:p>85</text:p>
          </table:table-cell>
          <table:table-cell table:style-name="ce55" office:value-type="float" office:value="84" calcext:value-type="float">
            <text:p>84</text:p>
          </table:table-cell>
          <table:table-cell table:style-name="ce62" office:value-type="string" calcext:value-type="string">
            <text:p>-</text:p>
          </table:table-cell>
          <table:table-cell table:style-name="ce65" office:value-type="float" office:value="84" calcext:value-type="float">
            <text:p>84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55" office:value-type="float" office:value="34" calcext:value-type="float">
            <text:p>34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7" calcext:value-type="float">
            <text:p>27</text:p>
          </table:table-cell>
          <table:table-cell table:style-name="ce55" office:value-type="float" office:value="33" calcext:value-type="float">
            <text:p>33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72" calcext:value-type="float">
            <text:p>72</text:p>
          </table:table-cell>
          <table:table-cell table:style-name="ce55" office:value-type="float" office:value="98" calcext:value-type="float">
            <text:p>98</text:p>
          </table:table-cell>
          <table:table-cell table:style-name="ce62" office:value-type="string" calcext:value-type="string">
            <text:p>-</text:p>
          </table:table-cell>
          <table:table-cell table:style-name="ce65" office:value-type="float" office:value="76" calcext:value-type="float">
            <text:p>76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93" calcext:value-type="float">
            <text:p>93</text:p>
          </table:table-cell>
          <table:table-cell table:style-name="ce55" office:value-type="float" office:value="77" calcext:value-type="float">
            <text:p>77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72" calcext:value-type="float">
            <text:p>72</text:p>
          </table:table-cell>
          <table:table-cell table:style-name="ce55" office:value-type="float" office:value="99" calcext:value-type="float">
            <text:p>99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82" calcext:value-type="float">
            <text:p>82</text:p>
          </table:table-cell>
          <table:table-cell table:style-name="ce55" office:value-type="float" office:value="86" calcext:value-type="float">
            <text:p>86</text:p>
          </table:table-cell>
          <table:table-cell table:style-name="ce62" office:value-type="string" calcext:value-type="string">
            <text:p>-</text:p>
          </table:table-cell>
          <table:table-cell table:style-name="ce65" office:value-type="float" office:value="85" calcext:value-type="float">
            <text:p>85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86" calcext:value-type="float">
            <text:p>86</text:p>
          </table:table-cell>
          <table:table-cell table:style-name="ce55" office:value-type="float" office:value="79" calcext:value-type="float">
            <text:p>79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89" calcext:value-type="float">
            <text:p>89</text:p>
          </table:table-cell>
          <table:table-cell table:style-name="ce55" office:value-type="float" office:value="82" calcext:value-type="float">
            <text:p>82</text:p>
          </table:table-cell>
          <table:table-cell table:style-name="ce62" office:value-type="string" calcext:value-type="string">
            <text:p>-</text:p>
          </table:table-cell>
          <table:table-cell table:style-name="ce65" office:value-type="float" office:value="98" calcext:value-type="float">
            <text:p>98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81" calcext:value-type="float">
            <text:p>81</text:p>
          </table:table-cell>
          <table:table-cell table:style-name="ce53" office:value-type="float" office:value="81" calcext:value-type="float">
            <text:p>81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99" calcext:value-type="float">
            <text:p>99</text:p>
          </table:table-cell>
          <table:table-cell table:style-name="ce53" office:value-type="float" office:value="97" calcext:value-type="float">
            <text:p>97</text:p>
          </table:table-cell>
          <table:table-cell table:style-name="ce53" office:value-type="float" office:value="71" calcext:value-type="float">
            <text:p>71</text:p>
          </table:table-cell>
          <table:table-cell table:style-name="ce13" office:value-type="float" office:value="72" calcext:value-type="float">
            <text:p>72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19" calcext:value-type="float">
            <text:p>19</text:p>
          </table:table-cell>
          <table:table-cell table:style-name="ce55" office:value-type="float" office:value="9" calcext:value-type="float">
            <text:p>9</text:p>
          </table:table-cell>
          <table:table-cell table:style-name="ce62" office:value-type="string" calcext:value-type="string">
            <text:p>-</text:p>
          </table:table-cell>
          <table:table-cell table:style-name="ce65" office:value-type="float" office:value="25" calcext:value-type="float">
            <text:p>25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71" calcext:value-type="float">
            <text:p>71</text:p>
          </table:table-cell>
          <table:table-cell table:number-columns-repeated="7" table:style-name="ce52" office:value-type="string" calcext:value-type="string">
            <text:p>+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19" calcext:value-type="float">
            <text:p>19</text:p>
          </table:table-cell>
          <table:table-cell table:style-name="ce55" office:value-type="float" office:value="16" calcext:value-type="float">
            <text:p>16</text:p>
          </table:table-cell>
          <table:table-cell table:style-name="ce62" office:value-type="string" calcext:value-type="string">
            <text:p>-</text:p>
          </table:table-cell>
          <table:table-cell table:style-name="ce65" office:value-type="float" office:value="30" calcext:value-type="float">
            <text:p>30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52" office:value-type="float" office:value="74" calcext:value-type="float">
            <text:p>74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89" calcext:value-type="float">
            <text:p>89</text:p>
          </table:table-cell>
          <table:table-cell table:number-columns-repeated="2" table:style-name="ce52" office:value-type="float" office:value="97" calcext:value-type="float">
            <text:p>97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83" calcext:value-type="float">
            <text:p>8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4" calcext:value-type="float">
            <text:p>94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22" calcext:value-type="float">
            <text:p>22</text:p>
          </table:table-cell>
          <table:table-cell table:style-name="ce13" office:value-type="float" office:value="30" calcext:value-type="float">
            <text:p>30</text:p>
          </table:table-cell>
          <table:table-cell table:style-name="ce62" office:value-type="string" calcext:value-type="string">
            <text:p>-</text:p>
          </table:table-cell>
          <table:table-cell table:style-name="ce65" office:value-type="float" office:value="17" calcext:value-type="float">
            <text:p>17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77" calcext:value-type="float">
            <text:p>77</text:p>
          </table:table-cell>
          <table:table-cell table:number-columns-repeated="3" table:style-name="ce51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86" calcext:value-type="float">
            <text:p>86</text:p>
          </table:table-cell>
          <table:table-cell table:style-name="ce52"/>
          <table:table-cell table:number-columns-repeated="5" table:style-name="ce52" office:value-type="string" calcext:value-type="string">
            <text:p>+</text:p>
          </table:table-cell>
          <table:table-cell table:style-name="ce52" office:value-type="float" office:value="19" calcext:value-type="float">
            <text:p>19</text:p>
          </table:table-cell>
          <table:table-cell table:style-name="ce65" office:value-type="float" office:value="9" calcext:value-type="float">
            <text:p>9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25" calcext:value-type="float">
            <text:p>25</text:p>
          </table:table-cell>
          <table:table-cell table:style-name="ce55" office:value-type="float" office:value="76" calcext:value-type="float">
            <text:p>76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7" calcext:value-type="float">
            <text:p>7</text:p>
          </table:table-cell>
          <table:table-cell table:style-name="ce65" office:value-type="float" office:value="21" calcext:value-type="float">
            <text:p>21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table:number-columns-repeated="3" table:style-name="ce51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82" calcext:value-type="float">
            <text:p>82</text:p>
          </table:table-cell>
          <table:table-cell table:style-name="ce55" office:value-type="float" office:value="90" calcext:value-type="float">
            <text:p>90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67" calcext:value-type="float">
            <text:p>67</text:p>
          </table:table-cell>
          <table:table-cell table:style-name="ce17" office:value-type="float" office:value="25" calcext:value-type="float">
            <text:p>25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8" calcext:value-type="float">
            <text:p>18</text:p>
          </table:table-cell>
          <table:table-cell table:style-name="ce65" office:value-type="string" calcext:value-type="string">
            <text:p>-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13" calcext:value-type="float">
            <text:p>13</text:p>
          </table:table-cell>
          <table:table-cell table:style-name="ce55" office:value-type="float" office:value="61" calcext:value-type="float">
            <text:p>61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54" calcext:value-type="float">
            <text:p>54</text:p>
          </table:table-cell>
          <table:table-cell table:style-name="ce55" office:value-type="float" office:value="14" calcext:value-type="float">
            <text:p>14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45" calcext:value-type="float">
            <text:p>45</text:p>
          </table:table-cell>
          <table:table-cell table:style-name="ce18" office:value-type="float" office:value="12" calcext:value-type="float">
            <text:p>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7" calcext:value-type="float">
            <text:p>7</text:p>
          </table:table-cell>
          <table:table-cell table:style-name="ce65" office:value-type="string" calcext:value-type="string">
            <text:p>-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4" calcext:value-type="float">
            <text:p>34</text:p>
          </table:table-cell>
          <table:table-cell table:style-name="ce55" office:value-type="float" office:value="24" calcext:value-type="float">
            <text:p>24</text:p>
          </table:table-cell>
          <table:table-cell table:style-name="ce52" office:value-type="string" calcext:value-type="string">
            <text:p>-</text:p>
          </table:table-cell>
          <table:table-cell table:number-columns-repeated="2" table:style-name="ce52" office:value-type="float" office:value="21" calcext:value-type="float">
            <text:p>21</text:p>
          </table:table-cell>
          <table:table-cell table:style-name="ce55" office:value-type="float" office:value="39" calcext:value-type="float">
            <text:p>39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15" calcext:value-type="float">
            <text:p>15</text:p>
          </table:table-cell>
          <table:table-cell table:style-name="ce18" office:value-type="float" office:value="25" calcext:value-type="float">
            <text:p>2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65" office:value-type="string" calcext:value-type="string">
            <text:p>-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37" calcext:value-type="float">
            <text:p>37</text:p>
          </table:table-cell>
          <table:table-cell table:style-name="ce55" office:value-type="float" office:value="26" calcext:value-type="float">
            <text:p>26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8" calcext:value-type="float">
            <text:p>28</text:p>
          </table:table-cell>
          <table:table-cell table:style-name="ce55" office:value-type="float" office:value="23" calcext:value-type="float">
            <text:p>23</text:p>
          </table:table-cell>
          <table:table-cell table:style-name="ce52" office:value-type="string" calcext:value-type="string">
            <text:p>-</text:p>
          </table:table-cell>
          <table:table-cell table:style-name="ce51" office:value-type="string" calcext:value-type="string">
            <text:p>+</text:p>
          </table:table-cell>
          <table:table-cell table:number-columns-repeated="2" table:style-name="ce58" office:value-type="string" calcext:value-type="string">
            <text:p>+</text:p>
          </table:table-cell>
          <table:table-cell table:style-name="ce59" office:value-type="string" calcext:value-type="string">
            <text:p>+</text:p>
          </table:table-cell>
          <table:table-cell table:style-name="ce52" office:value-type="string" calcext:value-type="string">
            <text:p>-</text:p>
          </table:table-cell>
          <table:table-cell table:style-name="ce18" office:value-type="float" office:value="30" calcext:value-type="float">
            <text:p>30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0" calcext:value-type="float">
            <text:p>10</text:p>
          </table:table-cell>
          <table:table-cell table:style-name="ce65" office:value-type="string" calcext:value-type="string">
            <text:p>-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6" calcext:value-type="float">
            <text:p>16</text:p>
          </table:table-cell>
          <table:table-cell table:style-name="ce55" office:value-type="float" office:value="12" calcext:value-type="float">
            <text:p>12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1" calcext:value-type="float">
            <text:p>21</text:p>
          </table:table-cell>
          <table:table-cell table:style-name="ce55" office:value-type="float" office:value="23" calcext:value-type="float">
            <text:p>23</text:p>
          </table:table-cell>
          <table:table-cell table:style-name="ce52"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5" calcext:value-type="float">
            <text:p>25</text:p>
          </table:table-cell>
          <table:table-cell table:style-name="ce65" office:value-type="string" calcext:value-type="string">
            <text:p>-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56"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56"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2" calcext:value-type="float">
            <text:p>22</text:p>
          </table:table-cell>
          <table:table-cell table:style-name="ce65" office:value-type="string" calcext:value-type="string">
            <text:p>-</text:p>
          </table:table-cell>
          <table:table-cell table:style-name="ce48" table:number-columns-repeated="16364"/>
        </table:table-row>
        <table:table-row table:style-name="ro1">
          <table:table-cell table:style-name="ce46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style-name="ce65" office:value-type="float" office:value="23" calcext:value-type="float">
            <text:p>23</text:p>
          </table:table-cell>
          <table:table-cell table:style-name="ce48" table:number-columns-repeated="16364"/>
        </table:table-row>
        <table:table-row table:style-name="ro1">
          <table:table-cell table:style-name="ce47" office:value-type="float" office:value="19" calcext:value-type="float">
            <text:p>19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5" calcext:value-type="float">
            <text:p>15</text:p>
          </table:table-cell>
          <table:table-cell table:number-columns-repeated="2" table:style-name="ce50" office:value-type="float" office:value="20" calcext:value-type="float">
            <text:p>2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4" calcext:value-type="float">
            <text:p>14</text:p>
          </table:table-cell>
          <table:table-cell table:style-name="ce24" office:value-type="float" office:value="13" calcext:value-type="float">
            <text:p>13</text:p>
          </table:table-cell>
          <table:table-cell table:style-name="ce48" table:number-columns-repeated="16364"/>
        </table:table-row>
        <table:table-row table:style-name="ro2" table:number-rows-repeated="1048555">
          <table:table-cell table:number-columns-repeated="20"/>
          <table:table-cell table:style-name="ce48" table:number-columns-repeated="16364"/>
        </table:table-row>
        <table:table-row table:style-name="ro2">
          <table:table-cell table:number-columns-repeated="20"/>
          <table:table-cell table:style-name="ce48" table:number-columns-repeated="16364"/>
        </table:table-row>
      </table:table>
      <table:table table:name="min" table:style-name="ta1">
        <table:table-column table:style-name="co1" table:number-columns-repeated="20" table:default-cell-style-name="ce48"/>
        <table:table-column table:style-name="co1" table:number-columns-repeated="16364"/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49" table:formula="of:=[.A1]+[$д.B1]" office:value-type="float" office:value="155" calcext:value-type="float">
            <text:p>155</text:p>
          </table:table-cell>
          <table:table-cell table:style-name="ce49" table:formula="of:=[.B1]+[$д.C1]" office:value-type="float" office:value="251" calcext:value-type="float">
            <text:p>251</text:p>
          </table:table-cell>
          <table:table-cell table:style-name="ce49" table:formula="of:=[.C1]+[$д.D1]" office:value-type="float" office:value="347" calcext:value-type="float">
            <text:p>347</text:p>
          </table:table-cell>
          <table:table-cell table:style-name="ce49" table:formula="of:=[.D1]+[$д.E1]" office:value-type="float" office:value="382" calcext:value-type="float">
            <text:p>382</text:p>
          </table:table-cell>
          <table:table-cell table:style-name="ce49" table:formula="of:=[.E1]+[$д.F1]" office:value-type="float" office:value="418" calcext:value-type="float">
            <text:p>418</text:p>
          </table:table-cell>
          <table:table-cell table:style-name="ce49" table:formula="of:=[.F1]+[$д.G1]" office:value-type="float" office:value="427" calcext:value-type="float">
            <text:p>427</text:p>
          </table:table-cell>
          <table:table-cell table:style-name="ce49" table:formula="of:=[.G1]+[$д.H1]" office:value-type="float" office:value="440" calcext:value-type="float">
            <text:p>440</text:p>
          </table:table-cell>
          <table:table-cell table:style-name="ce49" table:formula="of:=[.H1]+[$д.I1]" office:value-type="float" office:value="478" calcext:value-type="float">
            <text:p>478</text:p>
          </table:table-cell>
          <table:table-cell table:style-name="ce49" table:formula="of:=[.I1]+[$д.J1]" office:value-type="float" office:value="527" calcext:value-type="float">
            <text:p>527</text:p>
          </table:table-cell>
          <table:table-cell table:style-name="ce49" table:formula="of:=[.J1]+[$д.K1]" office:value-type="float" office:value="568" calcext:value-type="float">
            <text:p>568</text:p>
          </table:table-cell>
          <table:table-cell table:style-name="ce49" table:formula="of:=[.K1]+[$д.L1]" office:value-type="float" office:value="617" calcext:value-type="float">
            <text:p>617</text:p>
          </table:table-cell>
          <table:table-cell table:style-name="ce49" table:formula="of:=[.L1]+[$д.M1]" office:value-type="float" office:value="626" calcext:value-type="float">
            <text:p>626</text:p>
          </table:table-cell>
          <table:table-cell table:style-name="ce49" table:formula="of:=[.M1]+[$д.N1]" office:value-type="float" office:value="661" calcext:value-type="float">
            <text:p>661</text:p>
          </table:table-cell>
          <table:table-cell table:style-name="ce49" table:formula="of:=[.N1]+[$д.O1]" office:value-type="float" office:value="695" calcext:value-type="float">
            <text:p>695</text:p>
          </table:table-cell>
          <table:table-cell table:style-name="ce49" table:formula="of:=[.O1]+[$д.P1]" office:value-type="float" office:value="719" calcext:value-type="float">
            <text:p>719</text:p>
          </table:table-cell>
          <table:table-cell table:style-name="ce49" table:formula="of:=[.P1]+[$д.Q1]" office:value-type="float" office:value="790" calcext:value-type="float">
            <text:p>790</text:p>
          </table:table-cell>
          <table:table-cell table:style-name="ce49" table:formula="of:=[.Q1]+[$д.R1]" office:value-type="float" office:value="867" calcext:value-type="float">
            <text:p>867</text:p>
          </table:table-cell>
          <table:table-cell table:style-name="ce49" table:formula="of:=[.R1]+[$д.S1]" office:value-type="float" office:value="950" calcext:value-type="float">
            <text:p>950</text:p>
          </table:table-cell>
          <table:table-cell table:style-name="ce64" table:formula="of:=[.S1]+[$д.T1]" office:value-type="float" office:value="1045" calcext:value-type="float">
            <text:p>1045</text:p>
          </table:table-cell>
          <table:table-cell table:style-name="ce48" table:number-columns-repeated="16364"/>
        </table:table-row>
        <table:table-row table:style-name="ro1">
          <table:table-cell table:style-name="ce46" table:formula="of:=[.A1]+[$д.A2]" office:value-type="float" office:value="160" calcext:value-type="float">
            <text:p>160</text:p>
          </table:table-cell>
          <table:table-cell table:formula="of:=MIN(IF([$з.B2]=&quot;+&quot;;10000;[.B1]);IF([$з.B2]=&quot;-&quot;;10000;[.A2]))+[$д.B2]" office:value-type="float" office:value="248" calcext:value-type="float">
            <text:p>248</text:p>
          </table:table-cell>
          <table:table-cell table:formula="of:=MIN(IF([$з.C2]=&quot;+&quot;;10000;[.C1]);IF([$з.C2]=&quot;-&quot;;10000;[.B2]))+[$д.C2]" office:value-type="float" office:value="346" calcext:value-type="float">
            <text:p>346</text:p>
          </table:table-cell>
          <table:table-cell table:formula="of:=MIN(IF([$з.D2]=&quot;+&quot;;10000;[.D1]);IF([$з.D2]=&quot;-&quot;;10000;[.C2]))+[$д.D2]" office:value-type="float" office:value="441" calcext:value-type="float">
            <text:p>441</text:p>
          </table:table-cell>
          <table:table-cell table:formula="of:=MIN(IF([$з.E2]=&quot;+&quot;;10000;[.E1]);IF([$з.E2]=&quot;-&quot;;10000;[.D2]))+[$д.E2]" office:value-type="float" office:value="390" calcext:value-type="float">
            <text:p>390</text:p>
          </table:table-cell>
          <table:table-cell table:formula="of:=MIN(IF([$з.F2]=&quot;+&quot;;10000;[.F1]);IF([$з.F2]=&quot;-&quot;;10000;[.E2]))+[$д.F2]" office:value-type="float" office:value="430" calcext:value-type="float">
            <text:p>430</text:p>
          </table:table-cell>
          <table:table-cell table:formula="of:=MIN(IF([$з.G2]=&quot;+&quot;;10000;[.G1]);IF([$з.G2]=&quot;-&quot;;10000;[.F2]))+[$д.G2]" office:value-type="float" office:value="436" calcext:value-type="float">
            <text:p>436</text:p>
          </table:table-cell>
          <table:table-cell table:formula="of:=MIN(IF([$з.H2]=&quot;+&quot;;10000;[.H1]);IF([$з.H2]=&quot;-&quot;;10000;[.G2]))+[$д.H2]" office:value-type="float" office:value="448" calcext:value-type="float">
            <text:p>448</text:p>
          </table:table-cell>
          <table:table-cell table:formula="of:=MIN(IF([$з.I2]=&quot;+&quot;;10000;[.I1]);IF([$з.I2]=&quot;-&quot;;10000;[.H2]))+[$д.I2]" office:value-type="float" office:value="458" calcext:value-type="float">
            <text:p>458</text:p>
          </table:table-cell>
          <table:table-cell table:formula="of:=MIN(IF([$з.J2]=&quot;+&quot;;10000;[.J1]);IF([$з.J2]=&quot;-&quot;;10000;[.I2]))+[$д.J2]" office:value-type="float" office:value="503" calcext:value-type="float">
            <text:p>503</text:p>
          </table:table-cell>
          <table:table-cell table:formula="of:=MIN(IF([$з.K2]=&quot;+&quot;;10000;[.K1]);IF([$з.K2]=&quot;-&quot;;10000;[.J2]))+[$д.K2]" office:value-type="float" office:value="541" calcext:value-type="float">
            <text:p>541</text:p>
          </table:table-cell>
          <table:table-cell table:formula="of:=MIN(IF([$з.L2]=&quot;+&quot;;10000;[.L1]);IF([$з.L2]=&quot;-&quot;;10000;[.K2]))+[$д.L2]" office:value-type="float" office:value="576" calcext:value-type="float">
            <text:p>576</text:p>
          </table:table-cell>
          <table:table-cell table:formula="of:=MIN(IF([$з.M2]=&quot;+&quot;;10000;[.M1]);IF([$з.M2]=&quot;-&quot;;10000;[.L2]))+[$д.M2]" office:value-type="float" office:value="606" calcext:value-type="float">
            <text:p>606</text:p>
          </table:table-cell>
          <table:table-cell table:formula="of:=MIN(IF([$з.N2]=&quot;+&quot;;10000;[.N1]);IF([$з.N2]=&quot;-&quot;;10000;[.M2]))+[$д.N2]" office:value-type="float" office:value="654" calcext:value-type="float">
            <text:p>654</text:p>
          </table:table-cell>
          <table:table-cell table:formula="of:=MIN(IF([$з.O2]=&quot;+&quot;;10000;[.O1]);IF([$з.O2]=&quot;-&quot;;10000;[.N2]))+[$д.O2]" office:value-type="float" office:value="672" calcext:value-type="float">
            <text:p>672</text:p>
          </table:table-cell>
          <table:table-cell table:formula="of:=MIN(IF([$з.P2]=&quot;+&quot;;10000;[.P1]);IF([$з.P2]=&quot;-&quot;;10000;[.O2]))+[$д.P2]" office:value-type="float" office:value="702" calcext:value-type="float">
            <text:p>702</text:p>
          </table:table-cell>
          <table:table-cell table:formula="of:=MIN(IF([$з.Q2]=&quot;+&quot;;10000;[.Q1]);IF([$з.Q2]=&quot;-&quot;;10000;[.P2]))+[$д.Q2]" office:value-type="float" office:value="780" calcext:value-type="float">
            <text:p>780</text:p>
          </table:table-cell>
          <table:table-cell table:formula="of:=MIN(IF([$з.R2]=&quot;+&quot;;10000;[.R1]);IF([$з.R2]=&quot;-&quot;;10000;[.Q2]))+[$д.R2]" office:value-type="float" office:value="850" calcext:value-type="float">
            <text:p>850</text:p>
          </table:table-cell>
          <table:table-cell table:formula="of:=MIN(IF([$з.S2]=&quot;+&quot;;10000;[.S1]);IF([$з.S2]=&quot;-&quot;;10000;[.R2]))+[$д.S2]" office:value-type="float" office:value="949" calcext:value-type="float">
            <text:p>949</text:p>
          </table:table-cell>
          <table:table-cell table:style-name="ce65" table:formula="of:=MIN(IF([$з.T2]=&quot;+&quot;;10000;[.T1]);IF([$з.T2]=&quot;-&quot;;10000;[.S2]))+[$д.T2]" office:value-type="float" office:value="1033" calcext:value-type="float">
            <text:p>1033</text:p>
          </table:table-cell>
          <table:table-cell table:style-name="ce48" table:number-columns-repeated="16364"/>
        </table:table-row>
        <table:table-row table:style-name="ro1">
          <table:table-cell table:style-name="ce46" table:formula="of:=[.A2]+[$д.A3]" office:value-type="float" office:value="245" calcext:value-type="float">
            <text:p>245</text:p>
          </table:table-cell>
          <table:table-cell table:formula="of:=MIN(IF([$з.B3]=&quot;+&quot;;10000;[.B2]);IF([$з.B3]=&quot;-&quot;;10000;[.A3]))+[$д.B3]" office:value-type="float" office:value="344" calcext:value-type="float">
            <text:p>344</text:p>
          </table:table-cell>
          <table:table-cell table:style-name="ce51" table:formula="of:=MIN(IF([$з.C3]=&quot;+&quot;;10000;[.C2]);IF([$з.C3]=&quot;-&quot;;10000;[.B3]))+[$д.C3]" office:value-type="float" office:value="422" calcext:value-type="float">
            <text:p>422</text:p>
          </table:table-cell>
          <table:table-cell table:style-name="ce51" table:formula="of:=MIN(IF([$з.D3]=&quot;+&quot;;10000;[.D2]);IF([$з.D3]=&quot;-&quot;;10000;[.C3]))+[$д.D3]" office:value-type="float" office:value="507" calcext:value-type="float">
            <text:p>507</text:p>
          </table:table-cell>
          <table:table-cell table:style-name="ce51" table:formula="of:=MIN(IF([$з.E3]=&quot;+&quot;;10000;[.E2]);IF([$з.E3]=&quot;-&quot;;10000;[.D3]))+[$д.E3]" office:value-type="float" office:value="549" calcext:value-type="float">
            <text:p>549</text:p>
          </table:table-cell>
          <table:table-cell table:style-name="ce51" table:formula="of:=MIN(IF([$з.F3]=&quot;+&quot;;10000;[.F2]);IF([$з.F3]=&quot;-&quot;;10000;[.E3]))+[$д.F3]" office:value-type="float" office:value="573" calcext:value-type="float">
            <text:p>573</text:p>
          </table:table-cell>
          <table:table-cell table:style-name="ce54" table:formula="of:=MIN(IF([$з.G3]=&quot;+&quot;;10000;[.G2]);IF([$з.G3]=&quot;-&quot;;10000;[.F3]))+[$д.G3]" office:value-type="float" office:value="615" calcext:value-type="float">
            <text:p>615</text:p>
          </table:table-cell>
          <table:table-cell table:style-name="ce52" table:formula="of:=MIN(IF([$з.H3]=&quot;+&quot;;10000;[.H2]);IF([$з.H3]=&quot;-&quot;;10000;[.G3]))+[$д.H3]" office:value-type="float" office:value="469" calcext:value-type="float">
            <text:p>469</text:p>
          </table:table-cell>
          <table:table-cell table:style-name="ce52" table:formula="of:=MIN(IF([$з.I3]=&quot;+&quot;;10000;[.I2]);IF([$з.I3]=&quot;-&quot;;10000;[.H3]))+[$д.I3]" office:value-type="float" office:value="494" calcext:value-type="float">
            <text:p>494</text:p>
          </table:table-cell>
          <table:table-cell table:style-name="ce52" table:formula="of:=MIN(IF([$з.J3]=&quot;+&quot;;10000;[.J2]);IF([$з.J3]=&quot;-&quot;;10000;[.I3]))+[$д.J3]" office:value-type="float" office:value="535" calcext:value-type="float">
            <text:p>535</text:p>
          </table:table-cell>
          <table:table-cell table:style-name="ce52" table:formula="of:=MIN(IF([$з.K3]=&quot;+&quot;;10000;[.K2]);IF([$з.K3]=&quot;-&quot;;10000;[.J3]))+[$д.K3]" office:value-type="float" office:value="564" calcext:value-type="float">
            <text:p>564</text:p>
          </table:table-cell>
          <table:table-cell table:style-name="ce55" table:formula="of:=MIN(IF([$з.L3]=&quot;+&quot;;10000;[.L2]);IF([$з.L3]=&quot;-&quot;;10000;[.K3]))+[$д.L3]" office:value-type="float" office:value="596" calcext:value-type="float">
            <text:p>596</text:p>
          </table:table-cell>
          <table:table-cell table:style-name="ce52" table:formula="of:=MIN(IF([$з.M3]=&quot;+&quot;;10000;[.M2]);IF([$з.M3]=&quot;-&quot;;10000;[.L3]))+[$д.M3]" office:value-type="float" office:value="643" calcext:value-type="float">
            <text:p>643</text:p>
          </table:table-cell>
          <table:table-cell table:style-name="ce52" table:formula="of:=MIN(IF([$з.N3]=&quot;+&quot;;10000;[.N2]);IF([$з.N3]=&quot;-&quot;;10000;[.M3]))+[$д.N3]" office:value-type="float" office:value="660" calcext:value-type="float">
            <text:p>660</text:p>
          </table:table-cell>
          <table:table-cell table:style-name="ce52" table:formula="of:=MIN(IF([$з.O3]=&quot;+&quot;;10000;[.O2]);IF([$з.O3]=&quot;-&quot;;10000;[.N3]))+[$д.O3]" office:value-type="float" office:value="684" calcext:value-type="float">
            <text:p>684</text:p>
          </table:table-cell>
          <table:table-cell table:style-name="ce52" table:formula="of:=MIN(IF([$з.P3]=&quot;+&quot;;10000;[.P2]);IF([$з.P3]=&quot;-&quot;;10000;[.O3]))+[$д.P3]" office:value-type="float" office:value="726" calcext:value-type="float">
            <text:p>726</text:p>
          </table:table-cell>
          <table:table-cell table:style-name="ce52" table:formula="of:=MIN(IF([$з.Q3]=&quot;+&quot;;10000;[.Q2]);IF([$з.Q3]=&quot;-&quot;;10000;[.P3]))+[$д.Q3]" office:value-type="float" office:value="796" calcext:value-type="float">
            <text:p>796</text:p>
          </table:table-cell>
          <table:table-cell table:style-name="ce55" table:formula="of:=MIN(IF([$з.R3]=&quot;+&quot;;10000;[.R2]);IF([$з.R3]=&quot;-&quot;;10000;[.Q3]))+[$д.R3]" office:value-type="float" office:value="895" calcext:value-type="float">
            <text:p>895</text:p>
          </table:table-cell>
          <table:table-cell table:style-name="ce62" table:formula="of:=MIN(IF([$з.S3]=&quot;+&quot;;10000;[.S2]);IF([$з.S3]=&quot;-&quot;;10000;[.R3]))+[$д.S3]" office:value-type="float" office:value="1046" calcext:value-type="float">
            <text:p>1046</text:p>
          </table:table-cell>
          <table:table-cell table:style-name="ce65" table:formula="of:=MIN(IF([$з.T3]=&quot;+&quot;;10000;[.T2]);IF([$з.T3]=&quot;-&quot;;10000;[.S3]))+[$д.T3]" office:value-type="float" office:value="1104" calcext:value-type="float">
            <text:p>1104</text:p>
          </table:table-cell>
          <table:table-cell table:style-name="ce48" table:number-columns-repeated="16364"/>
        </table:table-row>
        <table:table-row table:style-name="ro1">
          <table:table-cell table:style-name="ce46" table:formula="of:=[.A3]+[$д.A4]" office:value-type="float" office:value="343" calcext:value-type="float">
            <text:p>343</text:p>
          </table:table-cell>
          <table:table-cell table:formula="of:=MIN(IF([$з.B4]=&quot;+&quot;;10000;[.B3]);IF([$з.B4]=&quot;-&quot;;10000;[.A4]))+[$д.B4]" office:value-type="float" office:value="439" calcext:value-type="float">
            <text:p>439</text:p>
          </table:table-cell>
          <table:table-cell table:style-name="ce52" table:formula="of:=MIN(IF([$з.C4]=&quot;+&quot;;10000;[.C3]);IF([$з.C4]=&quot;-&quot;;10000;[.B4]))+[$д.C4]" office:value-type="float" office:value="499" calcext:value-type="float">
            <text:p>499</text:p>
          </table:table-cell>
          <table:table-cell table:style-name="ce52" table:formula="of:=MIN(IF([$з.D4]=&quot;+&quot;;10000;[.D3]);IF([$з.D4]=&quot;-&quot;;10000;[.C4]))+[$д.D4]" office:value-type="float" office:value="590" calcext:value-type="float">
            <text:p>590</text:p>
          </table:table-cell>
          <table:table-cell table:style-name="ce52" table:formula="of:=MIN(IF([$з.E4]=&quot;+&quot;;10000;[.E3]);IF([$з.E4]=&quot;-&quot;;10000;[.D4]))+[$д.E4]" office:value-type="float" office:value="582" calcext:value-type="float">
            <text:p>582</text:p>
          </table:table-cell>
          <table:table-cell table:style-name="ce52" table:formula="of:=MIN(IF([$з.F4]=&quot;+&quot;;10000;[.F3]);IF([$з.F4]=&quot;-&quot;;10000;[.E4]))+[$д.F4]" office:value-type="float" office:value="620" calcext:value-type="float">
            <text:p>620</text:p>
          </table:table-cell>
          <table:table-cell table:style-name="ce55" table:formula="of:=MIN(IF([$з.G4]=&quot;+&quot;;10000;[.G3]);IF([$з.G4]=&quot;-&quot;;10000;[.F4]))+[$д.G4]" office:value-type="float" office:value="651" calcext:value-type="float">
            <text:p>651</text:p>
          </table:table-cell>
          <table:table-cell table:style-name="ce52" table:formula="of:=MIN(IF([$з.H4]=&quot;+&quot;;10000;[.H3]);IF([$з.H4]=&quot;-&quot;;10000;[.G4]))+[$д.H4]" office:value-type="float" office:value="504" calcext:value-type="float">
            <text:p>504</text:p>
          </table:table-cell>
          <table:table-cell table:style-name="ce52" table:formula="of:=MIN(IF([$з.I4]=&quot;+&quot;;10000;[.I3]);IF([$з.I4]=&quot;-&quot;;10000;[.H4]))+[$д.I4]" office:value-type="float" office:value="503" calcext:value-type="float">
            <text:p>503</text:p>
          </table:table-cell>
          <table:table-cell table:style-name="ce52" table:formula="of:=MIN(IF([$з.J4]=&quot;+&quot;;10000;[.J3]);IF([$з.J4]=&quot;-&quot;;10000;[.I4]))+[$д.J4]" office:value-type="float" office:value="516" calcext:value-type="float">
            <text:p>516</text:p>
          </table:table-cell>
          <table:table-cell table:style-name="ce52" table:formula="of:=MIN(IF([$з.K4]=&quot;+&quot;;10000;[.K3]);IF([$з.K4]=&quot;-&quot;;10000;[.J4]))+[$д.K4]" office:value-type="float" office:value="554" calcext:value-type="float">
            <text:p>554</text:p>
          </table:table-cell>
          <table:table-cell table:style-name="ce55" table:formula="of:=MIN(IF([$з.L4]=&quot;+&quot;;10000;[.L3]);IF([$з.L4]=&quot;-&quot;;10000;[.K4]))+[$д.L4]" office:value-type="float" office:value="586" calcext:value-type="float">
            <text:p>586</text:p>
          </table:table-cell>
          <table:table-cell table:style-name="ce52" table:formula="of:=MIN(IF([$з.M4]=&quot;+&quot;;10000;[.M3]);IF([$з.M4]=&quot;-&quot;;10000;[.L4]))+[$д.M4]" office:value-type="float" office:value="673" calcext:value-type="float">
            <text:p>673</text:p>
          </table:table-cell>
          <table:table-cell table:style-name="ce52" table:formula="of:=MIN(IF([$з.N4]=&quot;+&quot;;10000;[.N3]);IF([$з.N4]=&quot;-&quot;;10000;[.M4]))+[$д.N4]" office:value-type="float" office:value="675" calcext:value-type="float">
            <text:p>675</text:p>
          </table:table-cell>
          <table:table-cell table:style-name="ce52" table:formula="of:=MIN(IF([$з.O4]=&quot;+&quot;;10000;[.O3]);IF([$з.O4]=&quot;-&quot;;10000;[.N4]))+[$д.O4]" office:value-type="float" office:value="710" calcext:value-type="float">
            <text:p>710</text:p>
          </table:table-cell>
          <table:table-cell table:style-name="ce52" table:formula="of:=MIN(IF([$з.P4]=&quot;+&quot;;10000;[.P3]);IF([$з.P4]=&quot;-&quot;;10000;[.O4]))+[$д.P4]" office:value-type="float" office:value="731" calcext:value-type="float">
            <text:p>731</text:p>
          </table:table-cell>
          <table:table-cell table:style-name="ce52" table:formula="of:=MIN(IF([$з.Q4]=&quot;+&quot;;10000;[.Q3]);IF([$з.Q4]=&quot;-&quot;;10000;[.P4]))+[$д.Q4]" office:value-type="float" office:value="816" calcext:value-type="float">
            <text:p>816</text:p>
          </table:table-cell>
          <table:table-cell table:style-name="ce55" table:formula="of:=MIN(IF([$з.R4]=&quot;+&quot;;10000;[.R3]);IF([$з.R4]=&quot;-&quot;;10000;[.Q4]))+[$д.R4]" office:value-type="float" office:value="900" calcext:value-type="float">
            <text:p>900</text:p>
          </table:table-cell>
          <table:table-cell table:style-name="ce62" table:formula="of:=MIN(IF([$з.S4]=&quot;+&quot;;10000;[.S3]);IF([$з.S4]=&quot;-&quot;;10000;[.R4]))+[$д.S4]" office:value-type="float" office:value="1126" calcext:value-type="float">
            <text:p>1126</text:p>
          </table:table-cell>
          <table:table-cell table:style-name="ce65" table:formula="of:=MIN(IF([$з.T4]=&quot;+&quot;;10000;[.T3]);IF([$з.T4]=&quot;-&quot;;10000;[.S4]))+[$д.T4]" office:value-type="float" office:value="1188" calcext:value-type="float">
            <text:p>1188</text:p>
          </table:table-cell>
          <table:table-cell table:style-name="ce48" table:number-columns-repeated="16364"/>
        </table:table-row>
        <table:table-row table:style-name="ro1">
          <table:table-cell table:style-name="ce46" table:formula="of:=[.A4]+[$д.A5]" office:value-type="float" office:value="434" calcext:value-type="float">
            <text:p>434</text:p>
          </table:table-cell>
          <table:table-cell table:formula="of:=MIN(IF([$з.B5]=&quot;+&quot;;10000;[.B4]);IF([$з.B5]=&quot;-&quot;;10000;[.A5]))+[$д.B5]" office:value-type="float" office:value="528" calcext:value-type="float">
            <text:p>528</text:p>
          </table:table-cell>
          <table:table-cell table:style-name="ce52" table:formula="of:=MIN(IF([$з.C5]=&quot;+&quot;;10000;[.C4]);IF([$з.C5]=&quot;-&quot;;10000;[.B5]))+[$д.C5]" office:value-type="float" office:value="574" calcext:value-type="float">
            <text:p>574</text:p>
          </table:table-cell>
          <table:table-cell table:style-name="ce52" table:formula="of:=MIN(IF([$з.D5]=&quot;+&quot;;10000;[.D4]);IF([$з.D5]=&quot;-&quot;;10000;[.C5]))+[$д.D5]" office:value-type="float" office:value="653" calcext:value-type="float">
            <text:p>653</text:p>
          </table:table-cell>
          <table:table-cell table:style-name="ce52" table:formula="of:=MIN(IF([$з.E5]=&quot;+&quot;;10000;[.E4]);IF([$з.E5]=&quot;-&quot;;10000;[.D5]))+[$д.E5]" office:value-type="float" office:value="618" calcext:value-type="float">
            <text:p>618</text:p>
          </table:table-cell>
          <table:table-cell table:style-name="ce52" table:formula="of:=MIN(IF([$з.F5]=&quot;+&quot;;10000;[.F4]);IF([$з.F5]=&quot;-&quot;;10000;[.E5]))+[$д.F5]" office:value-type="float" office:value="655" calcext:value-type="float">
            <text:p>655</text:p>
          </table:table-cell>
          <table:table-cell table:style-name="ce55" table:formula="of:=MIN(IF([$з.G5]=&quot;+&quot;;10000;[.G4]);IF([$з.G5]=&quot;-&quot;;10000;[.F5]))+[$д.G5]" office:value-type="float" office:value="685" calcext:value-type="float">
            <text:p>685</text:p>
          </table:table-cell>
          <table:table-cell table:style-name="ce52" table:formula="of:=MIN(IF([$з.H5]=&quot;+&quot;;10000;[.H4]);IF([$з.H5]=&quot;-&quot;;10000;[.G5]))+[$д.H5]" office:value-type="float" office:value="522" calcext:value-type="float">
            <text:p>522</text:p>
          </table:table-cell>
          <table:table-cell table:style-name="ce52" table:formula="of:=MIN(IF([$з.I5]=&quot;+&quot;;10000;[.I4]);IF([$з.I5]=&quot;-&quot;;10000;[.H5]))+[$д.I5]" office:value-type="float" office:value="510" calcext:value-type="float">
            <text:p>510</text:p>
          </table:table-cell>
          <table:table-cell table:style-name="ce52" table:formula="of:=MIN(IF([$з.J5]=&quot;+&quot;;10000;[.J4]);IF([$з.J5]=&quot;-&quot;;10000;[.I5]))+[$д.J5]" office:value-type="float" office:value="529" calcext:value-type="float">
            <text:p>529</text:p>
          </table:table-cell>
          <table:table-cell table:style-name="ce52" table:formula="of:=MIN(IF([$з.K5]=&quot;+&quot;;10000;[.K4]);IF([$з.K5]=&quot;-&quot;;10000;[.J5]))+[$д.K5]" office:value-type="float" office:value="556" calcext:value-type="float">
            <text:p>556</text:p>
          </table:table-cell>
          <table:table-cell table:style-name="ce55" table:formula="of:=MIN(IF([$з.L5]=&quot;+&quot;;10000;[.L4]);IF([$з.L5]=&quot;-&quot;;10000;[.K5]))+[$д.L5]" office:value-type="float" office:value="589" calcext:value-type="float">
            <text:p>589</text:p>
          </table:table-cell>
          <table:table-cell table:style-name="ce52" table:formula="of:=MIN(IF([$з.M5]=&quot;+&quot;;10000;[.M4]);IF([$з.M5]=&quot;-&quot;;10000;[.L5]))+[$д.M5]" office:value-type="float" office:value="710" calcext:value-type="float">
            <text:p>710</text:p>
          </table:table-cell>
          <table:table-cell table:style-name="ce52" table:formula="of:=MIN(IF([$з.N5]=&quot;+&quot;;10000;[.N4]);IF([$з.N5]=&quot;-&quot;;10000;[.M5]))+[$д.N5]" office:value-type="float" office:value="705" calcext:value-type="float">
            <text:p>705</text:p>
          </table:table-cell>
          <table:table-cell table:style-name="ce52" table:formula="of:=MIN(IF([$з.O5]=&quot;+&quot;;10000;[.O4]);IF([$з.O5]=&quot;-&quot;;10000;[.N5]))+[$д.O5]" office:value-type="float" office:value="748" calcext:value-type="float">
            <text:p>748</text:p>
          </table:table-cell>
          <table:table-cell table:style-name="ce52" table:formula="of:=MIN(IF([$з.P5]=&quot;+&quot;;10000;[.P4]);IF([$з.P5]=&quot;-&quot;;10000;[.O5]))+[$д.P5]" office:value-type="float" office:value="752" calcext:value-type="float">
            <text:p>752</text:p>
          </table:table-cell>
          <table:table-cell table:style-name="ce52" table:formula="of:=MIN(IF([$з.Q5]=&quot;+&quot;;10000;[.Q4]);IF([$з.Q5]=&quot;-&quot;;10000;[.P5]))+[$д.Q5]" office:value-type="float" office:value="824" calcext:value-type="float">
            <text:p>824</text:p>
          </table:table-cell>
          <table:table-cell table:style-name="ce55" table:formula="of:=MIN(IF([$з.R5]=&quot;+&quot;;10000;[.R4]);IF([$з.R5]=&quot;-&quot;;10000;[.Q5]))+[$д.R5]" office:value-type="float" office:value="922" calcext:value-type="float">
            <text:p>922</text:p>
          </table:table-cell>
          <table:table-cell table:style-name="ce62" table:formula="of:=MIN(IF([$з.S5]=&quot;+&quot;;10000;[.S4]);IF([$з.S5]=&quot;-&quot;;10000;[.R5]))+[$д.S5]" office:value-type="float" office:value="1221" calcext:value-type="float">
            <text:p>1221</text:p>
          </table:table-cell>
          <table:table-cell table:style-name="ce65" table:formula="of:=MIN(IF([$з.T5]=&quot;+&quot;;10000;[.T4]);IF([$з.T5]=&quot;-&quot;;10000;[.S5]))+[$д.T5]" office:value-type="float" office:value="1264" calcext:value-type="float">
            <text:p>1264</text:p>
          </table:table-cell>
          <table:table-cell table:style-name="ce48" table:number-columns-repeated="16364"/>
        </table:table-row>
        <table:table-row table:style-name="ro1">
          <table:table-cell table:style-name="ce46" table:formula="of:=[.A5]+[$д.A6]" office:value-type="float" office:value="530" calcext:value-type="float">
            <text:p>530</text:p>
          </table:table-cell>
          <table:table-cell table:formula="of:=MIN(IF([$з.B6]=&quot;+&quot;;10000;[.B5]);IF([$з.B6]=&quot;-&quot;;10000;[.A6]))+[$д.B6]" office:value-type="float" office:value="609" calcext:value-type="float">
            <text:p>609</text:p>
          </table:table-cell>
          <table:table-cell table:style-name="ce52" table:formula="of:=MIN(IF([$з.C6]=&quot;+&quot;;10000;[.C5]);IF([$з.C6]=&quot;-&quot;;10000;[.B6]))+[$д.C6]" office:value-type="float" office:value="659" calcext:value-type="float">
            <text:p>659</text:p>
          </table:table-cell>
          <table:table-cell table:style-name="ce52" table:formula="of:=MIN(IF([$з.D6]=&quot;+&quot;;10000;[.D5]);IF([$з.D6]=&quot;-&quot;;10000;[.C6]))+[$д.D6]" office:value-type="float" office:value="727" calcext:value-type="float">
            <text:p>727</text:p>
          </table:table-cell>
          <table:table-cell table:style-name="ce52" table:formula="of:=MIN(IF([$з.E6]=&quot;+&quot;;10000;[.E5]);IF([$з.E6]=&quot;-&quot;;10000;[.D6]))+[$д.E6]" office:value-type="float" office:value="709" calcext:value-type="float">
            <text:p>709</text:p>
          </table:table-cell>
          <table:table-cell table:style-name="ce52" table:formula="of:=MIN(IF([$з.F6]=&quot;+&quot;;10000;[.F5]);IF([$з.F6]=&quot;-&quot;;10000;[.E6]))+[$д.F6]" office:value-type="float" office:value="748" calcext:value-type="float">
            <text:p>748</text:p>
          </table:table-cell>
          <table:table-cell table:style-name="ce55" table:formula="of:=MIN(IF([$з.G6]=&quot;+&quot;;10000;[.G5]);IF([$з.G6]=&quot;-&quot;;10000;[.F6]))+[$д.G6]" office:value-type="float" office:value="762" calcext:value-type="float">
            <text:p>762</text:p>
          </table:table-cell>
          <table:table-cell table:style-name="ce52" table:formula="of:=MIN(IF([$з.H6]=&quot;+&quot;;10000;[.H5]);IF([$з.H6]=&quot;-&quot;;10000;[.G6]))+[$д.H6]" office:value-type="float" office:value="609" calcext:value-type="float">
            <text:p>609</text:p>
          </table:table-cell>
          <table:table-cell table:style-name="ce52" table:formula="of:=MIN(IF([$з.I6]=&quot;+&quot;;10000;[.I5]);IF([$з.I6]=&quot;-&quot;;10000;[.H6]))+[$д.I6]" office:value-type="float" office:value="580" calcext:value-type="float">
            <text:p>580</text:p>
          </table:table-cell>
          <table:table-cell table:style-name="ce52" table:formula="of:=MIN(IF([$з.J6]=&quot;+&quot;;10000;[.J5]);IF([$з.J6]=&quot;-&quot;;10000;[.I6]))+[$д.J6]" office:value-type="float" office:value="619" calcext:value-type="float">
            <text:p>619</text:p>
          </table:table-cell>
          <table:table-cell table:style-name="ce52" table:formula="of:=MIN(IF([$з.K6]=&quot;+&quot;;10000;[.K5]);IF([$з.K6]=&quot;-&quot;;10000;[.J6]))+[$д.K6]" office:value-type="float" office:value="628" calcext:value-type="float">
            <text:p>628</text:p>
          </table:table-cell>
          <table:table-cell table:style-name="ce55" table:formula="of:=MIN(IF([$з.L6]=&quot;+&quot;;10000;[.L5]);IF([$з.L6]=&quot;-&quot;;10000;[.K6]))+[$д.L6]" office:value-type="float" office:value="688" calcext:value-type="float">
            <text:p>688</text:p>
          </table:table-cell>
          <table:table-cell table:style-name="ce52" table:formula="of:=MIN(IF([$з.M6]=&quot;+&quot;;10000;[.M5]);IF([$з.M6]=&quot;-&quot;;10000;[.L6]))+[$д.M6]" office:value-type="float" office:value="788" calcext:value-type="float">
            <text:p>788</text:p>
          </table:table-cell>
          <table:table-cell table:style-name="ce52" table:formula="of:=MIN(IF([$з.N6]=&quot;+&quot;;10000;[.N5]);IF([$з.N6]=&quot;-&quot;;10000;[.M6]))+[$д.N6]" office:value-type="float" office:value="782" calcext:value-type="float">
            <text:p>782</text:p>
          </table:table-cell>
          <table:table-cell table:style-name="ce52" table:formula="of:=MIN(IF([$з.O6]=&quot;+&quot;;10000;[.O5]);IF([$з.O6]=&quot;-&quot;;10000;[.N6]))+[$д.O6]" office:value-type="float" office:value="837" calcext:value-type="float">
            <text:p>837</text:p>
          </table:table-cell>
          <table:table-cell table:style-name="ce52" table:formula="of:=MIN(IF([$з.P6]=&quot;+&quot;;10000;[.P5]);IF([$з.P6]=&quot;-&quot;;10000;[.O6]))+[$д.P6]" office:value-type="float" office:value="830" calcext:value-type="float">
            <text:p>830</text:p>
          </table:table-cell>
          <table:table-cell table:style-name="ce52" table:formula="of:=MIN(IF([$з.Q6]=&quot;+&quot;;10000;[.Q5]);IF([$з.Q6]=&quot;-&quot;;10000;[.P6]))+[$д.Q6]" office:value-type="float" office:value="906" calcext:value-type="float">
            <text:p>906</text:p>
          </table:table-cell>
          <table:table-cell table:style-name="ce55" table:formula="of:=MIN(IF([$з.R6]=&quot;+&quot;;10000;[.R5]);IF([$з.R6]=&quot;-&quot;;10000;[.Q6]))+[$д.R6]" office:value-type="float" office:value="992" calcext:value-type="float">
            <text:p>992</text:p>
          </table:table-cell>
          <table:table-cell table:style-name="ce62" table:formula="of:=MIN(IF([$з.S6]=&quot;+&quot;;10000;[.S5]);IF([$з.S6]=&quot;-&quot;;10000;[.R6]))+[$д.S6]" office:value-type="float" office:value="1297" calcext:value-type="float">
            <text:p>1297</text:p>
          </table:table-cell>
          <table:table-cell table:style-name="ce65" table:formula="of:=MIN(IF([$з.T6]=&quot;+&quot;;10000;[.T5]);IF([$з.T6]=&quot;-&quot;;10000;[.S6]))+[$д.T6]" office:value-type="float" office:value="1349" calcext:value-type="float">
            <text:p>1349</text:p>
          </table:table-cell>
          <table:table-cell table:style-name="ce48" table:number-columns-repeated="16364"/>
        </table:table-row>
        <table:table-row table:style-name="ro1">
          <table:table-cell table:style-name="ce46" table:formula="of:=[.A6]+[$д.A7]" office:value-type="float" office:value="626" calcext:value-type="float">
            <text:p>626</text:p>
          </table:table-cell>
          <table:table-cell table:formula="of:=MIN(IF([$з.B7]=&quot;+&quot;;10000;[.B6]);IF([$з.B7]=&quot;-&quot;;10000;[.A7]))+[$д.B7]" office:value-type="float" office:value="702" calcext:value-type="float">
            <text:p>702</text:p>
          </table:table-cell>
          <table:table-cell table:style-name="ce52" table:formula="of:=MIN(IF([$з.C7]=&quot;+&quot;;10000;[.C6]);IF([$з.C7]=&quot;-&quot;;10000;[.B7]))+[$д.C7]" office:value-type="float" office:value="737" calcext:value-type="float">
            <text:p>737</text:p>
          </table:table-cell>
          <table:table-cell table:style-name="ce52" table:formula="of:=MIN(IF([$з.D7]=&quot;+&quot;;10000;[.D6]);IF([$з.D7]=&quot;-&quot;;10000;[.C7]))+[$д.D7]" office:value-type="float" office:value="806" calcext:value-type="float">
            <text:p>806</text:p>
          </table:table-cell>
          <table:table-cell table:style-name="ce52" table:formula="of:=MIN(IF([$з.E7]=&quot;+&quot;;10000;[.E6]);IF([$з.E7]=&quot;-&quot;;10000;[.D7]))+[$д.E7]" office:value-type="float" office:value="786" calcext:value-type="float">
            <text:p>786</text:p>
          </table:table-cell>
          <table:table-cell table:style-name="ce52" table:formula="of:=MIN(IF([$з.F7]=&quot;+&quot;;10000;[.F6]);IF([$з.F7]=&quot;-&quot;;10000;[.E7]))+[$д.F7]" office:value-type="float" office:value="845" calcext:value-type="float">
            <text:p>845</text:p>
          </table:table-cell>
          <table:table-cell table:style-name="ce52" table:formula="of:=MIN(IF([$з.G7]=&quot;+&quot;;10000;[.G6]);IF([$з.G7]=&quot;-&quot;;10000;[.F7]))+[$д.G7]" office:value-type="float" office:value="851" calcext:value-type="float">
            <text:p>851</text:p>
          </table:table-cell>
          <table:table-cell table:style-name="ce52" table:formula="of:=MIN(IF([$з.H7]=&quot;+&quot;;10000;[.H6]);IF([$з.H7]=&quot;-&quot;;10000;[.G7]))+[$д.H7]" office:value-type="float" office:value="700" calcext:value-type="float">
            <text:p>700</text:p>
          </table:table-cell>
          <table:table-cell table:style-name="ce52" table:formula="of:=MIN(IF([$з.I7]=&quot;+&quot;;10000;[.I6]);IF([$з.I7]=&quot;-&quot;;10000;[.H7]))+[$д.I7]" office:value-type="float" office:value="652" calcext:value-type="float">
            <text:p>652</text:p>
          </table:table-cell>
          <table:table-cell table:style-name="ce52" table:formula="of:=MIN(IF([$з.J7]=&quot;+&quot;;10000;[.J6]);IF([$з.J7]=&quot;-&quot;;10000;[.I7]))+[$д.J7]" office:value-type="float" office:value="714" calcext:value-type="float">
            <text:p>714</text:p>
          </table:table-cell>
          <table:table-cell table:style-name="ce52" table:formula="of:=MIN(IF([$з.K7]=&quot;+&quot;;10000;[.K6]);IF([$з.K7]=&quot;-&quot;;10000;[.J7]))+[$д.K7]" office:value-type="float" office:value="714" calcext:value-type="float">
            <text:p>714</text:p>
          </table:table-cell>
          <table:table-cell table:style-name="ce55" table:formula="of:=MIN(IF([$з.L7]=&quot;+&quot;;10000;[.L6]);IF([$з.L7]=&quot;-&quot;;10000;[.K7]))+[$д.L7]" office:value-type="float" office:value="767" calcext:value-type="float">
            <text:p>767</text:p>
          </table:table-cell>
          <table:table-cell table:style-name="ce52" table:formula="of:=MIN(IF([$з.M7]=&quot;+&quot;;10000;[.M6]);IF([$з.M7]=&quot;-&quot;;10000;[.L7]))+[$д.M7]" office:value-type="float" office:value="866" calcext:value-type="float">
            <text:p>866</text:p>
          </table:table-cell>
          <table:table-cell table:style-name="ce52" table:formula="of:=MIN(IF([$з.N7]=&quot;+&quot;;10000;[.N6]);IF([$з.N7]=&quot;-&quot;;10000;[.M7]))+[$д.N7]" office:value-type="float" office:value="881" calcext:value-type="float">
            <text:p>881</text:p>
          </table:table-cell>
          <table:table-cell table:style-name="ce52" table:formula="of:=MIN(IF([$з.O7]=&quot;+&quot;;10000;[.O6]);IF([$з.O7]=&quot;-&quot;;10000;[.N7]))+[$д.O7]" office:value-type="float" office:value="918" calcext:value-type="float">
            <text:p>918</text:p>
          </table:table-cell>
          <table:table-cell table:style-name="ce52" table:formula="of:=MIN(IF([$з.P7]=&quot;+&quot;;10000;[.P6]);IF([$з.P7]=&quot;-&quot;;10000;[.O7]))+[$д.P7]" office:value-type="float" office:value="904" calcext:value-type="float">
            <text:p>904</text:p>
          </table:table-cell>
          <table:table-cell table:style-name="ce52" table:formula="of:=MIN(IF([$з.Q7]=&quot;+&quot;;10000;[.Q6]);IF([$з.Q7]=&quot;-&quot;;10000;[.P7]))+[$д.Q7]" office:value-type="float" office:value="993" calcext:value-type="float">
            <text:p>993</text:p>
          </table:table-cell>
          <table:table-cell table:style-name="ce55" table:formula="of:=MIN(IF([$з.R7]=&quot;+&quot;;10000;[.R6]);IF([$з.R7]=&quot;-&quot;;10000;[.Q7]))+[$д.R7]" office:value-type="float" office:value="1074" calcext:value-type="float">
            <text:p>1074</text:p>
          </table:table-cell>
          <table:table-cell table:style-name="ce62" table:formula="of:=MIN(IF([$з.S7]=&quot;+&quot;;10000;[.S6]);IF([$з.S7]=&quot;-&quot;;10000;[.R7]))+[$д.S7]" office:value-type="float" office:value="1384" calcext:value-type="float">
            <text:p>1384</text:p>
          </table:table-cell>
          <table:table-cell table:style-name="ce65" table:formula="of:=MIN(IF([$з.T7]=&quot;+&quot;;10000;[.T6]);IF([$з.T7]=&quot;-&quot;;10000;[.S7]))+[$д.T7]" office:value-type="float" office:value="1447" calcext:value-type="float">
            <text:p>1447</text:p>
          </table:table-cell>
          <table:table-cell table:style-name="ce48" table:number-columns-repeated="16364"/>
        </table:table-row>
        <table:table-row table:style-name="ro1">
          <table:table-cell table:style-name="ce46" table:formula="of:=[.A7]+[$д.A8]" office:value-type="float" office:value="719" calcext:value-type="float">
            <text:p>719</text:p>
          </table:table-cell>
          <table:table-cell table:formula="of:=MIN(IF([$з.B8]=&quot;+&quot;;10000;[.B7]);IF([$з.B8]=&quot;-&quot;;10000;[.A8]))+[$д.B8]" office:value-type="float" office:value="792" calcext:value-type="float">
            <text:p>792</text:p>
          </table:table-cell>
          <table:table-cell table:style-name="ce52" table:formula="of:=MIN(IF([$з.C8]=&quot;+&quot;;10000;[.C7]);IF([$з.C8]=&quot;-&quot;;10000;[.B8]))+[$д.C8]" office:value-type="float" office:value="814" calcext:value-type="float">
            <text:p>814</text:p>
          </table:table-cell>
          <table:table-cell table:style-name="ce52" table:formula="of:=MIN(IF([$з.D8]=&quot;+&quot;;10000;[.D7]);IF([$з.D8]=&quot;-&quot;;10000;[.C8]))+[$д.D8]" office:value-type="float" office:value="898" calcext:value-type="float">
            <text:p>898</text:p>
          </table:table-cell>
          <table:table-cell table:style-name="ce52" table:formula="of:=MIN(IF([$з.E8]=&quot;+&quot;;10000;[.E7]);IF([$з.E8]=&quot;-&quot;;10000;[.D8]))+[$д.E8]" office:value-type="float" office:value="867" calcext:value-type="float">
            <text:p>867</text:p>
          </table:table-cell>
          <table:table-cell table:style-name="ce53" table:formula="of:=MIN(IF([$з.F8]=&quot;+&quot;;10000;[.F7]);IF([$з.F8]=&quot;-&quot;;10000;[.E8]))+[$д.F8]" office:value-type="float" office:value="926" calcext:value-type="float">
            <text:p>926</text:p>
          </table:table-cell>
          <table:table-cell table:style-name="ce53" table:formula="of:=MIN(IF([$з.G8]=&quot;+&quot;;10000;[.G7]);IF([$з.G8]=&quot;-&quot;;10000;[.F8]))+[$д.G8]" office:value-type="float" office:value="935" calcext:value-type="float">
            <text:p>935</text:p>
          </table:table-cell>
          <table:table-cell table:style-name="ce53" table:formula="of:=MIN(IF([$з.H8]=&quot;+&quot;;10000;[.H7]);IF([$з.H8]=&quot;-&quot;;10000;[.G8]))+[$д.H8]" office:value-type="float" office:value="792" calcext:value-type="float">
            <text:p>792</text:p>
          </table:table-cell>
          <table:table-cell table:style-name="ce53" table:formula="of:=MIN(IF([$з.I8]=&quot;+&quot;;10000;[.I7]);IF([$з.I8]=&quot;-&quot;;10000;[.H8]))+[$д.I8]" office:value-type="float" office:value="751" calcext:value-type="float">
            <text:p>751</text:p>
          </table:table-cell>
          <table:table-cell table:style-name="ce53" table:formula="of:=MIN(IF([$з.J8]=&quot;+&quot;;10000;[.J7]);IF([$з.J8]=&quot;-&quot;;10000;[.I8]))+[$д.J8]" office:value-type="float" office:value="811" calcext:value-type="float">
            <text:p>811</text:p>
          </table:table-cell>
          <table:table-cell table:style-name="ce53" table:formula="of:=MIN(IF([$з.K8]=&quot;+&quot;;10000;[.K7]);IF([$з.K8]=&quot;-&quot;;10000;[.J8]))+[$д.K8]" office:value-type="float" office:value="785" calcext:value-type="float">
            <text:p>785</text:p>
          </table:table-cell>
          <table:table-cell table:style-name="ce13" table:formula="of:=MIN(IF([$з.L8]=&quot;+&quot;;10000;[.L7]);IF([$з.L8]=&quot;-&quot;;10000;[.K8]))+[$д.L8]" office:value-type="float" office:value="839" calcext:value-type="float">
            <text:p>839</text:p>
          </table:table-cell>
          <table:table-cell table:style-name="ce52" table:formula="of:=MIN(IF([$з.M8]=&quot;+&quot;;10000;[.M7]);IF([$з.M8]=&quot;-&quot;;10000;[.L8]))+[$д.M8]" office:value-type="float" office:value="965" calcext:value-type="float">
            <text:p>965</text:p>
          </table:table-cell>
          <table:table-cell table:style-name="ce52" table:formula="of:=MIN(IF([$з.N8]=&quot;+&quot;;10000;[.N7]);IF([$з.N8]=&quot;-&quot;;10000;[.M8]))+[$д.N8]" office:value-type="float" office:value="951" calcext:value-type="float">
            <text:p>951</text:p>
          </table:table-cell>
          <table:table-cell table:style-name="ce52" table:formula="of:=MIN(IF([$з.O8]=&quot;+&quot;;10000;[.O7]);IF([$з.O8]=&quot;-&quot;;10000;[.N8]))+[$д.O8]" office:value-type="float" office:value="1015" calcext:value-type="float">
            <text:p>1015</text:p>
          </table:table-cell>
          <table:table-cell table:style-name="ce52" table:formula="of:=MIN(IF([$з.P8]=&quot;+&quot;;10000;[.P7]);IF([$з.P8]=&quot;-&quot;;10000;[.O8]))+[$д.P8]" office:value-type="float" office:value="983" calcext:value-type="float">
            <text:p>983</text:p>
          </table:table-cell>
          <table:table-cell table:style-name="ce52" table:formula="of:=MIN(IF([$з.Q8]=&quot;+&quot;;10000;[.Q7]);IF([$з.Q8]=&quot;-&quot;;10000;[.P8]))+[$д.Q8]" office:value-type="float" office:value="1002" calcext:value-type="float">
            <text:p>1002</text:p>
          </table:table-cell>
          <table:table-cell table:style-name="ce55" table:formula="of:=MIN(IF([$з.R8]=&quot;+&quot;;10000;[.R7]);IF([$з.R8]=&quot;-&quot;;10000;[.Q8]))+[$д.R8]" office:value-type="float" office:value="1011" calcext:value-type="float">
            <text:p>1011</text:p>
          </table:table-cell>
          <table:table-cell table:style-name="ce62" table:formula="of:=MIN(IF([$з.S8]=&quot;+&quot;;10000;[.S7]);IF([$з.S8]=&quot;-&quot;;10000;[.R8]))+[$д.S8]" office:value-type="float" office:value="1393" calcext:value-type="float">
            <text:p>1393</text:p>
          </table:table-cell>
          <table:table-cell table:style-name="ce65" table:formula="of:=MIN(IF([$з.T8]=&quot;+&quot;;10000;[.T7]);IF([$з.T8]=&quot;-&quot;;10000;[.S8]))+[$д.T8]" office:value-type="float" office:value="1418" calcext:value-type="float">
            <text:p>1418</text:p>
          </table:table-cell>
          <table:table-cell table:style-name="ce48" table:number-columns-repeated="16364"/>
        </table:table-row>
        <table:table-row table:style-name="ro1">
          <table:table-cell table:style-name="ce46" table:formula="of:=[.A8]+[$д.A9]" office:value-type="float" office:value="796" calcext:value-type="float">
            <text:p>796</text:p>
          </table:table-cell>
          <table:table-cell table:formula="of:=MIN(IF([$з.B9]=&quot;+&quot;;10000;[.B8]);IF([$з.B9]=&quot;-&quot;;10000;[.A9]))+[$д.B9]" office:value-type="float" office:value="887" calcext:value-type="float">
            <text:p>887</text:p>
          </table:table-cell>
          <table:table-cell table:style-name="ce52" table:formula="of:=MIN(IF([$з.C9]=&quot;+&quot;;10000;[.C8]);IF([$з.C9]=&quot;-&quot;;10000;[.B9]))+[$д.C9]" office:value-type="float" office:value="901" calcext:value-type="float">
            <text:p>901</text:p>
          </table:table-cell>
          <table:table-cell table:style-name="ce52" table:formula="of:=MIN(IF([$з.D9]=&quot;+&quot;;10000;[.D8]);IF([$з.D9]=&quot;-&quot;;10000;[.C9]))+[$д.D9]" office:value-type="float" office:value="976" calcext:value-type="float">
            <text:p>976</text:p>
          </table:table-cell>
          <table:table-cell table:style-name="ce52" table:formula="of:=MIN(IF([$з.E9]=&quot;+&quot;;10000;[.E8]);IF([$з.E9]=&quot;-&quot;;10000;[.D9]))+[$д.E9]" office:value-type="float" office:value="938" calcext:value-type="float">
            <text:p>938</text:p>
          </table:table-cell>
          <table:table-cell table:style-name="ce52" table:formula="of:=MIN(IF([$з.F9]=&quot;+&quot;;10000;[.F8]);IF([$з.F9]=&quot;-&quot;;10000;[.E9]))+[$д.F9]" office:value-type="float" office:value="1008" calcext:value-type="float">
            <text:p>1008</text:p>
          </table:table-cell>
          <table:table-cell table:style-name="ce52" table:formula="of:=MIN(IF([$з.G9]=&quot;+&quot;;10000;[.G8]);IF([$з.G9]=&quot;-&quot;;10000;[.F9]))+[$д.G9]" office:value-type="float" office:value="1091" calcext:value-type="float">
            <text:p>1091</text:p>
          </table:table-cell>
          <table:table-cell table:style-name="ce52" table:formula="of:=MIN(IF([$з.H9]=&quot;+&quot;;10000;[.H8]);IF([$з.H9]=&quot;-&quot;;10000;[.G9]))+[$д.H9]" office:value-type="float" office:value="1190" calcext:value-type="float">
            <text:p>1190</text:p>
          </table:table-cell>
          <table:table-cell table:style-name="ce52" table:formula="of:=MIN(IF([$з.I9]=&quot;+&quot;;10000;[.I8]);IF([$з.I9]=&quot;-&quot;;10000;[.H9]))+[$д.I9]" office:value-type="float" office:value="1261" calcext:value-type="float">
            <text:p>1261</text:p>
          </table:table-cell>
          <table:table-cell table:style-name="ce52" table:formula="of:=MIN(IF([$з.J9]=&quot;+&quot;;10000;[.J8]);IF([$з.J9]=&quot;-&quot;;10000;[.I9]))+[$д.J9]" office:value-type="float" office:value="1336" calcext:value-type="float">
            <text:p>1336</text:p>
          </table:table-cell>
          <table:table-cell table:style-name="ce52" table:formula="of:=MIN(IF([$з.K9]=&quot;+&quot;;10000;[.K8]);IF([$з.K9]=&quot;-&quot;;10000;[.J9]))+[$д.K9]" office:value-type="float" office:value="1410" calcext:value-type="float">
            <text:p>1410</text:p>
          </table:table-cell>
          <table:table-cell table:style-name="ce52" table:formula="of:=MIN(IF([$з.L9]=&quot;+&quot;;10000;[.L8]);IF([$з.L9]=&quot;-&quot;;10000;[.K9]))+[$д.L9]" office:value-type="float" office:value="1502" calcext:value-type="float">
            <text:p>1502</text:p>
          </table:table-cell>
          <table:table-cell table:style-name="ce52" table:formula="of:=MIN(IF([$з.M9]=&quot;+&quot;;10000;[.M8]);IF([$з.M9]=&quot;-&quot;;10000;[.L9]))+[$д.M9]" office:value-type="float" office:value="1041" calcext:value-type="float">
            <text:p>1041</text:p>
          </table:table-cell>
          <table:table-cell table:style-name="ce52" table:formula="of:=MIN(IF([$з.N9]=&quot;+&quot;;10000;[.N8]);IF([$з.N9]=&quot;-&quot;;10000;[.M9]))+[$д.N9]" office:value-type="float" office:value="1022" calcext:value-type="float">
            <text:p>1022</text:p>
          </table:table-cell>
          <table:table-cell table:style-name="ce52" table:formula="of:=MIN(IF([$з.O9]=&quot;+&quot;;10000;[.O8]);IF([$з.O9]=&quot;-&quot;;10000;[.N9]))+[$д.O9]" office:value-type="float" office:value="1109" calcext:value-type="float">
            <text:p>1109</text:p>
          </table:table-cell>
          <table:table-cell table:style-name="ce52" table:formula="of:=MIN(IF([$з.P9]=&quot;+&quot;;10000;[.P8]);IF([$з.P9]=&quot;-&quot;;10000;[.O9]))+[$д.P9]" office:value-type="float" office:value="1068" calcext:value-type="float">
            <text:p>1068</text:p>
          </table:table-cell>
          <table:table-cell table:style-name="ce52" table:formula="of:=MIN(IF([$з.Q9]=&quot;+&quot;;10000;[.Q8]);IF([$з.Q9]=&quot;-&quot;;10000;[.P9]))+[$д.Q9]" office:value-type="float" office:value="1021" calcext:value-type="float">
            <text:p>1021</text:p>
          </table:table-cell>
          <table:table-cell table:style-name="ce55" table:formula="of:=MIN(IF([$з.R9]=&quot;+&quot;;10000;[.R8]);IF([$з.R9]=&quot;-&quot;;10000;[.Q9]))+[$д.R9]" office:value-type="float" office:value="1027" calcext:value-type="float">
            <text:p>1027</text:p>
          </table:table-cell>
          <table:table-cell table:style-name="ce62" table:formula="of:=MIN(IF([$з.S9]=&quot;+&quot;;10000;[.S8]);IF([$з.S9]=&quot;-&quot;;10000;[.R9]))+[$д.S9]" office:value-type="float" office:value="1399" calcext:value-type="float">
            <text:p>1399</text:p>
          </table:table-cell>
          <table:table-cell table:style-name="ce65" table:formula="of:=MIN(IF([$з.T9]=&quot;+&quot;;10000;[.T8]);IF([$з.T9]=&quot;-&quot;;10000;[.S9]))+[$д.T9]" office:value-type="float" office:value="1429" calcext:value-type="float">
            <text:p>1429</text:p>
          </table:table-cell>
          <table:table-cell table:style-name="ce48" table:number-columns-repeated="16364"/>
        </table:table-row>
        <table:table-row table:style-name="ro1">
          <table:table-cell table:style-name="ce46" table:formula="of:=[.A9]+[$д.A10]" office:value-type="float" office:value="876" calcext:value-type="float">
            <text:p>876</text:p>
          </table:table-cell>
          <table:table-cell table:formula="of:=MIN(IF([$з.B10]=&quot;+&quot;;10000;[.B9]);IF([$з.B10]=&quot;-&quot;;10000;[.A10]))+[$д.B10]" office:value-type="float" office:value="950" calcext:value-type="float">
            <text:p>950</text:p>
          </table:table-cell>
          <table:table-cell table:style-name="ce52" table:formula="of:=MIN(IF([$з.C10]=&quot;+&quot;;10000;[.C9]);IF([$з.C10]=&quot;-&quot;;10000;[.B10]))+[$д.C10]" office:value-type="float" office:value="975" calcext:value-type="float">
            <text:p>975</text:p>
          </table:table-cell>
          <table:table-cell table:style-name="ce52" table:formula="of:=MIN(IF([$з.D10]=&quot;+&quot;;10000;[.D9]);IF([$з.D10]=&quot;-&quot;;10000;[.C10]))+[$д.D10]" office:value-type="float" office:value="1049" calcext:value-type="float">
            <text:p>1049</text:p>
          </table:table-cell>
          <table:table-cell table:style-name="ce52" table:formula="of:=MIN(IF([$з.E10]=&quot;+&quot;;10000;[.E9]);IF([$з.E10]=&quot;-&quot;;10000;[.D10]))+[$д.E10]" office:value-type="float" office:value="1020" calcext:value-type="float">
            <text:p>1020</text:p>
          </table:table-cell>
          <table:table-cell table:style-name="ce52" table:formula="of:=MIN(IF([$з.F10]=&quot;+&quot;;10000;[.F9]);IF([$з.F10]=&quot;-&quot;;10000;[.E10]))+[$д.F10]" office:value-type="float" office:value="1091" calcext:value-type="float">
            <text:p>1091</text:p>
          </table:table-cell>
          <table:table-cell table:style-name="ce52" table:formula="of:=MIN(IF([$з.G10]=&quot;+&quot;;10000;[.G9]);IF([$з.G10]=&quot;-&quot;;10000;[.F10]))+[$д.G10]" office:value-type="float" office:value="1185" calcext:value-type="float">
            <text:p>1185</text:p>
          </table:table-cell>
          <table:table-cell table:style-name="ce52" table:formula="of:=MIN(IF([$з.H10]=&quot;+&quot;;10000;[.H9]);IF([$з.H10]=&quot;-&quot;;10000;[.G10]))+[$д.H10]" office:value-type="float" office:value="1262" calcext:value-type="float">
            <text:p>1262</text:p>
          </table:table-cell>
          <table:table-cell table:style-name="ce52" table:formula="of:=MIN(IF([$з.I10]=&quot;+&quot;;10000;[.I9]);IF([$з.I10]=&quot;-&quot;;10000;[.H10]))+[$д.I10]" office:value-type="float" office:value="1350" calcext:value-type="float">
            <text:p>1350</text:p>
          </table:table-cell>
          <table:table-cell table:style-name="ce52" table:formula="of:=MIN(IF([$з.J10]=&quot;+&quot;;10000;[.J9]);IF([$з.J10]=&quot;-&quot;;10000;[.I10]))+[$д.J10]" office:value-type="float" office:value="1433" calcext:value-type="float">
            <text:p>1433</text:p>
          </table:table-cell>
          <table:table-cell table:style-name="ce52" table:formula="of:=MIN(IF([$з.K10]=&quot;+&quot;;10000;[.K9]);IF([$з.K10]=&quot;-&quot;;10000;[.J10]))+[$д.K10]" office:value-type="float" office:value="1507" calcext:value-type="float">
            <text:p>1507</text:p>
          </table:table-cell>
          <table:table-cell table:style-name="ce52" table:formula="of:=MIN(IF([$з.L10]=&quot;+&quot;;10000;[.L9]);IF([$з.L10]=&quot;-&quot;;10000;[.K10]))+[$д.L10]" office:value-type="float" office:value="1594" calcext:value-type="float">
            <text:p>1594</text:p>
          </table:table-cell>
          <table:table-cell table:style-name="ce52" table:formula="of:=MIN(IF([$з.M10]=&quot;+&quot;;10000;[.M9]);IF([$з.M10]=&quot;-&quot;;10000;[.L10]))+[$д.M10]" office:value-type="float" office:value="1124" calcext:value-type="float">
            <text:p>1124</text:p>
          </table:table-cell>
          <table:table-cell table:style-name="ce53" table:formula="of:=MIN(IF([$з.N10]=&quot;+&quot;;10000;[.N9]);IF([$з.N10]=&quot;-&quot;;10000;[.M10]))+[$д.N10]" office:value-type="float" office:value="1112" calcext:value-type="float">
            <text:p>1112</text:p>
          </table:table-cell>
          <table:table-cell table:style-name="ce53" table:formula="of:=MIN(IF([$з.O10]=&quot;+&quot;;10000;[.O9]);IF([$з.O10]=&quot;-&quot;;10000;[.N10]))+[$д.O10]" office:value-type="float" office:value="1203" calcext:value-type="float">
            <text:p>1203</text:p>
          </table:table-cell>
          <table:table-cell table:style-name="ce53" table:formula="of:=MIN(IF([$з.P10]=&quot;+&quot;;10000;[.P9]);IF([$з.P10]=&quot;-&quot;;10000;[.O10]))+[$д.P10]" office:value-type="float" office:value="1158" calcext:value-type="float">
            <text:p>1158</text:p>
          </table:table-cell>
          <table:table-cell table:style-name="ce53" table:formula="of:=MIN(IF([$з.Q10]=&quot;+&quot;;10000;[.Q9]);IF([$з.Q10]=&quot;-&quot;;10000;[.P10]))+[$д.Q10]" office:value-type="float" office:value="1043" calcext:value-type="float">
            <text:p>1043</text:p>
          </table:table-cell>
          <table:table-cell table:style-name="ce13" table:formula="of:=MIN(IF([$з.R10]=&quot;+&quot;;10000;[.R9]);IF([$з.R10]=&quot;-&quot;;10000;[.Q10]))+[$д.R10]" office:value-type="float" office:value="1057" calcext:value-type="float">
            <text:p>1057</text:p>
          </table:table-cell>
          <table:table-cell table:style-name="ce62" table:formula="of:=MIN(IF([$з.S10]=&quot;+&quot;;10000;[.S9]);IF([$з.S10]=&quot;-&quot;;10000;[.R10]))+[$д.S10]" office:value-type="float" office:value="1433" calcext:value-type="float">
            <text:p>1433</text:p>
          </table:table-cell>
          <table:table-cell table:style-name="ce65" table:formula="of:=MIN(IF([$з.T10]=&quot;+&quot;;10000;[.T9]);IF([$з.T10]=&quot;-&quot;;10000;[.S10]))+[$д.T10]" office:value-type="float" office:value="1446" calcext:value-type="float">
            <text:p>1446</text:p>
          </table:table-cell>
          <table:table-cell table:style-name="ce48" table:number-columns-repeated="16364"/>
        </table:table-row>
        <table:table-row table:style-name="ro1">
          <table:table-cell table:style-name="ce46" table:formula="of:=[.A10]+[$д.A11]" office:value-type="float" office:value="958" calcext:value-type="float">
            <text:p>958</text:p>
          </table:table-cell>
          <table:table-cell table:formula="of:=MIN(IF([$з.B11]=&quot;+&quot;;10000;[.B10]);IF([$з.B11]=&quot;-&quot;;10000;[.A11]))+[$д.B11]" office:value-type="float" office:value="1048" calcext:value-type="float">
            <text:p>1048</text:p>
          </table:table-cell>
          <table:table-cell table:style-name="ce52" table:formula="of:=MIN(IF([$з.C11]=&quot;+&quot;;10000;[.C10]);IF([$з.C11]=&quot;-&quot;;10000;[.B11]))+[$д.C11]" office:value-type="float" office:value="1064" calcext:value-type="float">
            <text:p>1064</text:p>
          </table:table-cell>
          <table:table-cell table:style-name="ce52" table:formula="of:=MIN(IF([$з.D11]=&quot;+&quot;;10000;[.D10]);IF([$з.D11]=&quot;-&quot;;10000;[.C11]))+[$д.D11]" office:value-type="float" office:value="1129" calcext:value-type="float">
            <text:p>1129</text:p>
          </table:table-cell>
          <table:table-cell table:style-name="ce52" table:formula="of:=MIN(IF([$з.E11]=&quot;+&quot;;10000;[.E10]);IF([$з.E11]=&quot;-&quot;;10000;[.D11]))+[$д.E11]" office:value-type="float" office:value="1119" calcext:value-type="float">
            <text:p>1119</text:p>
          </table:table-cell>
          <table:table-cell table:style-name="ce52" table:formula="of:=MIN(IF([$з.F11]=&quot;+&quot;;10000;[.F10]);IF([$з.F11]=&quot;-&quot;;10000;[.E11]))+[$д.F11]" office:value-type="float" office:value="1168" calcext:value-type="float">
            <text:p>1168</text:p>
          </table:table-cell>
          <table:table-cell table:style-name="ce51" table:formula="of:=MIN(IF([$з.G11]=&quot;+&quot;;10000;[.G10]);IF([$з.G11]=&quot;-&quot;;10000;[.F11]))+[$д.G11]" office:value-type="float" office:value="1254" calcext:value-type="float">
            <text:p>1254</text:p>
          </table:table-cell>
          <table:table-cell table:style-name="ce51" table:formula="of:=MIN(IF([$з.H11]=&quot;+&quot;;10000;[.H10]);IF([$з.H11]=&quot;-&quot;;10000;[.G11]))+[$д.H11]" office:value-type="float" office:value="1326" calcext:value-type="float">
            <text:p>1326</text:p>
          </table:table-cell>
          <table:table-cell table:style-name="ce51" table:formula="of:=MIN(IF([$з.I11]=&quot;+&quot;;10000;[.I10]);IF([$з.I11]=&quot;-&quot;;10000;[.H11]))+[$д.I11]" office:value-type="float" office:value="1420" calcext:value-type="float">
            <text:p>1420</text:p>
          </table:table-cell>
          <table:table-cell table:style-name="ce54" table:formula="of:=MIN(IF([$з.J11]=&quot;+&quot;;10000;[.J10]);IF([$з.J11]=&quot;-&quot;;10000;[.I11]))+[$д.J11]" office:value-type="float" office:value="1501" calcext:value-type="float">
            <text:p>1501</text:p>
          </table:table-cell>
          <table:table-cell table:style-name="ce52" table:formula="of:=MIN(IF([$з.K11]=&quot;+&quot;;10000;[.K10]);IF([$з.K11]=&quot;-&quot;;10000;[.J11]))+[$д.K11]" office:value-type="float" office:value="1577" calcext:value-type="float">
            <text:p>1577</text:p>
          </table:table-cell>
          <table:table-cell table:style-name="ce52" table:formula="of:=MIN(IF([$з.L11]=&quot;+&quot;;10000;[.L10]);IF([$з.L11]=&quot;-&quot;;10000;[.K11]))+[$д.L11]" office:value-type="float" office:value="1663" calcext:value-type="float">
            <text:p>1663</text:p>
          </table:table-cell>
          <table:table-cell table:style-name="ce52" table:formula="of:=MIN(IF([$з.M11]=&quot;+&quot;;10000;[.M10]);IF([$з.M11]=&quot;-&quot;;10000;[.L11]))+[$д.M11]" office:value-type="float" office:value="1198" calcext:value-type="float">
            <text:p>1198</text:p>
          </table:table-cell>
          <table:table-cell table:style-name="ce52" table:formula="of:=MIN(IF([$з.N11]=&quot;+&quot;;10000;[.N10]);IF([$з.N11]=&quot;-&quot;;10000;[.M11]))+[$д.N11]" office:value-type="float" office:value="1284" calcext:value-type="float">
            <text:p>1284</text:p>
          </table:table-cell>
          <table:table-cell table:style-name="ce52" table:formula="of:=MIN(IF([$з.O11]=&quot;+&quot;;10000;[.O10]);IF([$з.O11]=&quot;-&quot;;10000;[.N11]))+[$д.O11]" office:value-type="float" office:value="1354" calcext:value-type="float">
            <text:p>1354</text:p>
          </table:table-cell>
          <table:table-cell table:style-name="ce52" table:formula="of:=MIN(IF([$з.P11]=&quot;+&quot;;10000;[.P10]);IF([$з.P11]=&quot;-&quot;;10000;[.O11]))+[$д.P11]" office:value-type="float" office:value="1447" calcext:value-type="float">
            <text:p>1447</text:p>
          </table:table-cell>
          <table:table-cell table:style-name="ce52" table:formula="of:=MIN(IF([$з.Q11]=&quot;+&quot;;10000;[.Q10]);IF([$з.Q11]=&quot;-&quot;;10000;[.P11]))+[$д.Q11]" office:value-type="float" office:value="1462" calcext:value-type="float">
            <text:p>1462</text:p>
          </table:table-cell>
          <table:table-cell table:style-name="ce52" table:formula="of:=MIN(IF([$з.R11]=&quot;+&quot;;10000;[.R10]);IF([$з.R11]=&quot;-&quot;;10000;[.Q11]))+[$д.R11]" office:value-type="float" office:value="1480" calcext:value-type="float">
            <text:p>1480</text:p>
          </table:table-cell>
          <table:table-cell table:style-name="ce52" table:formula="of:=MIN(IF([$з.S11]=&quot;+&quot;;10000;[.S10]);IF([$з.S11]=&quot;-&quot;;10000;[.R11]))+[$д.S11]" office:value-type="float" office:value="1452" calcext:value-type="float">
            <text:p>1452</text:p>
          </table:table-cell>
          <table:table-cell table:style-name="ce65" table:formula="of:=MIN(IF([$з.T11]=&quot;+&quot;;10000;[.T10]);IF([$з.T11]=&quot;-&quot;;10000;[.S11]))+[$д.T11]" office:value-type="float" office:value="1455" calcext:value-type="float">
            <text:p>1455</text:p>
          </table:table-cell>
          <table:table-cell table:style-name="ce48" table:number-columns-repeated="16364"/>
        </table:table-row>
        <table:table-row table:style-name="ro1">
          <table:table-cell table:style-name="ce46" table:formula="of:=[.A11]+[$д.A12]" office:value-type="float" office:value="1020" calcext:value-type="float">
            <text:p>1020</text:p>
          </table:table-cell>
          <table:table-cell table:formula="of:=MIN(IF([$з.B12]=&quot;+&quot;;10000;[.B11]);IF([$з.B12]=&quot;-&quot;;10000;[.A12]))+[$д.B12]" office:value-type="float" office:value="1042" calcext:value-type="float">
            <text:p>1042</text:p>
          </table:table-cell>
          <table:table-cell table:style-name="ce52" table:formula="of:=MIN(IF([$з.C12]=&quot;+&quot;;10000;[.C11]);IF([$з.C12]=&quot;-&quot;;10000;[.B12]))+[$д.C12]" office:value-type="float" office:value="1103" calcext:value-type="float">
            <text:p>1103</text:p>
          </table:table-cell>
          <table:table-cell table:style-name="ce52" table:formula="of:=MIN(IF([$з.D12]=&quot;+&quot;;10000;[.D11]);IF([$з.D12]=&quot;-&quot;;10000;[.C12]))+[$д.D12]" office:value-type="float" office:value="1168" calcext:value-type="float">
            <text:p>1168</text:p>
          </table:table-cell>
          <table:table-cell table:style-name="ce52" table:formula="of:=MIN(IF([$з.E12]=&quot;+&quot;;10000;[.E11]);IF([$з.E12]=&quot;-&quot;;10000;[.D12]))+[$д.E12]" office:value-type="float" office:value="1178" calcext:value-type="float">
            <text:p>1178</text:p>
          </table:table-cell>
          <table:table-cell table:style-name="ce52" table:formula="of:=MIN(IF([$з.F12]=&quot;+&quot;;10000;[.F11]);IF([$з.F12]=&quot;-&quot;;10000;[.E12]))+[$д.F12]" office:value-type="float" office:value="1230" calcext:value-type="float">
            <text:p>1230</text:p>
          </table:table-cell>
          <table:table-cell table:style-name="ce52" table:formula="of:=MIN(IF([$з.G12]=&quot;+&quot;;10000;[.G11]);IF([$з.G12]=&quot;-&quot;;10000;[.F12]))+[$д.G12]" office:value-type="float" office:value="1308" calcext:value-type="float">
            <text:p>1308</text:p>
          </table:table-cell>
          <table:table-cell table:style-name="ce52" table:formula="of:=MIN(IF([$з.H12]=&quot;+&quot;;10000;[.H11]);IF([$з.H12]=&quot;-&quot;;10000;[.G12]))+[$д.H12]" office:value-type="float" office:value="1352" calcext:value-type="float">
            <text:p>1352</text:p>
          </table:table-cell>
          <table:table-cell table:style-name="ce52" table:formula="of:=MIN(IF([$з.I12]=&quot;+&quot;;10000;[.I11]);IF([$з.I12]=&quot;-&quot;;10000;[.H12]))+[$д.I12]" office:value-type="float" office:value="1377" calcext:value-type="float">
            <text:p>1377</text:p>
          </table:table-cell>
          <table:table-cell table:style-name="ce55" table:formula="of:=MIN(IF([$з.J12]=&quot;+&quot;;10000;[.J11]);IF([$з.J12]=&quot;-&quot;;10000;[.I12]))+[$д.J12]" office:value-type="float" office:value="1453" calcext:value-type="float">
            <text:p>1453</text:p>
          </table:table-cell>
          <table:table-cell table:style-name="ce52" table:formula="of:=MIN(IF([$з.K12]=&quot;+&quot;;10000;[.K11]);IF([$з.K12]=&quot;-&quot;;10000;[.J12]))+[$д.K12]" office:value-type="float" office:value="1599" calcext:value-type="float">
            <text:p>1599</text:p>
          </table:table-cell>
          <table:table-cell table:style-name="ce52" table:formula="of:=MIN(IF([$з.L12]=&quot;+&quot;;10000;[.L11]);IF([$з.L12]=&quot;-&quot;;10000;[.K12]))+[$д.L12]" office:value-type="float" office:value="1690" calcext:value-type="float">
            <text:p>1690</text:p>
          </table:table-cell>
          <table:table-cell table:style-name="ce52" table:formula="of:=MIN(IF([$з.M12]=&quot;+&quot;;10000;[.M11]);IF([$з.M12]=&quot;-&quot;;10000;[.L12]))+[$д.M12]" office:value-type="float" office:value="1284" calcext:value-type="float">
            <text:p>1284</text:p>
          </table:table-cell>
          <table:table-cell table:style-name="ce52" table:formula="of:=MIN(IF([$з.N12]=&quot;+&quot;;10000;[.N11]);IF([$з.N12]=&quot;-&quot;;10000;[.M12]))+[$д.N12]" office:value-type="float" office:value="1314" calcext:value-type="float">
            <text:p>1314</text:p>
          </table:table-cell>
          <table:table-cell table:style-name="ce52" table:formula="of:=MIN(IF([$з.O12]=&quot;+&quot;;10000;[.O11]);IF([$з.O12]=&quot;-&quot;;10000;[.N12]))+[$д.O12]" office:value-type="float" office:value="1366" calcext:value-type="float">
            <text:p>1366</text:p>
          </table:table-cell>
          <table:table-cell table:style-name="ce52" table:formula="of:=MIN(IF([$з.P12]=&quot;+&quot;;10000;[.P11]);IF([$з.P12]=&quot;-&quot;;10000;[.O12]))+[$д.P12]" office:value-type="float" office:value="1426" calcext:value-type="float">
            <text:p>1426</text:p>
          </table:table-cell>
          <table:table-cell table:style-name="ce52" table:formula="of:=MIN(IF([$з.Q12]=&quot;+&quot;;10000;[.Q11]);IF([$з.Q12]=&quot;-&quot;;10000;[.P12]))+[$д.Q12]" office:value-type="float" office:value="1443" calcext:value-type="float">
            <text:p>1443</text:p>
          </table:table-cell>
          <table:table-cell table:style-name="ce52" table:formula="of:=MIN(IF([$з.R12]=&quot;+&quot;;10000;[.R11]);IF([$з.R12]=&quot;-&quot;;10000;[.Q12]))+[$д.R12]" office:value-type="float" office:value="1463" calcext:value-type="float">
            <text:p>1463</text:p>
          </table:table-cell>
          <table:table-cell table:style-name="ce52" table:formula="of:=MIN(IF([$з.S12]=&quot;+&quot;;10000;[.S11]);IF([$з.S12]=&quot;-&quot;;10000;[.R12]))+[$д.S12]" office:value-type="float" office:value="1459" calcext:value-type="float">
            <text:p>1459</text:p>
          </table:table-cell>
          <table:table-cell table:style-name="ce65" table:formula="of:=MIN(IF([$з.T12]=&quot;+&quot;;10000;[.T11]);IF([$з.T12]=&quot;-&quot;;10000;[.S12]))+[$д.T12]" office:value-type="float" office:value="1476" calcext:value-type="float">
            <text:p>1476</text:p>
          </table:table-cell>
          <table:table-cell table:style-name="ce48" table:number-columns-repeated="16364"/>
        </table:table-row>
        <table:table-row table:style-name="ro1">
          <table:table-cell table:style-name="ce46" table:formula="of:=[.A12]+[$д.A13]" office:value-type="float" office:value="1089" calcext:value-type="float">
            <text:p>1089</text:p>
          </table:table-cell>
          <table:table-cell table:formula="of:=MIN(IF([$з.B13]=&quot;+&quot;;10000;[.B12]);IF([$з.B13]=&quot;-&quot;;10000;[.A13]))+[$д.B13]" office:value-type="float" office:value="1066" calcext:value-type="float">
            <text:p>1066</text:p>
          </table:table-cell>
          <table:table-cell table:style-name="ce51" table:formula="of:=MIN(IF([$з.C13]=&quot;+&quot;;10000;[.C12]);IF([$з.C13]=&quot;-&quot;;10000;[.B13]))+[$д.C13]" office:value-type="float" office:value="1086" calcext:value-type="float">
            <text:p>1086</text:p>
          </table:table-cell>
          <table:table-cell table:style-name="ce51" table:formula="of:=MIN(IF([$з.D13]=&quot;+&quot;;10000;[.D12]);IF([$з.D13]=&quot;-&quot;;10000;[.C13]))+[$д.D13]" office:value-type="float" office:value="1169" calcext:value-type="float">
            <text:p>1169</text:p>
          </table:table-cell>
          <table:table-cell table:style-name="ce51" table:formula="of:=MIN(IF([$з.E13]=&quot;+&quot;;10000;[.E12]);IF([$з.E13]=&quot;-&quot;;10000;[.D13]))+[$д.E13]" office:value-type="float" office:value="1258" calcext:value-type="float">
            <text:p>1258</text:p>
          </table:table-cell>
          <table:table-cell table:style-name="ce54" table:formula="of:=MIN(IF([$з.F13]=&quot;+&quot;;10000;[.F12]);IF([$з.F13]=&quot;-&quot;;10000;[.E13]))+[$д.F13]" office:value-type="float" office:value="1295" calcext:value-type="float">
            <text:p>1295</text:p>
          </table:table-cell>
          <table:table-cell table:style-name="ce52" table:formula="of:=MIN(IF([$з.G13]=&quot;+&quot;;10000;[.G12]);IF([$з.G13]=&quot;-&quot;;10000;[.F13]))+[$д.G13]" office:value-type="float" office:value="1329" calcext:value-type="float">
            <text:p>1329</text:p>
          </table:table-cell>
          <table:table-cell table:style-name="ce52" table:formula="of:=MIN(IF([$з.H13]=&quot;+&quot;;10000;[.H12]);IF([$з.H13]=&quot;-&quot;;10000;[.G13]))+[$д.H13]" office:value-type="float" office:value="1356" calcext:value-type="float">
            <text:p>1356</text:p>
          </table:table-cell>
          <table:table-cell table:style-name="ce52" table:formula="of:=MIN(IF([$з.I13]=&quot;+&quot;;10000;[.I12]);IF([$з.I13]=&quot;-&quot;;10000;[.H13]))+[$д.I13]" office:value-type="float" office:value="1438" calcext:value-type="float">
            <text:p>1438</text:p>
          </table:table-cell>
          <table:table-cell table:style-name="ce55" table:formula="of:=MIN(IF([$з.J13]=&quot;+&quot;;10000;[.J12]);IF([$з.J13]=&quot;-&quot;;10000;[.I13]))+[$д.J13]" office:value-type="float" office:value="1528" calcext:value-type="float">
            <text:p>1528</text:p>
          </table:table-cell>
          <table:table-cell table:style-name="ce52" table:formula="of:=MIN(IF([$з.K13]=&quot;+&quot;;10000;[.K12]);IF([$з.K13]=&quot;-&quot;;10000;[.J13]))+[$д.K13]" office:value-type="float" office:value="1674" calcext:value-type="float">
            <text:p>1674</text:p>
          </table:table-cell>
          <table:table-cell table:style-name="ce52" table:formula="of:=MIN(IF([$з.L13]=&quot;+&quot;;10000;[.L12]);IF([$з.L13]=&quot;-&quot;;10000;[.K13]))+[$д.L13]" office:value-type="float" office:value="1726" calcext:value-type="float">
            <text:p>1726</text:p>
          </table:table-cell>
          <table:table-cell table:style-name="ce52" table:formula="of:=MIN(IF([$з.M13]=&quot;+&quot;;10000;[.M12]);IF([$з.M13]=&quot;-&quot;;10000;[.L13]))+[$д.M13]" office:value-type="float" office:value="1333" calcext:value-type="float">
            <text:p>1333</text:p>
          </table:table-cell>
          <table:table-cell table:style-name="ce52" table:formula="of:=MIN(IF([$з.N13]=&quot;+&quot;;10000;[.N12]);IF([$з.N13]=&quot;-&quot;;10000;[.M13]))+[$д.N13]" office:value-type="float" office:value="1369" calcext:value-type="float">
            <text:p>1369</text:p>
          </table:table-cell>
          <table:table-cell table:style-name="ce52" table:formula="of:=MIN(IF([$з.O13]=&quot;+&quot;;10000;[.O12]);IF([$з.O13]=&quot;-&quot;;10000;[.N13]))+[$д.O13]" office:value-type="float" office:value="1395" calcext:value-type="float">
            <text:p>1395</text:p>
          </table:table-cell>
          <table:table-cell table:style-name="ce52" table:formula="of:=MIN(IF([$з.P13]=&quot;+&quot;;10000;[.P12]);IF([$з.P13]=&quot;-&quot;;10000;[.O13]))+[$д.P13]" office:value-type="float" office:value="1462" calcext:value-type="float">
            <text:p>1462</text:p>
          </table:table-cell>
          <table:table-cell table:style-name="ce17" table:formula="of:=MIN(IF([$з.Q13]=&quot;+&quot;;10000;[.Q12]);IF([$з.Q13]=&quot;-&quot;;10000;[.P13]))+[$д.Q13]" office:value-type="float" office:value="1468" calcext:value-type="float">
            <text:p>1468</text:p>
          </table:table-cell>
          <table:table-cell table:style-name="ce19" table:formula="of:=MIN(IF([$з.R13]=&quot;+&quot;;10000;[.R12]);IF([$з.R13]=&quot;-&quot;;10000;[.Q13]))+[$д.R13]" office:value-type="float" office:value="1487" calcext:value-type="float">
            <text:p>1487</text:p>
          </table:table-cell>
          <table:table-cell table:style-name="ce19" table:formula="of:=MIN(IF([$з.S13]=&quot;+&quot;;10000;[.S12]);IF([$з.S13]=&quot;-&quot;;10000;[.R13]))+[$д.S13]" office:value-type="float" office:value="1477" calcext:value-type="float">
            <text:p>1477</text:p>
          </table:table-cell>
          <table:table-cell table:style-name="ce65" table:formula="of:=MIN(IF([$з.T13]=&quot;+&quot;;10000;[.T12]);IF([$з.T13]=&quot;-&quot;;10000;[.S13]))+[$д.T13]" office:value-type="float" office:value="1487" calcext:value-type="float">
            <text:p>1487</text:p>
          </table:table-cell>
          <table:table-cell table:style-name="ce48" table:number-columns-repeated="16364"/>
        </table:table-row>
        <table:table-row table:style-name="ro1">
          <table:table-cell table:style-name="ce46" table:formula="of:=[.A13]+[$д.A14]" office:value-type="float" office:value="1110" calcext:value-type="float">
            <text:p>1110</text:p>
          </table:table-cell>
          <table:table-cell table:formula="of:=MIN(IF([$з.B14]=&quot;+&quot;;10000;[.B13]);IF([$з.B14]=&quot;-&quot;;10000;[.A14]))+[$д.B14]" office:value-type="float" office:value="1138" calcext:value-type="float">
            <text:p>1138</text:p>
          </table:table-cell>
          <table:table-cell table:style-name="ce52" table:formula="of:=MIN(IF([$з.C14]=&quot;+&quot;;10000;[.C13]);IF([$з.C14]=&quot;-&quot;;10000;[.B14]))+[$д.C14]" office:value-type="float" office:value="1160" calcext:value-type="float">
            <text:p>1160</text:p>
          </table:table-cell>
          <table:table-cell table:style-name="ce52" table:formula="of:=MIN(IF([$з.D14]=&quot;+&quot;;10000;[.D13]);IF([$з.D14]=&quot;-&quot;;10000;[.C14]))+[$д.D14]" office:value-type="float" office:value="1239" calcext:value-type="float">
            <text:p>1239</text:p>
          </table:table-cell>
          <table:table-cell table:style-name="ce52" table:formula="of:=MIN(IF([$з.E14]=&quot;+&quot;;10000;[.E13]);IF([$з.E14]=&quot;-&quot;;10000;[.D14]))+[$д.E14]" office:value-type="float" office:value="1252" calcext:value-type="float">
            <text:p>1252</text:p>
          </table:table-cell>
          <table:table-cell table:style-name="ce55" table:formula="of:=MIN(IF([$з.F14]=&quot;+&quot;;10000;[.F13]);IF([$з.F14]=&quot;-&quot;;10000;[.E14]))+[$д.F14]" office:value-type="float" office:value="1313" calcext:value-type="float">
            <text:p>1313</text:p>
          </table:table-cell>
          <table:table-cell table:style-name="ce52" table:formula="of:=MIN(IF([$з.G14]=&quot;+&quot;;10000;[.G13]);IF([$з.G14]=&quot;-&quot;;10000;[.F14]))+[$д.G14]" office:value-type="float" office:value="1340" calcext:value-type="float">
            <text:p>1340</text:p>
          </table:table-cell>
          <table:table-cell table:style-name="ce52" table:formula="of:=MIN(IF([$з.H14]=&quot;+&quot;;10000;[.H13]);IF([$з.H14]=&quot;-&quot;;10000;[.G14]))+[$д.H14]" office:value-type="float" office:value="1419" calcext:value-type="float">
            <text:p>1419</text:p>
          </table:table-cell>
          <table:table-cell table:style-name="ce52" table:formula="of:=MIN(IF([$з.I14]=&quot;+&quot;;10000;[.I13]);IF([$з.I14]=&quot;-&quot;;10000;[.H14]))+[$д.I14]" office:value-type="float" office:value="1473" calcext:value-type="float">
            <text:p>1473</text:p>
          </table:table-cell>
          <table:table-cell table:style-name="ce55" table:formula="of:=MIN(IF([$з.J14]=&quot;+&quot;;10000;[.J13]);IF([$з.J14]=&quot;-&quot;;10000;[.I14]))+[$д.J14]" office:value-type="float" office:value="1487" calcext:value-type="float">
            <text:p>1487</text:p>
          </table:table-cell>
          <table:table-cell table:style-name="ce52" table:formula="of:=MIN(IF([$з.K14]=&quot;+&quot;;10000;[.K13]);IF([$з.K14]=&quot;-&quot;;10000;[.J14]))+[$д.K14]" office:value-type="float" office:value="1712" calcext:value-type="float">
            <text:p>1712</text:p>
          </table:table-cell>
          <table:table-cell table:style-name="ce52" table:formula="of:=MIN(IF([$з.L14]=&quot;+&quot;;10000;[.L13]);IF([$з.L14]=&quot;-&quot;;10000;[.K14]))+[$д.L14]" office:value-type="float" office:value="1758" calcext:value-type="float">
            <text:p>1758</text:p>
          </table:table-cell>
          <table:table-cell table:style-name="ce52" table:formula="of:=MIN(IF([$з.M14]=&quot;+&quot;;10000;[.M13]);IF([$з.M14]=&quot;-&quot;;10000;[.L14]))+[$д.M14]" office:value-type="float" office:value="1362" calcext:value-type="float">
            <text:p>1362</text:p>
          </table:table-cell>
          <table:table-cell table:style-name="ce52" table:formula="of:=MIN(IF([$з.N14]=&quot;+&quot;;10000;[.N13]);IF([$з.N14]=&quot;-&quot;;10000;[.M14]))+[$д.N14]" office:value-type="float" office:value="1389" calcext:value-type="float">
            <text:p>1389</text:p>
          </table:table-cell>
          <table:table-cell table:style-name="ce52" table:formula="of:=MIN(IF([$з.O14]=&quot;+&quot;;10000;[.O13]);IF([$з.O14]=&quot;-&quot;;10000;[.N14]))+[$д.O14]" office:value-type="float" office:value="1487" calcext:value-type="float">
            <text:p>1487</text:p>
          </table:table-cell>
          <table:table-cell table:style-name="ce52" table:formula="of:=MIN(IF([$з.P14]=&quot;+&quot;;10000;[.P13]);IF([$з.P14]=&quot;-&quot;;10000;[.O14]))+[$д.P14]" office:value-type="float" office:value="1507" calcext:value-type="float">
            <text:p>1507</text:p>
          </table:table-cell>
          <table:table-cell table:style-name="ce18" table:formula="of:=MIN(IF([$з.Q14]=&quot;+&quot;;10000;[.Q13]);IF([$з.Q14]=&quot;-&quot;;10000;[.P14]))+[$д.Q14]" office:value-type="float" office:value="1480" calcext:value-type="float">
            <text:p>1480</text:p>
          </table:table-cell>
          <table:table-cell table:style-name="ce20" table:formula="of:=MIN(IF([$з.R14]=&quot;+&quot;;10000;[.R13]);IF([$з.R14]=&quot;-&quot;;10000;[.Q14]))+[$д.R14]" office:value-type="float" office:value="1512" calcext:value-type="float">
            <text:p>1512</text:p>
          </table:table-cell>
          <table:table-cell table:style-name="ce20" table:formula="of:=MIN(IF([$з.S14]=&quot;+&quot;;10000;[.S13]);IF([$з.S14]=&quot;-&quot;;10000;[.R14]))+[$д.S14]" office:value-type="float" office:value="1484" calcext:value-type="float">
            <text:p>1484</text:p>
          </table:table-cell>
          <table:table-cell table:style-name="ce65" table:formula="of:=MIN(IF([$з.T14]=&quot;+&quot;;10000;[.T13]);IF([$з.T14]=&quot;-&quot;;10000;[.S14]))+[$д.T14]" office:value-type="float" office:value="1499" calcext:value-type="float">
            <text:p>1499</text:p>
          </table:table-cell>
          <table:table-cell table:style-name="ce48" table:number-columns-repeated="16364"/>
        </table:table-row>
        <table:table-row table:style-name="ro1">
          <table:table-cell table:style-name="ce46" table:formula="of:=[.A14]+[$д.A15]" office:value-type="float" office:value="1120" calcext:value-type="float">
            <text:p>1120</text:p>
          </table:table-cell>
          <table:table-cell table:formula="of:=MIN(IF([$з.B15]=&quot;+&quot;;10000;[.B14]);IF([$з.B15]=&quot;-&quot;;10000;[.A15]))+[$д.B15]" office:value-type="float" office:value="1151" calcext:value-type="float">
            <text:p>1151</text:p>
          </table:table-cell>
          <table:table-cell table:style-name="ce52" table:formula="of:=MIN(IF([$з.C15]=&quot;+&quot;;10000;[.C14]);IF([$з.C15]=&quot;-&quot;;10000;[.B15]))+[$д.C15]" office:value-type="float" office:value="1191" calcext:value-type="float">
            <text:p>1191</text:p>
          </table:table-cell>
          <table:table-cell table:style-name="ce52" table:formula="of:=MIN(IF([$з.D15]=&quot;+&quot;;10000;[.D14]);IF([$з.D15]=&quot;-&quot;;10000;[.C15]))+[$д.D15]" office:value-type="float" office:value="1201" calcext:value-type="float">
            <text:p>1201</text:p>
          </table:table-cell>
          <table:table-cell table:style-name="ce52" table:formula="of:=MIN(IF([$з.E15]=&quot;+&quot;;10000;[.E14]);IF([$з.E15]=&quot;-&quot;;10000;[.D15]))+[$д.E15]" office:value-type="float" office:value="1235" calcext:value-type="float">
            <text:p>1235</text:p>
          </table:table-cell>
          <table:table-cell table:style-name="ce55" table:formula="of:=MIN(IF([$з.F15]=&quot;+&quot;;10000;[.F14]);IF([$з.F15]=&quot;-&quot;;10000;[.E15]))+[$д.F15]" office:value-type="float" office:value="1259" calcext:value-type="float">
            <text:p>1259</text:p>
          </table:table-cell>
          <table:table-cell table:style-name="ce52" table:formula="of:=MIN(IF([$з.G15]=&quot;+&quot;;10000;[.G14]);IF([$з.G15]=&quot;-&quot;;10000;[.F15]))+[$д.G15]" office:value-type="float" office:value="1375" calcext:value-type="float">
            <text:p>1375</text:p>
          </table:table-cell>
          <table:table-cell table:style-name="ce52" table:formula="of:=MIN(IF([$з.H15]=&quot;+&quot;;10000;[.H14]);IF([$з.H15]=&quot;-&quot;;10000;[.G15]))+[$д.H15]" office:value-type="float" office:value="1396" calcext:value-type="float">
            <text:p>1396</text:p>
          </table:table-cell>
          <table:table-cell table:style-name="ce52" table:formula="of:=MIN(IF([$з.I15]=&quot;+&quot;;10000;[.I14]);IF([$з.I15]=&quot;-&quot;;10000;[.H15]))+[$д.I15]" office:value-type="float" office:value="1417" calcext:value-type="float">
            <text:p>1417</text:p>
          </table:table-cell>
          <table:table-cell table:style-name="ce55" table:formula="of:=MIN(IF([$з.J15]=&quot;+&quot;;10000;[.J14]);IF([$з.J15]=&quot;-&quot;;10000;[.I15]))+[$д.J15]" office:value-type="float" office:value="1456" calcext:value-type="float">
            <text:p>1456</text:p>
          </table:table-cell>
          <table:table-cell table:style-name="ce52" table:formula="of:=MIN(IF([$з.K15]=&quot;+&quot;;10000;[.K14]);IF([$з.K15]=&quot;-&quot;;10000;[.J15]))+[$д.K15]" office:value-type="float" office:value="1735" calcext:value-type="float">
            <text:p>1735</text:p>
          </table:table-cell>
          <table:table-cell table:style-name="ce52" table:formula="of:=MIN(IF([$з.L15]=&quot;+&quot;;10000;[.L14]);IF([$з.L15]=&quot;-&quot;;10000;[.K15]))+[$д.L15]" office:value-type="float" office:value="1775" calcext:value-type="float">
            <text:p>1775</text:p>
          </table:table-cell>
          <table:table-cell table:style-name="ce52" table:formula="of:=MIN(IF([$з.M15]=&quot;+&quot;;10000;[.M14]);IF([$з.M15]=&quot;-&quot;;10000;[.L15]))+[$д.M15]" office:value-type="float" office:value="1397" calcext:value-type="float">
            <text:p>1397</text:p>
          </table:table-cell>
          <table:table-cell table:style-name="ce52" table:formula="of:=MIN(IF([$з.N15]=&quot;+&quot;;10000;[.N14]);IF([$з.N15]=&quot;-&quot;;10000;[.M15]))+[$д.N15]" office:value-type="float" office:value="1410" calcext:value-type="float">
            <text:p>1410</text:p>
          </table:table-cell>
          <table:table-cell table:style-name="ce52" table:formula="of:=MIN(IF([$з.O15]=&quot;+&quot;;10000;[.O14]);IF([$з.O15]=&quot;-&quot;;10000;[.N15]))+[$д.O15]" office:value-type="float" office:value="1439" calcext:value-type="float">
            <text:p>1439</text:p>
          </table:table-cell>
          <table:table-cell table:style-name="ce52" table:formula="of:=MIN(IF([$з.P15]=&quot;+&quot;;10000;[.P14]);IF([$з.P15]=&quot;-&quot;;10000;[.O15]))+[$д.P15]" office:value-type="float" office:value="1454" calcext:value-type="float">
            <text:p>1454</text:p>
          </table:table-cell>
          <table:table-cell table:style-name="ce18" table:formula="of:=MIN(IF([$з.Q15]=&quot;+&quot;;10000;[.Q14]);IF([$з.Q15]=&quot;-&quot;;10000;[.P15]))+[$д.Q15]" office:value-type="float" office:value="1479" calcext:value-type="float">
            <text:p>1479</text:p>
          </table:table-cell>
          <table:table-cell table:style-name="ce20" table:formula="of:=MIN(IF([$з.R15]=&quot;+&quot;;10000;[.R14]);IF([$з.R15]=&quot;-&quot;;10000;[.Q15]))+[$д.R15]" office:value-type="float" office:value="1486" calcext:value-type="float">
            <text:p>1486</text:p>
          </table:table-cell>
          <table:table-cell table:style-name="ce20" table:formula="of:=MIN(IF([$з.S15]=&quot;+&quot;;10000;[.S14]);IF([$з.S15]=&quot;-&quot;;10000;[.R15]))+[$д.S15]" office:value-type="float" office:value="1496" calcext:value-type="float">
            <text:p>1496</text:p>
          </table:table-cell>
          <table:table-cell table:style-name="ce65" table:formula="of:=MIN(IF([$з.T15]=&quot;+&quot;;10000;[.T14]);IF([$з.T15]=&quot;-&quot;;10000;[.S15]))+[$д.T15]" office:value-type="float" office:value="1519" calcext:value-type="float">
            <text:p>1519</text:p>
          </table:table-cell>
          <table:table-cell table:style-name="ce48" table:number-columns-repeated="16364"/>
        </table:table-row>
        <table:table-row table:style-name="ro1">
          <table:table-cell table:style-name="ce46" table:formula="of:=[.A15]+[$д.A16]" office:value-type="float" office:value="1149" calcext:value-type="float">
            <text:p>1149</text:p>
          </table:table-cell>
          <table:table-cell table:formula="of:=MIN(IF([$з.B16]=&quot;+&quot;;10000;[.B15]);IF([$з.B16]=&quot;-&quot;;10000;[.A16]))+[$д.B16]" office:value-type="float" office:value="1173" calcext:value-type="float">
            <text:p>1173</text:p>
          </table:table-cell>
          <table:table-cell table:style-name="ce52" table:formula="of:=MIN(IF([$з.C16]=&quot;+&quot;;10000;[.C15]);IF([$з.C16]=&quot;-&quot;;10000;[.B16]))+[$д.C16]" office:value-type="float" office:value="1188" calcext:value-type="float">
            <text:p>1188</text:p>
          </table:table-cell>
          <table:table-cell table:style-name="ce52" table:formula="of:=MIN(IF([$з.D16]=&quot;+&quot;;10000;[.D15]);IF([$з.D16]=&quot;-&quot;;10000;[.C16]))+[$д.D16]" office:value-type="float" office:value="1227" calcext:value-type="float">
            <text:p>1227</text:p>
          </table:table-cell>
          <table:table-cell table:style-name="ce52" table:formula="of:=MIN(IF([$з.E16]=&quot;+&quot;;10000;[.E15]);IF([$з.E16]=&quot;-&quot;;10000;[.D16]))+[$д.E16]" office:value-type="float" office:value="1264" calcext:value-type="float">
            <text:p>1264</text:p>
          </table:table-cell>
          <table:table-cell table:style-name="ce55" table:formula="of:=MIN(IF([$з.F16]=&quot;+&quot;;10000;[.F15]);IF([$з.F16]=&quot;-&quot;;10000;[.E16]))+[$д.F16]" office:value-type="float" office:value="1285" calcext:value-type="float">
            <text:p>1285</text:p>
          </table:table-cell>
          <table:table-cell table:style-name="ce52" table:formula="of:=MIN(IF([$з.G16]=&quot;+&quot;;10000;[.G15]);IF([$з.G16]=&quot;-&quot;;10000;[.F16]))+[$д.G16]" office:value-type="float" office:value="1400" calcext:value-type="float">
            <text:p>1400</text:p>
          </table:table-cell>
          <table:table-cell table:style-name="ce52" table:formula="of:=MIN(IF([$з.H16]=&quot;+&quot;;10000;[.H15]);IF([$з.H16]=&quot;-&quot;;10000;[.G16]))+[$д.H16]" office:value-type="float" office:value="1425" calcext:value-type="float">
            <text:p>1425</text:p>
          </table:table-cell>
          <table:table-cell table:style-name="ce52" table:formula="of:=MIN(IF([$з.I16]=&quot;+&quot;;10000;[.I15]);IF([$з.I16]=&quot;-&quot;;10000;[.H16]))+[$д.I16]" office:value-type="float" office:value="1445" calcext:value-type="float">
            <text:p>1445</text:p>
          </table:table-cell>
          <table:table-cell table:style-name="ce55" table:formula="of:=MIN(IF([$з.J16]=&quot;+&quot;;10000;[.J15]);IF([$з.J16]=&quot;-&quot;;10000;[.I16]))+[$д.J16]" office:value-type="float" office:value="1468" calcext:value-type="float">
            <text:p>1468</text:p>
          </table:table-cell>
          <table:table-cell table:style-name="ce52" table:formula="of:=MIN(IF([$з.K16]=&quot;+&quot;;10000;[.K15]);IF([$з.K16]=&quot;-&quot;;10000;[.J16]))+[$д.K16]" office:value-type="float" office:value="1772" calcext:value-type="float">
            <text:p>1772</text:p>
          </table:table-cell>
          <table:table-cell table:style-name="ce51" table:formula="of:=MIN(IF([$з.L16]=&quot;+&quot;;10000;[.L15]);IF([$з.L16]=&quot;-&quot;;10000;[.K16]))+[$д.L16]" office:value-type="float" office:value="1786" calcext:value-type="float">
            <text:p>1786</text:p>
          </table:table-cell>
          <table:table-cell table:style-name="ce58" table:formula="of:=MIN(IF([$з.M16]=&quot;+&quot;;10000;[.M15]);IF([$з.M16]=&quot;-&quot;;10000;[.L16]))+[$д.M16]" office:value-type="float" office:value="1806" calcext:value-type="float">
            <text:p>1806</text:p>
          </table:table-cell>
          <table:table-cell table:style-name="ce58" table:formula="of:=MIN(IF([$з.N16]=&quot;+&quot;;10000;[.N15]);IF([$з.N16]=&quot;-&quot;;10000;[.M16]))+[$д.N16]" office:value-type="float" office:value="1830" calcext:value-type="float">
            <text:p>1830</text:p>
          </table:table-cell>
          <table:table-cell table:style-name="ce59" table:formula="of:=MIN(IF([$з.O16]=&quot;+&quot;;10000;[.O15]);IF([$з.O16]=&quot;-&quot;;10000;[.N16]))+[$д.O16]" office:value-type="float" office:value="1856" calcext:value-type="float">
            <text:p>1856</text:p>
          </table:table-cell>
          <table:table-cell table:style-name="ce52" table:formula="of:=MIN(IF([$з.P16]=&quot;+&quot;;10000;[.P15]);IF([$з.P16]=&quot;-&quot;;10000;[.O16]))+[$д.P16]" office:value-type="float" office:value="1468" calcext:value-type="float">
            <text:p>1468</text:p>
          </table:table-cell>
          <table:table-cell table:style-name="ce18" table:formula="of:=MIN(IF([$з.Q16]=&quot;+&quot;;10000;[.Q15]);IF([$з.Q16]=&quot;-&quot;;10000;[.P16]))+[$д.Q16]" office:value-type="float" office:value="1498" calcext:value-type="float">
            <text:p>1498</text:p>
          </table:table-cell>
          <table:table-cell table:style-name="ce20" table:formula="of:=MIN(IF([$з.R16]=&quot;+&quot;;10000;[.R15]);IF([$з.R16]=&quot;-&quot;;10000;[.Q16]))+[$д.R16]" office:value-type="float" office:value="1499" calcext:value-type="float">
            <text:p>1499</text:p>
          </table:table-cell>
          <table:table-cell table:style-name="ce20" table:formula="of:=MIN(IF([$з.S16]=&quot;+&quot;;10000;[.S15]);IF([$з.S16]=&quot;-&quot;;10000;[.R16]))+[$д.S16]" office:value-type="float" office:value="1506" calcext:value-type="float">
            <text:p>1506</text:p>
          </table:table-cell>
          <table:table-cell table:style-name="ce65" table:formula="of:=MIN(IF([$з.T16]=&quot;+&quot;;10000;[.T15]);IF([$з.T16]=&quot;-&quot;;10000;[.S16]))+[$д.T16]" office:value-type="float" office:value="1542" calcext:value-type="float">
            <text:p>1542</text:p>
          </table:table-cell>
          <table:table-cell table:style-name="ce48" table:number-columns-repeated="16364"/>
        </table:table-row>
        <table:table-row table:style-name="ro1">
          <table:table-cell table:style-name="ce46" table:formula="of:=[.A16]+[$д.A17]" office:value-type="float" office:value="1168" calcext:value-type="float">
            <text:p>1168</text:p>
          </table:table-cell>
          <table:table-cell table:formula="of:=MIN(IF([$з.B17]=&quot;+&quot;;10000;[.B16]);IF([$з.B17]=&quot;-&quot;;10000;[.A17]))+[$д.B17]" office:value-type="float" office:value="1206" calcext:value-type="float">
            <text:p>1206</text:p>
          </table:table-cell>
          <table:table-cell table:style-name="ce52" table:formula="of:=MIN(IF([$з.C17]=&quot;+&quot;;10000;[.C16]);IF([$з.C17]=&quot;-&quot;;10000;[.B17]))+[$д.C17]" office:value-type="float" office:value="1220" calcext:value-type="float">
            <text:p>1220</text:p>
          </table:table-cell>
          <table:table-cell table:style-name="ce52" table:formula="of:=MIN(IF([$з.D17]=&quot;+&quot;;10000;[.D16]);IF([$з.D17]=&quot;-&quot;;10000;[.C17]))+[$д.D17]" office:value-type="float" office:value="1253" calcext:value-type="float">
            <text:p>1253</text:p>
          </table:table-cell>
          <table:table-cell table:style-name="ce52" table:formula="of:=MIN(IF([$з.E17]=&quot;+&quot;;10000;[.E16]);IF([$з.E17]=&quot;-&quot;;10000;[.D17]))+[$д.E17]" office:value-type="float" office:value="1269" calcext:value-type="float">
            <text:p>1269</text:p>
          </table:table-cell>
          <table:table-cell table:style-name="ce55" table:formula="of:=MIN(IF([$з.F17]=&quot;+&quot;;10000;[.F16]);IF([$з.F17]=&quot;-&quot;;10000;[.E17]))+[$д.F17]" office:value-type="float" office:value="1281" calcext:value-type="float">
            <text:p>1281</text:p>
          </table:table-cell>
          <table:table-cell table:style-name="ce52" table:formula="of:=MIN(IF([$з.G17]=&quot;+&quot;;10000;[.G16]);IF([$з.G17]=&quot;-&quot;;10000;[.F17]))+[$д.G17]" office:value-type="float" office:value="1435" calcext:value-type="float">
            <text:p>1435</text:p>
          </table:table-cell>
          <table:table-cell table:style-name="ce52" table:formula="of:=MIN(IF([$з.H17]=&quot;+&quot;;10000;[.H16]);IF([$з.H17]=&quot;-&quot;;10000;[.G17]))+[$д.H17]" office:value-type="float" office:value="1462" calcext:value-type="float">
            <text:p>1462</text:p>
          </table:table-cell>
          <table:table-cell table:style-name="ce52" table:formula="of:=MIN(IF([$з.I17]=&quot;+&quot;;10000;[.I16]);IF([$з.I17]=&quot;-&quot;;10000;[.H17]))+[$д.I17]" office:value-type="float" office:value="1479" calcext:value-type="float">
            <text:p>1479</text:p>
          </table:table-cell>
          <table:table-cell table:style-name="ce52" table:formula="of:=MIN(IF([$з.J17]=&quot;+&quot;;10000;[.J16]);IF([$з.J17]=&quot;-&quot;;10000;[.I17]))+[$д.J17]" office:value-type="float" office:value="1486" calcext:value-type="float">
            <text:p>1486</text:p>
          </table:table-cell>
          <table:table-cell table:style-name="ce52" table:formula="of:=MIN(IF([$з.K17]=&quot;+&quot;;10000;[.K16]);IF([$з.K17]=&quot;-&quot;;10000;[.J17]))+[$д.K17]" office:value-type="float" office:value="1510" calcext:value-type="float">
            <text:p>1510</text:p>
          </table:table-cell>
          <table:table-cell table:style-name="ce52" table:formula="of:=MIN(IF([$з.L17]=&quot;+&quot;;10000;[.L16]);IF([$з.L17]=&quot;-&quot;;10000;[.K17]))+[$д.L17]" office:value-type="float" office:value="1535" calcext:value-type="float">
            <text:p>1535</text:p>
          </table:table-cell>
          <table:table-cell table:style-name="ce52" table:formula="of:=MIN(IF([$з.M17]=&quot;+&quot;;10000;[.M16]);IF([$з.M17]=&quot;-&quot;;10000;[.L17]))+[$д.M17]" office:value-type="float" office:value="1547" calcext:value-type="float">
            <text:p>1547</text:p>
          </table:table-cell>
          <table:table-cell table:style-name="ce52" table:formula="of:=MIN(IF([$з.N17]=&quot;+&quot;;10000;[.N16]);IF([$з.N17]=&quot;-&quot;;10000;[.M17]))+[$д.N17]" office:value-type="float" office:value="1568" calcext:value-type="float">
            <text:p>1568</text:p>
          </table:table-cell>
          <table:table-cell table:style-name="ce55" table:formula="of:=MIN(IF([$з.O17]=&quot;+&quot;;10000;[.O16]);IF([$з.O17]=&quot;-&quot;;10000;[.N17]))+[$д.O17]" office:value-type="float" office:value="1591" calcext:value-type="float">
            <text:p>1591</text:p>
          </table:table-cell>
          <table:table-cell table:style-name="ce52" table:formula="of:=MIN(IF([$з.P17]=&quot;+&quot;;10000;[.P16]);IF([$з.P17]=&quot;-&quot;;10000;[.O17]))+[$д.P17]" office:value-type="float" office:value="1492" calcext:value-type="float">
            <text:p>1492</text:p>
          </table:table-cell>
          <table:table-cell table:style-name="ce18" table:formula="of:=MIN(IF([$з.Q17]=&quot;+&quot;;10000;[.Q16]);IF([$з.Q17]=&quot;-&quot;;10000;[.P17]))+[$д.Q17]" office:value-type="float" office:value="1501" calcext:value-type="float">
            <text:p>1501</text:p>
          </table:table-cell>
          <table:table-cell table:style-name="ce20" table:formula="of:=MIN(IF([$з.R17]=&quot;+&quot;;10000;[.R16]);IF([$з.R17]=&quot;-&quot;;10000;[.Q17]))+[$д.R17]" office:value-type="float" office:value="1511" calcext:value-type="float">
            <text:p>1511</text:p>
          </table:table-cell>
          <table:table-cell table:style-name="ce20" table:formula="of:=MIN(IF([$з.S17]=&quot;+&quot;;10000;[.S16]);IF([$з.S17]=&quot;-&quot;;10000;[.R17]))+[$д.S17]" office:value-type="float" office:value="1531" calcext:value-type="float">
            <text:p>1531</text:p>
          </table:table-cell>
          <table:table-cell table:style-name="ce65" table:formula="of:=MIN(IF([$з.T17]=&quot;+&quot;;10000;[.T16]);IF([$з.T17]=&quot;-&quot;;10000;[.S17]))+[$д.T17]" office:value-type="float" office:value="1573" calcext:value-type="float">
            <text:p>1573</text:p>
          </table:table-cell>
          <table:table-cell table:style-name="ce48" table:number-columns-repeated="16364"/>
        </table:table-row>
        <table:table-row table:style-name="ro1">
          <table:table-cell table:style-name="ce46" table:formula="of:=[.A17]+[$д.A18]" office:value-type="float" office:value="1181" calcext:value-type="float">
            <text:p>1181</text:p>
          </table:table-cell>
          <table:table-cell table:formula="of:=MIN(IF([$з.B18]=&quot;+&quot;;10000;[.B17]);IF([$з.B18]=&quot;-&quot;;10000;[.A18]))+[$д.B18]" office:value-type="float" office:value="1198" calcext:value-type="float">
            <text:p>1198</text:p>
          </table:table-cell>
          <table:table-cell table:formula="of:=MIN(IF([$з.C18]=&quot;+&quot;;10000;[.C17]);IF([$з.C18]=&quot;-&quot;;10000;[.B18]))+[$д.C18]" office:value-type="float" office:value="1212" calcext:value-type="float">
            <text:p>1212</text:p>
          </table:table-cell>
          <table:table-cell table:formula="of:=MIN(IF([$з.D18]=&quot;+&quot;;10000;[.D17]);IF([$з.D18]=&quot;-&quot;;10000;[.C18]))+[$д.D18]" office:value-type="float" office:value="1230" calcext:value-type="float">
            <text:p>1230</text:p>
          </table:table-cell>
          <table:table-cell table:formula="of:=MIN(IF([$з.E18]=&quot;+&quot;;10000;[.E17]);IF([$з.E18]=&quot;-&quot;;10000;[.D18]))+[$д.E18]" office:value-type="float" office:value="1245" calcext:value-type="float">
            <text:p>1245</text:p>
          </table:table-cell>
          <table:table-cell table:style-name="ce56" table:formula="of:=MIN(IF([$з.F18]=&quot;+&quot;;10000;[.F17]);IF([$з.F18]=&quot;-&quot;;10000;[.E18]))+[$д.F18]" office:value-type="float" office:value="1267" calcext:value-type="float">
            <text:p>1267</text:p>
          </table:table-cell>
          <table:table-cell table:formula="of:=MIN(IF([$з.G18]=&quot;+&quot;;10000;[.G17]);IF([$з.G18]=&quot;-&quot;;10000;[.F18]))+[$д.G18]" office:value-type="float" office:value="1451" calcext:value-type="float">
            <text:p>1451</text:p>
          </table:table-cell>
          <table:table-cell table:formula="of:=MIN(IF([$з.H18]=&quot;+&quot;;10000;[.H17]);IF([$з.H18]=&quot;-&quot;;10000;[.G18]))+[$д.H18]" office:value-type="float" office:value="1462" calcext:value-type="float">
            <text:p>1462</text:p>
          </table:table-cell>
          <table:table-cell table:formula="of:=MIN(IF([$з.I18]=&quot;+&quot;;10000;[.I17]);IF([$з.I18]=&quot;-&quot;;10000;[.H18]))+[$д.I18]" office:value-type="float" office:value="1481" calcext:value-type="float">
            <text:p>1481</text:p>
          </table:table-cell>
          <table:table-cell table:formula="of:=MIN(IF([$з.J18]=&quot;+&quot;;10000;[.J17]);IF([$з.J18]=&quot;-&quot;;10000;[.I18]))+[$д.J18]" office:value-type="float" office:value="1493" calcext:value-type="float">
            <text:p>1493</text:p>
          </table:table-cell>
          <table:table-cell table:formula="of:=MIN(IF([$з.K18]=&quot;+&quot;;10000;[.K17]);IF([$з.K18]=&quot;-&quot;;10000;[.J18]))+[$д.K18]" office:value-type="float" office:value="1513" calcext:value-type="float">
            <text:p>1513</text:p>
          </table:table-cell>
          <table:table-cell table:formula="of:=MIN(IF([$з.L18]=&quot;+&quot;;10000;[.L17]);IF([$з.L18]=&quot;-&quot;;10000;[.K18]))+[$д.L18]" office:value-type="float" office:value="1529" calcext:value-type="float">
            <text:p>1529</text:p>
          </table:table-cell>
          <table:table-cell table:formula="of:=MIN(IF([$з.M18]=&quot;+&quot;;10000;[.M17]);IF([$з.M18]=&quot;-&quot;;10000;[.L18]))+[$д.M18]" office:value-type="float" office:value="1545" calcext:value-type="float">
            <text:p>1545</text:p>
          </table:table-cell>
          <table:table-cell table:formula="of:=MIN(IF([$з.N18]=&quot;+&quot;;10000;[.N17]);IF([$з.N18]=&quot;-&quot;;10000;[.M18]))+[$д.N18]" office:value-type="float" office:value="1564" calcext:value-type="float">
            <text:p>1564</text:p>
          </table:table-cell>
          <table:table-cell table:style-name="ce56" table:formula="of:=MIN(IF([$з.O18]=&quot;+&quot;;10000;[.O17]);IF([$з.O18]=&quot;-&quot;;10000;[.N18]))+[$д.O18]" office:value-type="float" office:value="1586" calcext:value-type="float">
            <text:p>1586</text:p>
          </table:table-cell>
          <table:table-cell table:formula="of:=MIN(IF([$з.P18]=&quot;+&quot;;10000;[.P17]);IF([$з.P18]=&quot;-&quot;;10000;[.O18]))+[$д.P18]" office:value-type="float" office:value="1503" calcext:value-type="float">
            <text:p>1503</text:p>
          </table:table-cell>
          <table:table-cell table:style-name="ce18" table:formula="of:=MIN(IF([$з.Q18]=&quot;+&quot;;10000;[.Q17]);IF([$з.Q18]=&quot;-&quot;;10000;[.P18]))+[$д.Q18]" office:value-type="float" office:value="1509" calcext:value-type="float">
            <text:p>1509</text:p>
          </table:table-cell>
          <table:table-cell table:style-name="ce20" table:formula="of:=MIN(IF([$з.R18]=&quot;+&quot;;10000;[.R17]);IF([$з.R18]=&quot;-&quot;;10000;[.Q18]))+[$д.R18]" office:value-type="float" office:value="1514" calcext:value-type="float">
            <text:p>1514</text:p>
          </table:table-cell>
          <table:table-cell table:style-name="ce20" table:formula="of:=MIN(IF([$з.S18]=&quot;+&quot;;10000;[.S17]);IF([$з.S18]=&quot;-&quot;;10000;[.R18]))+[$д.S18]" office:value-type="float" office:value="1536" calcext:value-type="float">
            <text:p>1536</text:p>
          </table:table-cell>
          <table:table-cell table:style-name="ce65" table:formula="of:=MIN(IF([$з.T18]=&quot;+&quot;;10000;[.T17]);IF([$з.T18]=&quot;-&quot;;10000;[.S18]))+[$д.T18]" office:value-type="float" office:value="1587" calcext:value-type="float">
            <text:p>1587</text:p>
          </table:table-cell>
          <table:table-cell table:style-name="ce48" table:number-columns-repeated="16364"/>
        </table:table-row>
        <table:table-row table:style-name="ro1">
          <table:table-cell table:style-name="ce46" table:formula="of:=[.A18]+[$д.A19]" office:value-type="float" office:value="1201" calcext:value-type="float">
            <text:p>1201</text:p>
          </table:table-cell>
          <table:table-cell table:formula="of:=MIN(IF([$з.B19]=&quot;+&quot;;10000;[.B18]);IF([$з.B19]=&quot;-&quot;;10000;[.A19]))+[$д.B19]" office:value-type="float" office:value="1220" calcext:value-type="float">
            <text:p>1220</text:p>
          </table:table-cell>
          <table:table-cell table:formula="of:=MIN(IF([$з.C19]=&quot;+&quot;;10000;[.C18]);IF([$з.C19]=&quot;-&quot;;10000;[.B19]))+[$д.C19]" office:value-type="float" office:value="1231" calcext:value-type="float">
            <text:p>1231</text:p>
          </table:table-cell>
          <table:table-cell table:formula="of:=MIN(IF([$з.D19]=&quot;+&quot;;10000;[.D18]);IF([$з.D19]=&quot;-&quot;;10000;[.C19]))+[$д.D19]" office:value-type="float" office:value="1241" calcext:value-type="float">
            <text:p>1241</text:p>
          </table:table-cell>
          <table:table-cell table:formula="of:=MIN(IF([$з.E19]=&quot;+&quot;;10000;[.E18]);IF([$з.E19]=&quot;-&quot;;10000;[.D19]))+[$д.E19]" office:value-type="float" office:value="1251" calcext:value-type="float">
            <text:p>1251</text:p>
          </table:table-cell>
          <table:table-cell table:formula="of:=MIN(IF([$з.F19]=&quot;+&quot;;10000;[.F18]);IF([$з.F19]=&quot;-&quot;;10000;[.E19]))+[$д.F19]" office:value-type="float" office:value="1270" calcext:value-type="float">
            <text:p>1270</text:p>
          </table:table-cell>
          <table:table-cell table:formula="of:=MIN(IF([$з.G19]=&quot;+&quot;;10000;[.G18]);IF([$з.G19]=&quot;-&quot;;10000;[.F19]))+[$д.G19]" office:value-type="float" office:value="1285" calcext:value-type="float">
            <text:p>1285</text:p>
          </table:table-cell>
          <table:table-cell table:formula="of:=MIN(IF([$з.H19]=&quot;+&quot;;10000;[.H18]);IF([$з.H19]=&quot;-&quot;;10000;[.G19]))+[$д.H19]" office:value-type="float" office:value="1299" calcext:value-type="float">
            <text:p>1299</text:p>
          </table:table-cell>
          <table:table-cell table:formula="of:=MIN(IF([$з.I19]=&quot;+&quot;;10000;[.I18]);IF([$з.I19]=&quot;-&quot;;10000;[.H19]))+[$д.I19]" office:value-type="float" office:value="1309" calcext:value-type="float">
            <text:p>1309</text:p>
          </table:table-cell>
          <table:table-cell table:formula="of:=MIN(IF([$з.J19]=&quot;+&quot;;10000;[.J18]);IF([$з.J19]=&quot;-&quot;;10000;[.I19]))+[$д.J19]" office:value-type="float" office:value="1330" calcext:value-type="float">
            <text:p>1330</text:p>
          </table:table-cell>
          <table:table-cell table:formula="of:=MIN(IF([$з.K19]=&quot;+&quot;;10000;[.K18]);IF([$з.K19]=&quot;-&quot;;10000;[.J19]))+[$д.K19]" office:value-type="float" office:value="1352" calcext:value-type="float">
            <text:p>1352</text:p>
          </table:table-cell>
          <table:table-cell table:formula="of:=MIN(IF([$з.L19]=&quot;+&quot;;10000;[.L18]);IF([$з.L19]=&quot;-&quot;;10000;[.K19]))+[$д.L19]" office:value-type="float" office:value="1368" calcext:value-type="float">
            <text:p>1368</text:p>
          </table:table-cell>
          <table:table-cell table:formula="of:=MIN(IF([$з.M19]=&quot;+&quot;;10000;[.M18]);IF([$з.M19]=&quot;-&quot;;10000;[.L19]))+[$д.M19]" office:value-type="float" office:value="1384" calcext:value-type="float">
            <text:p>1384</text:p>
          </table:table-cell>
          <table:table-cell table:formula="of:=MIN(IF([$з.N19]=&quot;+&quot;;10000;[.N18]);IF([$з.N19]=&quot;-&quot;;10000;[.M19]))+[$д.N19]" office:value-type="float" office:value="1398" calcext:value-type="float">
            <text:p>1398</text:p>
          </table:table-cell>
          <table:table-cell table:style-name="ce56" table:formula="of:=MIN(IF([$з.O19]=&quot;+&quot;;10000;[.O18]);IF([$з.O19]=&quot;-&quot;;10000;[.N19]))+[$д.O19]" office:value-type="float" office:value="1414" calcext:value-type="float">
            <text:p>1414</text:p>
          </table:table-cell>
          <table:table-cell table:formula="of:=MIN(IF([$з.P19]=&quot;+&quot;;10000;[.P18]);IF([$з.P19]=&quot;-&quot;;10000;[.O19]))+[$д.P19]" office:value-type="float" office:value="1513" calcext:value-type="float">
            <text:p>1513</text:p>
          </table:table-cell>
          <table:table-cell table:formula="of:=MIN(IF([$з.Q19]=&quot;+&quot;;10000;[.Q18]);IF([$з.Q19]=&quot;-&quot;;10000;[.P19]))+[$д.Q19]" office:value-type="float" office:value="1548" calcext:value-type="float">
            <text:p>1548</text:p>
          </table:table-cell>
          <table:table-cell table:formula="of:=MIN(IF([$з.R19]=&quot;+&quot;;10000;[.R18]);IF([$з.R19]=&quot;-&quot;;10000;[.Q19]))+[$д.R19]" office:value-type="float" office:value="1583" calcext:value-type="float">
            <text:p>1583</text:p>
          </table:table-cell>
          <table:table-cell table:formula="of:=MIN(IF([$з.S19]=&quot;+&quot;;10000;[.S18]);IF([$з.S19]=&quot;-&quot;;10000;[.R19]))+[$д.S19]" office:value-type="float" office:value="1596" calcext:value-type="float">
            <text:p>1596</text:p>
          </table:table-cell>
          <table:table-cell table:style-name="ce65" table:formula="of:=MIN(IF([$з.T19]=&quot;+&quot;;10000;[.T18]);IF([$з.T19]=&quot;-&quot;;10000;[.S19]))+[$д.T19]" office:value-type="float" office:value="1610" calcext:value-type="float">
            <text:p>1610</text:p>
          </table:table-cell>
          <table:table-cell table:style-name="ce48" table:number-columns-repeated="16364"/>
        </table:table-row>
        <table:table-row table:style-name="ro1">
          <table:table-cell table:style-name="ce47" table:formula="of:=[.A19]+[$д.A20]" office:value-type="float" office:value="1220" calcext:value-type="float">
            <text:p>1220</text:p>
          </table:table-cell>
          <table:table-cell table:style-name="ce50" table:formula="of:=MIN(IF([$з.B20]=&quot;+&quot;;10000;[.B19]);IF([$з.B20]=&quot;-&quot;;10000;[.A20]))+[$д.B20]" office:value-type="float" office:value="1241" calcext:value-type="float">
            <text:p>1241</text:p>
          </table:table-cell>
          <table:table-cell table:style-name="ce50" table:formula="of:=MIN(IF([$з.C20]=&quot;+&quot;;10000;[.C19]);IF([$з.C20]=&quot;-&quot;;10000;[.B20]))+[$д.C20]" office:value-type="float" office:value="1246" calcext:value-type="float">
            <text:p>1246</text:p>
          </table:table-cell>
          <table:table-cell table:style-name="ce50" table:formula="of:=MIN(IF([$з.D20]=&quot;+&quot;;10000;[.D19]);IF([$з.D20]=&quot;-&quot;;10000;[.C20]))+[$д.D20]" office:value-type="float" office:value="1260" calcext:value-type="float">
            <text:p>1260</text:p>
          </table:table-cell>
          <table:table-cell table:style-name="ce50" table:formula="of:=MIN(IF([$з.E20]=&quot;+&quot;;10000;[.E19]);IF([$з.E20]=&quot;-&quot;;10000;[.D20]))+[$д.E20]" office:value-type="float" office:value="1263" calcext:value-type="float">
            <text:p>1263</text:p>
          </table:table-cell>
          <table:table-cell table:style-name="ce50" table:formula="of:=MIN(IF([$з.F20]=&quot;+&quot;;10000;[.F19]);IF([$з.F20]=&quot;-&quot;;10000;[.E20]))+[$д.F20]" office:value-type="float" office:value="1278" calcext:value-type="float">
            <text:p>1278</text:p>
          </table:table-cell>
          <table:table-cell table:style-name="ce50" table:formula="of:=MIN(IF([$з.G20]=&quot;+&quot;;10000;[.G19]);IF([$з.G20]=&quot;-&quot;;10000;[.F20]))+[$д.G20]" office:value-type="float" office:value="1298" calcext:value-type="float">
            <text:p>1298</text:p>
          </table:table-cell>
          <table:table-cell table:style-name="ce50" table:formula="of:=MIN(IF([$з.H20]=&quot;+&quot;;10000;[.H19]);IF([$з.H20]=&quot;-&quot;;10000;[.G20]))+[$д.H20]" office:value-type="float" office:value="1318" calcext:value-type="float">
            <text:p>1318</text:p>
          </table:table-cell>
          <table:table-cell table:style-name="ce50" table:formula="of:=MIN(IF([$з.I20]=&quot;+&quot;;10000;[.I19]);IF([$з.I20]=&quot;-&quot;;10000;[.H20]))+[$д.I20]" office:value-type="float" office:value="1320" calcext:value-type="float">
            <text:p>1320</text:p>
          </table:table-cell>
          <table:table-cell table:style-name="ce50" table:formula="of:=MIN(IF([$з.J20]=&quot;+&quot;;10000;[.J19]);IF([$з.J20]=&quot;-&quot;;10000;[.I20]))+[$д.J20]" office:value-type="float" office:value="1334" calcext:value-type="float">
            <text:p>1334</text:p>
          </table:table-cell>
          <table:table-cell table:style-name="ce50" table:formula="of:=MIN(IF([$з.K20]=&quot;+&quot;;10000;[.K19]);IF([$з.K20]=&quot;-&quot;;10000;[.J20]))+[$д.K20]" office:value-type="float" office:value="1346" calcext:value-type="float">
            <text:p>1346</text:p>
          </table:table-cell>
          <table:table-cell table:style-name="ce50" table:formula="of:=MIN(IF([$з.L20]=&quot;+&quot;;10000;[.L19]);IF([$з.L20]=&quot;-&quot;;10000;[.K20]))+[$д.L20]" office:value-type="float" office:value="1362" calcext:value-type="float">
            <text:p>1362</text:p>
          </table:table-cell>
          <table:table-cell table:style-name="ce50" table:formula="of:=MIN(IF([$з.M20]=&quot;+&quot;;10000;[.M19]);IF([$з.M20]=&quot;-&quot;;10000;[.L20]))+[$д.M20]" office:value-type="float" office:value="1373" calcext:value-type="float">
            <text:p>1373</text:p>
          </table:table-cell>
          <table:table-cell table:style-name="ce50" table:formula="of:=MIN(IF([$з.N20]=&quot;+&quot;;10000;[.N19]);IF([$з.N20]=&quot;-&quot;;10000;[.M20]))+[$д.N20]" office:value-type="float" office:value="1386" calcext:value-type="float">
            <text:p>1386</text:p>
          </table:table-cell>
          <table:table-cell table:style-name="ce16" table:formula="of:=MIN(IF([$з.O20]=&quot;+&quot;;10000;[.O19]);IF([$з.O20]=&quot;-&quot;;10000;[.N20]))+[$д.O20]" office:value-type="float" office:value="1400" calcext:value-type="float">
            <text:p>1400</text:p>
          </table:table-cell>
          <table:table-cell table:style-name="ce50" table:formula="of:=MIN(IF([$з.P20]=&quot;+&quot;;10000;[.P19]);IF([$з.P20]=&quot;-&quot;;10000;[.O20]))+[$д.P20]" office:value-type="float" office:value="1528" calcext:value-type="float">
            <text:p>1528</text:p>
          </table:table-cell>
          <table:table-cell table:style-name="ce50" table:formula="of:=MIN(IF([$з.Q20]=&quot;+&quot;;10000;[.Q19]);IF([$з.Q20]=&quot;-&quot;;10000;[.P20]))+[$д.Q20]" office:value-type="float" office:value="1556" calcext:value-type="float">
            <text:p>1556</text:p>
          </table:table-cell>
          <table:table-cell table:style-name="ce50" table:formula="of:=MIN(IF([$з.R20]=&quot;+&quot;;10000;[.R19]);IF([$з.R20]=&quot;-&quot;;10000;[.Q20]))+[$д.R20]" office:value-type="float" office:value="1572" calcext:value-type="float">
            <text:p>1572</text:p>
          </table:table-cell>
          <table:table-cell table:style-name="ce50" table:formula="of:=MIN(IF([$з.S20]=&quot;+&quot;;10000;[.S19]);IF([$з.S20]=&quot;-&quot;;10000;[.R20]))+[$д.S20]" office:value-type="float" office:value="1586" calcext:value-type="float">
            <text:p>1586</text:p>
          </table:table-cell>
          <table:table-cell table:style-name="ce24" table:formula="of:=MIN(IF([$з.T20]=&quot;+&quot;;10000;[.T19]);IF([$з.T20]=&quot;-&quot;;10000;[.S20]))+[$д.T20]" office:value-type="float" office:value="1599" calcext:value-type="float">
            <text:p>1599</text:p>
          </table:table-cell>
          <table:table-cell table:style-name="ce48" table:number-columns-repeated="16364"/>
        </table:table-row>
        <table:table-row table:style-name="ro2" table:number-rows-repeated="1048555">
          <table:table-cell table:number-columns-repeated="20"/>
          <table:table-cell table:style-name="ce48" table:number-columns-repeated="16364"/>
        </table:table-row>
        <table:table-row table:style-name="ro2">
          <table:table-cell table:number-columns-repeated="20"/>
          <table:table-cell table:style-name="ce48" table:number-columns-repeated="16364"/>
        </table:table-row>
      </table:table>
      <table:table table:name="max" table:style-name="ta2">
        <table:table-column table:style-name="co2" table:default-cell-style-name="ce46"/>
        <table:table-column table:style-name="co2" table:default-cell-style-name="ce48"/>
        <table:table-column table:style-name="co2" table:number-columns-repeated="15" table:default-cell-style-name="ce52"/>
        <table:table-column table:style-name="co2" table:default-cell-style-name="ce55"/>
        <table:table-column table:style-name="co2" table:default-cell-style-name="ce62"/>
        <table:table-column table:style-name="co2" table:default-cell-style-name="ce65"/>
        <table:table-column table:style-name="co2" table:number-columns-repeated="16364"/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49" table:formula="of:=[.A1]+[$д.B1]" office:value-type="float" office:value="155" calcext:value-type="float">
            <text:p>155</text:p>
          </table:table-cell>
          <table:table-cell table:style-name="ce49" table:formula="of:=[.B1]+[$д.C1]" office:value-type="float" office:value="251" calcext:value-type="float">
            <text:p>251</text:p>
          </table:table-cell>
          <table:table-cell table:style-name="ce49" table:formula="of:=[.C1]+[$д.D1]" office:value-type="float" office:value="347" calcext:value-type="float">
            <text:p>347</text:p>
          </table:table-cell>
          <table:table-cell table:style-name="ce49" table:formula="of:=[.D1]+[$д.E1]" office:value-type="float" office:value="382" calcext:value-type="float">
            <text:p>382</text:p>
          </table:table-cell>
          <table:table-cell table:style-name="ce49" table:formula="of:=[.E1]+[$д.F1]" office:value-type="float" office:value="418" calcext:value-type="float">
            <text:p>418</text:p>
          </table:table-cell>
          <table:table-cell table:style-name="ce49" table:formula="of:=[.F1]+[$д.G1]" office:value-type="float" office:value="427" calcext:value-type="float">
            <text:p>427</text:p>
          </table:table-cell>
          <table:table-cell table:style-name="ce49" table:formula="of:=[.G1]+[$д.H1]" office:value-type="float" office:value="440" calcext:value-type="float">
            <text:p>440</text:p>
          </table:table-cell>
          <table:table-cell table:style-name="ce49" table:formula="of:=[.H1]+[$д.I1]" office:value-type="float" office:value="478" calcext:value-type="float">
            <text:p>478</text:p>
          </table:table-cell>
          <table:table-cell table:style-name="ce49" table:formula="of:=[.I1]+[$д.J1]" office:value-type="float" office:value="527" calcext:value-type="float">
            <text:p>527</text:p>
          </table:table-cell>
          <table:table-cell table:style-name="ce49" table:formula="of:=[.J1]+[$д.K1]" office:value-type="float" office:value="568" calcext:value-type="float">
            <text:p>568</text:p>
          </table:table-cell>
          <table:table-cell table:style-name="ce49" table:formula="of:=[.K1]+[$д.L1]" office:value-type="float" office:value="617" calcext:value-type="float">
            <text:p>617</text:p>
          </table:table-cell>
          <table:table-cell table:style-name="ce49" table:formula="of:=[.L1]+[$д.M1]" office:value-type="float" office:value="626" calcext:value-type="float">
            <text:p>626</text:p>
          </table:table-cell>
          <table:table-cell table:style-name="ce49" table:formula="of:=[.M1]+[$д.N1]" office:value-type="float" office:value="661" calcext:value-type="float">
            <text:p>661</text:p>
          </table:table-cell>
          <table:table-cell table:style-name="ce49" table:formula="of:=[.N1]+[$д.O1]" office:value-type="float" office:value="695" calcext:value-type="float">
            <text:p>695</text:p>
          </table:table-cell>
          <table:table-cell table:style-name="ce49" table:formula="of:=[.O1]+[$д.P1]" office:value-type="float" office:value="719" calcext:value-type="float">
            <text:p>719</text:p>
          </table:table-cell>
          <table:table-cell table:style-name="ce49" table:formula="of:=[.P1]+[$д.Q1]" office:value-type="float" office:value="790" calcext:value-type="float">
            <text:p>790</text:p>
          </table:table-cell>
          <table:table-cell table:style-name="ce49" table:formula="of:=[.Q1]+[$д.R1]" office:value-type="float" office:value="867" calcext:value-type="float">
            <text:p>867</text:p>
          </table:table-cell>
          <table:table-cell table:style-name="ce49" table:formula="of:=[.R1]+[$д.S1]" office:value-type="float" office:value="950" calcext:value-type="float">
            <text:p>950</text:p>
          </table:table-cell>
          <table:table-cell table:style-name="ce64" table:formula="of:=[.S1]+[$д.T1]" office:value-type="float" office:value="1045" calcext:value-type="float">
            <text:p>1045</text:p>
          </table:table-cell>
          <table:table-cell table:style-name="Default" table:number-columns-repeated="16364"/>
        </table:table-row>
        <table:table-row table:style-name="ro1">
          <table:table-cell table:formula="of:=[.A1]+[$д.A2]" office:value-type="float" office:value="160" calcext:value-type="float">
            <text:p>160</text:p>
          </table:table-cell>
          <table:table-cell table:formula="of:=MAX(IF([$з.B2]=&quot;+&quot;;0;[.B1]);IF([$з.B2]=&quot;-&quot;;0;[.A2]))+[$д.B2]" office:value-type="float" office:value="253" calcext:value-type="float">
            <text:p>253</text:p>
          </table:table-cell>
          <table:table-cell table:style-name="ce48" table:formula="of:=MAX(IF([$з.C2]=&quot;+&quot;;0;[.C1]);IF([$з.C2]=&quot;-&quot;;0;[.B2]))+[$д.C2]" office:value-type="float" office:value="351" calcext:value-type="float">
            <text:p>351</text:p>
          </table:table-cell>
          <table:table-cell table:style-name="ce48" table:formula="of:=MAX(IF([$з.D2]=&quot;+&quot;;0;[.D1]);IF([$з.D2]=&quot;-&quot;;0;[.C2]))+[$д.D2]" office:value-type="float" office:value="446" calcext:value-type="float">
            <text:p>446</text:p>
          </table:table-cell>
          <table:table-cell table:style-name="ce48" table:formula="of:=MAX(IF([$з.E2]=&quot;+&quot;;0;[.E1]);IF([$з.E2]=&quot;-&quot;;0;[.D2]))+[$д.E2]" office:value-type="float" office:value="454" calcext:value-type="float">
            <text:p>454</text:p>
          </table:table-cell>
          <table:table-cell table:style-name="ce48" table:formula="of:=MAX(IF([$з.F2]=&quot;+&quot;;0;[.F1]);IF([$з.F2]=&quot;-&quot;;0;[.E2]))+[$д.F2]" office:value-type="float" office:value="494" calcext:value-type="float">
            <text:p>494</text:p>
          </table:table-cell>
          <table:table-cell table:style-name="ce48" table:formula="of:=MAX(IF([$з.G2]=&quot;+&quot;;0;[.G1]);IF([$з.G2]=&quot;-&quot;;0;[.F2]))+[$д.G2]" office:value-type="float" office:value="503" calcext:value-type="float">
            <text:p>503</text:p>
          </table:table-cell>
          <table:table-cell table:style-name="ce48" table:formula="of:=MAX(IF([$з.H2]=&quot;+&quot;;0;[.H1]);IF([$з.H2]=&quot;-&quot;;0;[.G2]))+[$д.H2]" office:value-type="float" office:value="515" calcext:value-type="float">
            <text:p>515</text:p>
          </table:table-cell>
          <table:table-cell table:style-name="ce48" table:formula="of:=MAX(IF([$з.I2]=&quot;+&quot;;0;[.I1]);IF([$з.I2]=&quot;-&quot;;0;[.H2]))+[$д.I2]" office:value-type="float" office:value="525" calcext:value-type="float">
            <text:p>525</text:p>
          </table:table-cell>
          <table:table-cell table:style-name="ce48" table:formula="of:=MAX(IF([$з.J2]=&quot;+&quot;;0;[.J1]);IF([$з.J2]=&quot;-&quot;;0;[.I2]))+[$д.J2]" office:value-type="float" office:value="572" calcext:value-type="float">
            <text:p>572</text:p>
          </table:table-cell>
          <table:table-cell table:style-name="ce48" table:formula="of:=MAX(IF([$з.K2]=&quot;+&quot;;0;[.K1]);IF([$з.K2]=&quot;-&quot;;0;[.J2]))+[$д.K2]" office:value-type="float" office:value="610" calcext:value-type="float">
            <text:p>610</text:p>
          </table:table-cell>
          <table:table-cell table:style-name="ce48" table:formula="of:=MAX(IF([$з.L2]=&quot;+&quot;;0;[.L1]);IF([$з.L2]=&quot;-&quot;;0;[.K2]))+[$д.L2]" office:value-type="float" office:value="652" calcext:value-type="float">
            <text:p>652</text:p>
          </table:table-cell>
          <table:table-cell table:style-name="ce48" table:formula="of:=MAX(IF([$з.M2]=&quot;+&quot;;0;[.M1]);IF([$з.M2]=&quot;-&quot;;0;[.L2]))+[$д.M2]" office:value-type="float" office:value="682" calcext:value-type="float">
            <text:p>682</text:p>
          </table:table-cell>
          <table:table-cell table:style-name="ce48" table:formula="of:=MAX(IF([$з.N2]=&quot;+&quot;;0;[.N1]);IF([$з.N2]=&quot;-&quot;;0;[.M2]))+[$д.N2]" office:value-type="float" office:value="730" calcext:value-type="float">
            <text:p>730</text:p>
          </table:table-cell>
          <table:table-cell table:style-name="ce48" table:formula="of:=MAX(IF([$з.O2]=&quot;+&quot;;0;[.O1]);IF([$з.O2]=&quot;-&quot;;0;[.N2]))+[$д.O2]" office:value-type="float" office:value="748" calcext:value-type="float">
            <text:p>748</text:p>
          </table:table-cell>
          <table:table-cell table:style-name="ce48" table:formula="of:=MAX(IF([$з.P2]=&quot;+&quot;;0;[.P1]);IF([$з.P2]=&quot;-&quot;;0;[.O2]))+[$д.P2]" office:value-type="float" office:value="778" calcext:value-type="float">
            <text:p>778</text:p>
          </table:table-cell>
          <table:table-cell table:style-name="ce48" table:formula="of:=MAX(IF([$з.Q2]=&quot;+&quot;;0;[.Q1]);IF([$з.Q2]=&quot;-&quot;;0;[.P2]))+[$д.Q2]" office:value-type="float" office:value="868" calcext:value-type="float">
            <text:p>868</text:p>
          </table:table-cell>
          <table:table-cell table:style-name="ce48" table:formula="of:=MAX(IF([$з.R2]=&quot;+&quot;;0;[.R1]);IF([$з.R2]=&quot;-&quot;;0;[.Q2]))+[$д.R2]" office:value-type="float" office:value="938" calcext:value-type="float">
            <text:p>938</text:p>
          </table:table-cell>
          <table:table-cell table:style-name="ce48" table:formula="of:=MAX(IF([$з.S2]=&quot;+&quot;;0;[.S1]);IF([$з.S2]=&quot;-&quot;;0;[.R2]))+[$д.S2]" office:value-type="float" office:value="1049" calcext:value-type="float">
            <text:p>1049</text:p>
          </table:table-cell>
          <table:table-cell table:formula="of:=MAX(IF([$з.T2]=&quot;+&quot;;0;[.T1]);IF([$з.T2]=&quot;-&quot;;0;[.S2]))+[$д.T2]" office:value-type="float" office:value="1133" calcext:value-type="float">
            <text:p>1133</text:p>
          </table:table-cell>
          <table:table-cell table:style-name="Default" table:number-columns-repeated="16364"/>
        </table:table-row>
        <table:table-row table:style-name="ro1">
          <table:table-cell table:formula="of:=[.A2]+[$д.A3]" office:value-type="float" office:value="245" calcext:value-type="float">
            <text:p>245</text:p>
          </table:table-cell>
          <table:table-cell table:formula="of:=MAX(IF([$з.B3]=&quot;+&quot;;0;[.B2]);IF([$з.B3]=&quot;-&quot;;0;[.A3]))+[$д.B3]" office:value-type="float" office:value="352" calcext:value-type="float">
            <text:p>352</text:p>
          </table:table-cell>
          <table:table-cell table:style-name="ce51" table:formula="of:=MAX(IF([$з.C3]=&quot;+&quot;;0;[.C2]);IF([$з.C3]=&quot;-&quot;;0;[.B3]))+[$д.C3]" office:value-type="float" office:value="430" calcext:value-type="float">
            <text:p>430</text:p>
          </table:table-cell>
          <table:table-cell table:style-name="ce51" table:formula="of:=MAX(IF([$з.D3]=&quot;+&quot;;0;[.D2]);IF([$з.D3]=&quot;-&quot;;0;[.C3]))+[$д.D3]" office:value-type="float" office:value="515" calcext:value-type="float">
            <text:p>515</text:p>
          </table:table-cell>
          <table:table-cell table:style-name="ce51" table:formula="of:=MAX(IF([$з.E3]=&quot;+&quot;;0;[.E2]);IF([$з.E3]=&quot;-&quot;;0;[.D3]))+[$д.E3]" office:value-type="float" office:value="557" calcext:value-type="float">
            <text:p>557</text:p>
          </table:table-cell>
          <table:table-cell table:style-name="ce51" table:formula="of:=MAX(IF([$з.F3]=&quot;+&quot;;0;[.F2]);IF([$з.F3]=&quot;-&quot;;0;[.E3]))+[$д.F3]" office:value-type="float" office:value="581" calcext:value-type="float">
            <text:p>581</text:p>
          </table:table-cell>
          <table:table-cell table:style-name="ce54" table:formula="of:=MAX(IF([$з.G3]=&quot;+&quot;;0;[.G2]);IF([$з.G3]=&quot;-&quot;;0;[.F3]))+[$д.G3]" office:value-type="float" office:value="623" calcext:value-type="float">
            <text:p>623</text:p>
          </table:table-cell>
          <table:table-cell table:formula="of:=MAX(IF([$з.H3]=&quot;+&quot;;0;[.H2]);IF([$з.H3]=&quot;-&quot;;0;[.G3]))+[$д.H3]" office:value-type="float" office:value="536" calcext:value-type="float">
            <text:p>536</text:p>
          </table:table-cell>
          <table:table-cell table:formula="of:=MAX(IF([$з.I3]=&quot;+&quot;;0;[.I2]);IF([$з.I3]=&quot;-&quot;;0;[.H3]))+[$д.I3]" office:value-type="float" office:value="572" calcext:value-type="float">
            <text:p>572</text:p>
          </table:table-cell>
          <table:table-cell table:formula="of:=MAX(IF([$з.J3]=&quot;+&quot;;0;[.J2]);IF([$з.J3]=&quot;-&quot;;0;[.I3]))+[$д.J3]" office:value-type="float" office:value="613" calcext:value-type="float">
            <text:p>613</text:p>
          </table:table-cell>
          <table:table-cell table:formula="of:=MAX(IF([$з.K3]=&quot;+&quot;;0;[.K2]);IF([$з.K3]=&quot;-&quot;;0;[.J3]))+[$д.K3]" office:value-type="float" office:value="642" calcext:value-type="float">
            <text:p>642</text:p>
          </table:table-cell>
          <table:table-cell table:style-name="ce55" table:formula="of:=MAX(IF([$з.L3]=&quot;+&quot;;0;[.L2]);IF([$з.L3]=&quot;-&quot;;0;[.K3]))+[$д.L3]" office:value-type="float" office:value="684" calcext:value-type="float">
            <text:p>684</text:p>
          </table:table-cell>
          <table:table-cell table:formula="of:=MAX(IF([$з.M3]=&quot;+&quot;;0;[.M2]);IF([$з.M3]=&quot;-&quot;;0;[.L3]))+[$д.M3]" office:value-type="float" office:value="719" calcext:value-type="float">
            <text:p>719</text:p>
          </table:table-cell>
          <table:table-cell table:formula="of:=MAX(IF([$з.N3]=&quot;+&quot;;0;[.N2]);IF([$з.N3]=&quot;-&quot;;0;[.M3]))+[$д.N3]" office:value-type="float" office:value="747" calcext:value-type="float">
            <text:p>747</text:p>
          </table:table-cell>
          <table:table-cell table:formula="of:=MAX(IF([$з.O3]=&quot;+&quot;;0;[.O2]);IF([$з.O3]=&quot;-&quot;;0;[.N3]))+[$д.O3]" office:value-type="float" office:value="772" calcext:value-type="float">
            <text:p>772</text:p>
          </table:table-cell>
          <table:table-cell table:formula="of:=MAX(IF([$з.P3]=&quot;+&quot;;0;[.P2]);IF([$з.P3]=&quot;-&quot;;0;[.O3]))+[$д.P3]" office:value-type="float" office:value="820" calcext:value-type="float">
            <text:p>820</text:p>
          </table:table-cell>
          <table:table-cell table:formula="of:=MAX(IF([$з.Q3]=&quot;+&quot;;0;[.Q2]);IF([$з.Q3]=&quot;-&quot;;0;[.P3]))+[$д.Q3]" office:value-type="float" office:value="938" calcext:value-type="float">
            <text:p>938</text:p>
          </table:table-cell>
          <table:table-cell table:formula="of:=MAX(IF([$з.R3]=&quot;+&quot;;0;[.R2]);IF([$з.R3]=&quot;-&quot;;0;[.Q3]))+[$д.R3]" office:value-type="float" office:value="1037" calcext:value-type="float">
            <text:p>1037</text:p>
          </table:table-cell>
          <table:table-cell table:formula="of:=MAX(IF([$з.S3]=&quot;+&quot;;0;[.S2]);IF([$з.S3]=&quot;-&quot;;0;[.R3]))+[$д.S3]" office:value-type="float" office:value="1146" calcext:value-type="float">
            <text:p>1146</text:p>
          </table:table-cell>
          <table:table-cell table:formula="of:=MAX(IF([$з.T3]=&quot;+&quot;;0;[.T2]);IF([$з.T3]=&quot;-&quot;;0;[.S3]))+[$д.T3]" office:value-type="float" office:value="1217" calcext:value-type="float">
            <text:p>1217</text:p>
          </table:table-cell>
          <table:table-cell table:style-name="Default" table:number-columns-repeated="16364"/>
        </table:table-row>
        <table:table-row table:style-name="ro1">
          <table:table-cell table:formula="of:=[.A3]+[$д.A4]" office:value-type="float" office:value="343" calcext:value-type="float">
            <text:p>343</text:p>
          </table:table-cell>
          <table:table-cell table:formula="of:=MAX(IF([$з.B4]=&quot;+&quot;;0;[.B3]);IF([$з.B4]=&quot;-&quot;;0;[.A4]))+[$д.B4]" office:value-type="float" office:value="448" calcext:value-type="float">
            <text:p>448</text:p>
          </table:table-cell>
          <table:table-cell table:formula="of:=MAX(IF([$з.C4]=&quot;+&quot;;0;[.C3]);IF([$з.C4]=&quot;-&quot;;0;[.B4]))+[$д.C4]" office:value-type="float" office:value="525" calcext:value-type="float">
            <text:p>525</text:p>
          </table:table-cell>
          <table:table-cell table:formula="of:=MAX(IF([$з.D4]=&quot;+&quot;;0;[.D3]);IF([$з.D4]=&quot;-&quot;;0;[.C4]))+[$д.D4]" office:value-type="float" office:value="616" calcext:value-type="float">
            <text:p>616</text:p>
          </table:table-cell>
          <table:table-cell table:formula="of:=MAX(IF([$з.E4]=&quot;+&quot;;0;[.E3]);IF([$з.E4]=&quot;-&quot;;0;[.D4]))+[$д.E4]" office:value-type="float" office:value="649" calcext:value-type="float">
            <text:p>649</text:p>
          </table:table-cell>
          <table:table-cell table:formula="of:=MAX(IF([$з.F4]=&quot;+&quot;;0;[.F3]);IF([$з.F4]=&quot;-&quot;;0;[.E4]))+[$д.F4]" office:value-type="float" office:value="696" calcext:value-type="float">
            <text:p>696</text:p>
          </table:table-cell>
          <table:table-cell table:style-name="ce55" table:formula="of:=MAX(IF([$з.G4]=&quot;+&quot;;0;[.G3]);IF([$з.G4]=&quot;-&quot;;0;[.F4]))+[$д.G4]" office:value-type="float" office:value="732" calcext:value-type="float">
            <text:p>732</text:p>
          </table:table-cell>
          <table:table-cell table:formula="of:=MAX(IF([$з.H4]=&quot;+&quot;;0;[.H3]);IF([$з.H4]=&quot;-&quot;;0;[.G4]))+[$д.H4]" office:value-type="float" office:value="571" calcext:value-type="float">
            <text:p>571</text:p>
          </table:table-cell>
          <table:table-cell table:formula="of:=MAX(IF([$з.I4]=&quot;+&quot;;0;[.I3]);IF([$з.I4]=&quot;-&quot;;0;[.H4]))+[$д.I4]" office:value-type="float" office:value="581" calcext:value-type="float">
            <text:p>581</text:p>
          </table:table-cell>
          <table:table-cell table:formula="of:=MAX(IF([$з.J4]=&quot;+&quot;;0;[.J3]);IF([$з.J4]=&quot;-&quot;;0;[.I4]))+[$д.J4]" office:value-type="float" office:value="626" calcext:value-type="float">
            <text:p>626</text:p>
          </table:table-cell>
          <table:table-cell table:formula="of:=MAX(IF([$з.K4]=&quot;+&quot;;0;[.K3]);IF([$з.K4]=&quot;-&quot;;0;[.J4]))+[$д.K4]" office:value-type="float" office:value="680" calcext:value-type="float">
            <text:p>680</text:p>
          </table:table-cell>
          <table:table-cell table:style-name="ce55" table:formula="of:=MAX(IF([$з.L4]=&quot;+&quot;;0;[.L3]);IF([$з.L4]=&quot;-&quot;;0;[.K4]))+[$д.L4]" office:value-type="float" office:value="716" calcext:value-type="float">
            <text:p>716</text:p>
          </table:table-cell>
          <table:table-cell table:formula="of:=MAX(IF([$з.M4]=&quot;+&quot;;0;[.M3]);IF([$з.M4]=&quot;-&quot;;0;[.L4]))+[$д.M4]" office:value-type="float" office:value="749" calcext:value-type="float">
            <text:p>749</text:p>
          </table:table-cell>
          <table:table-cell table:formula="of:=MAX(IF([$з.N4]=&quot;+&quot;;0;[.N3]);IF([$з.N4]=&quot;-&quot;;0;[.M4]))+[$д.N4]" office:value-type="float" office:value="764" calcext:value-type="float">
            <text:p>764</text:p>
          </table:table-cell>
          <table:table-cell table:formula="of:=MAX(IF([$з.O4]=&quot;+&quot;;0;[.O3]);IF([$з.O4]=&quot;-&quot;;0;[.N4]))+[$д.O4]" office:value-type="float" office:value="807" calcext:value-type="float">
            <text:p>807</text:p>
          </table:table-cell>
          <table:table-cell table:formula="of:=MAX(IF([$з.P4]=&quot;+&quot;;0;[.P3]);IF([$з.P4]=&quot;-&quot;;0;[.O4]))+[$д.P4]" office:value-type="float" office:value="841" calcext:value-type="float">
            <text:p>841</text:p>
          </table:table-cell>
          <table:table-cell table:formula="of:=MAX(IF([$з.Q4]=&quot;+&quot;;0;[.Q3]);IF([$з.Q4]=&quot;-&quot;;0;[.P4]))+[$д.Q4]" office:value-type="float" office:value="1023" calcext:value-type="float">
            <text:p>1023</text:p>
          </table:table-cell>
          <table:table-cell table:formula="of:=MAX(IF([$з.R4]=&quot;+&quot;;0;[.R3]);IF([$з.R4]=&quot;-&quot;;0;[.Q4]))+[$д.R4]" office:value-type="float" office:value="1121" calcext:value-type="float">
            <text:p>1121</text:p>
          </table:table-cell>
          <table:table-cell table:formula="of:=MAX(IF([$з.S4]=&quot;+&quot;;0;[.S3]);IF([$з.S4]=&quot;-&quot;;0;[.R4]))+[$д.S4]" office:value-type="float" office:value="1226" calcext:value-type="float">
            <text:p>1226</text:p>
          </table:table-cell>
          <table:table-cell table:formula="of:=MAX(IF([$з.T4]=&quot;+&quot;;0;[.T3]);IF([$з.T4]=&quot;-&quot;;0;[.S4]))+[$д.T4]" office:value-type="float" office:value="1310" calcext:value-type="float">
            <text:p>1310</text:p>
          </table:table-cell>
          <table:table-cell table:style-name="Default" table:number-columns-repeated="16364"/>
        </table:table-row>
        <table:table-row table:style-name="ro1">
          <table:table-cell table:formula="of:=[.A4]+[$д.A5]" office:value-type="float" office:value="434" calcext:value-type="float">
            <text:p>434</text:p>
          </table:table-cell>
          <table:table-cell table:formula="of:=MAX(IF([$з.B5]=&quot;+&quot;;0;[.B4]);IF([$з.B5]=&quot;-&quot;;0;[.A5]))+[$д.B5]" office:value-type="float" office:value="542" calcext:value-type="float">
            <text:p>542</text:p>
          </table:table-cell>
          <table:table-cell table:formula="of:=MAX(IF([$з.C5]=&quot;+&quot;;0;[.C4]);IF([$з.C5]=&quot;-&quot;;0;[.B5]))+[$д.C5]" office:value-type="float" office:value="617" calcext:value-type="float">
            <text:p>617</text:p>
          </table:table-cell>
          <table:table-cell table:formula="of:=MAX(IF([$з.D5]=&quot;+&quot;;0;[.D4]);IF([$з.D5]=&quot;-&quot;;0;[.C5]))+[$д.D5]" office:value-type="float" office:value="696" calcext:value-type="float">
            <text:p>696</text:p>
          </table:table-cell>
          <table:table-cell table:formula="of:=MAX(IF([$з.E5]=&quot;+&quot;;0;[.E4]);IF([$з.E5]=&quot;-&quot;;0;[.D5]))+[$д.E5]" office:value-type="float" office:value="732" calcext:value-type="float">
            <text:p>732</text:p>
          </table:table-cell>
          <table:table-cell table:formula="of:=MAX(IF([$з.F5]=&quot;+&quot;;0;[.F4]);IF([$з.F5]=&quot;-&quot;;0;[.E5]))+[$д.F5]" office:value-type="float" office:value="769" calcext:value-type="float">
            <text:p>769</text:p>
          </table:table-cell>
          <table:table-cell table:style-name="ce55" table:formula="of:=MAX(IF([$з.G5]=&quot;+&quot;;0;[.G4]);IF([$з.G5]=&quot;-&quot;;0;[.F5]))+[$д.G5]" office:value-type="float" office:value="803" calcext:value-type="float">
            <text:p>803</text:p>
          </table:table-cell>
          <table:table-cell table:formula="of:=MAX(IF([$з.H5]=&quot;+&quot;;0;[.H4]);IF([$з.H5]=&quot;-&quot;;0;[.G5]))+[$д.H5]" office:value-type="float" office:value="589" calcext:value-type="float">
            <text:p>589</text:p>
          </table:table-cell>
          <table:table-cell table:formula="of:=MAX(IF([$з.I5]=&quot;+&quot;;0;[.I4]);IF([$з.I5]=&quot;-&quot;;0;[.H5]))+[$д.I5]" office:value-type="float" office:value="596" calcext:value-type="float">
            <text:p>596</text:p>
          </table:table-cell>
          <table:table-cell table:formula="of:=MAX(IF([$з.J5]=&quot;+&quot;;0;[.J4]);IF([$з.J5]=&quot;-&quot;;0;[.I5]))+[$д.J5]" office:value-type="float" office:value="645" calcext:value-type="float">
            <text:p>645</text:p>
          </table:table-cell>
          <table:table-cell table:formula="of:=MAX(IF([$з.K5]=&quot;+&quot;;0;[.K4]);IF([$з.K5]=&quot;-&quot;;0;[.J5]))+[$д.K5]" office:value-type="float" office:value="707" calcext:value-type="float">
            <text:p>707</text:p>
          </table:table-cell>
          <table:table-cell table:style-name="ce55" table:formula="of:=MAX(IF([$з.L5]=&quot;+&quot;;0;[.L4]);IF([$з.L5]=&quot;-&quot;;0;[.K5]))+[$д.L5]" office:value-type="float" office:value="749" calcext:value-type="float">
            <text:p>749</text:p>
          </table:table-cell>
          <table:table-cell table:formula="of:=MAX(IF([$з.M5]=&quot;+&quot;;0;[.M4]);IF([$з.M5]=&quot;-&quot;;0;[.L5]))+[$д.M5]" office:value-type="float" office:value="786" calcext:value-type="float">
            <text:p>786</text:p>
          </table:table-cell>
          <table:table-cell table:formula="of:=MAX(IF([$з.N5]=&quot;+&quot;;0;[.N4]);IF([$з.N5]=&quot;-&quot;;0;[.M5]))+[$д.N5]" office:value-type="float" office:value="816" calcext:value-type="float">
            <text:p>816</text:p>
          </table:table-cell>
          <table:table-cell table:formula="of:=MAX(IF([$з.O5]=&quot;+&quot;;0;[.O4]);IF([$з.O5]=&quot;-&quot;;0;[.N5]))+[$д.O5]" office:value-type="float" office:value="859" calcext:value-type="float">
            <text:p>859</text:p>
          </table:table-cell>
          <table:table-cell table:formula="of:=MAX(IF([$з.P5]=&quot;+&quot;;0;[.P4]);IF([$з.P5]=&quot;-&quot;;0;[.O5]))+[$д.P5]" office:value-type="float" office:value="880" calcext:value-type="float">
            <text:p>880</text:p>
          </table:table-cell>
          <table:table-cell table:formula="of:=MAX(IF([$з.Q5]=&quot;+&quot;;0;[.Q4]);IF([$з.Q5]=&quot;-&quot;;0;[.P5]))+[$д.Q5]" office:value-type="float" office:value="1095" calcext:value-type="float">
            <text:p>1095</text:p>
          </table:table-cell>
          <table:table-cell table:formula="of:=MAX(IF([$з.R5]=&quot;+&quot;;0;[.R4]);IF([$з.R5]=&quot;-&quot;;0;[.Q5]))+[$д.R5]" office:value-type="float" office:value="1219" calcext:value-type="float">
            <text:p>1219</text:p>
          </table:table-cell>
          <table:table-cell table:formula="of:=MAX(IF([$з.S5]=&quot;+&quot;;0;[.S4]);IF([$з.S5]=&quot;-&quot;;0;[.R5]))+[$д.S5]" office:value-type="float" office:value="1321" calcext:value-type="float">
            <text:p>1321</text:p>
          </table:table-cell>
          <table:table-cell table:formula="of:=MAX(IF([$з.T5]=&quot;+&quot;;0;[.T4]);IF([$з.T5]=&quot;-&quot;;0;[.S5]))+[$д.T5]" office:value-type="float" office:value="1397" calcext:value-type="float">
            <text:p>1397</text:p>
          </table:table-cell>
          <table:table-cell table:style-name="Default" table:number-columns-repeated="16364"/>
        </table:table-row>
        <table:table-row table:style-name="ro1">
          <table:table-cell table:formula="of:=[.A5]+[$д.A6]" office:value-type="float" office:value="530" calcext:value-type="float">
            <text:p>530</text:p>
          </table:table-cell>
          <table:table-cell table:formula="of:=MAX(IF([$з.B6]=&quot;+&quot;;0;[.B5]);IF([$з.B6]=&quot;-&quot;;0;[.A6]))+[$д.B6]" office:value-type="float" office:value="623" calcext:value-type="float">
            <text:p>623</text:p>
          </table:table-cell>
          <table:table-cell table:formula="of:=MAX(IF([$з.C6]=&quot;+&quot;;0;[.C5]);IF([$з.C6]=&quot;-&quot;;0;[.B6]))+[$д.C6]" office:value-type="float" office:value="708" calcext:value-type="float">
            <text:p>708</text:p>
          </table:table-cell>
          <table:table-cell table:formula="of:=MAX(IF([$з.D6]=&quot;+&quot;;0;[.D5]);IF([$з.D6]=&quot;-&quot;;0;[.C6]))+[$д.D6]" office:value-type="float" office:value="782" calcext:value-type="float">
            <text:p>782</text:p>
          </table:table-cell>
          <table:table-cell table:formula="of:=MAX(IF([$з.E6]=&quot;+&quot;;0;[.E5]);IF([$з.E6]=&quot;-&quot;;0;[.D6]))+[$д.E6]" office:value-type="float" office:value="873" calcext:value-type="float">
            <text:p>873</text:p>
          </table:table-cell>
          <table:table-cell table:formula="of:=MAX(IF([$з.F6]=&quot;+&quot;;0;[.F5]);IF([$з.F6]=&quot;-&quot;;0;[.E6]))+[$д.F6]" office:value-type="float" office:value="966" calcext:value-type="float">
            <text:p>966</text:p>
          </table:table-cell>
          <table:table-cell table:style-name="ce55" table:formula="of:=MAX(IF([$з.G6]=&quot;+&quot;;0;[.G5]);IF([$з.G6]=&quot;-&quot;;0;[.F6]))+[$д.G6]" office:value-type="float" office:value="1043" calcext:value-type="float">
            <text:p>1043</text:p>
          </table:table-cell>
          <table:table-cell table:formula="of:=MAX(IF([$з.H6]=&quot;+&quot;;0;[.H5]);IF([$з.H6]=&quot;-&quot;;0;[.G6]))+[$д.H6]" office:value-type="float" office:value="676" calcext:value-type="float">
            <text:p>676</text:p>
          </table:table-cell>
          <table:table-cell table:formula="of:=MAX(IF([$з.I6]=&quot;+&quot;;0;[.I5]);IF([$з.I6]=&quot;-&quot;;0;[.H6]))+[$д.I6]" office:value-type="float" office:value="746" calcext:value-type="float">
            <text:p>746</text:p>
          </table:table-cell>
          <table:table-cell table:formula="of:=MAX(IF([$з.J6]=&quot;+&quot;;0;[.J5]);IF([$з.J6]=&quot;-&quot;;0;[.I6]))+[$д.J6]" office:value-type="float" office:value="836" calcext:value-type="float">
            <text:p>836</text:p>
          </table:table-cell>
          <table:table-cell table:formula="of:=MAX(IF([$з.K6]=&quot;+&quot;;0;[.K5]);IF([$з.K6]=&quot;-&quot;;0;[.J6]))+[$д.K6]" office:value-type="float" office:value="908" calcext:value-type="float">
            <text:p>908</text:p>
          </table:table-cell>
          <table:table-cell table:style-name="ce55" table:formula="of:=MAX(IF([$з.L6]=&quot;+&quot;;0;[.L5]);IF([$з.L6]=&quot;-&quot;;0;[.K6]))+[$д.L6]" office:value-type="float" office:value="1007" calcext:value-type="float">
            <text:p>1007</text:p>
          </table:table-cell>
          <table:table-cell table:formula="of:=MAX(IF([$з.M6]=&quot;+&quot;;0;[.M5]);IF([$з.M6]=&quot;-&quot;;0;[.L6]))+[$д.M6]" office:value-type="float" office:value="864" calcext:value-type="float">
            <text:p>864</text:p>
          </table:table-cell>
          <table:table-cell table:formula="of:=MAX(IF([$з.N6]=&quot;+&quot;;0;[.N5]);IF([$з.N6]=&quot;-&quot;;0;[.M6]))+[$д.N6]" office:value-type="float" office:value="941" calcext:value-type="float">
            <text:p>941</text:p>
          </table:table-cell>
          <table:table-cell table:formula="of:=MAX(IF([$з.O6]=&quot;+&quot;;0;[.O5]);IF([$з.O6]=&quot;-&quot;;0;[.N6]))+[$д.O6]" office:value-type="float" office:value="1030" calcext:value-type="float">
            <text:p>1030</text:p>
          </table:table-cell>
          <table:table-cell table:formula="of:=MAX(IF([$з.P6]=&quot;+&quot;;0;[.P5]);IF([$з.P6]=&quot;-&quot;;0;[.O6]))+[$д.P6]" office:value-type="float" office:value="1108" calcext:value-type="float">
            <text:p>1108</text:p>
          </table:table-cell>
          <table:table-cell table:formula="of:=MAX(IF([$з.Q6]=&quot;+&quot;;0;[.Q5]);IF([$з.Q6]=&quot;-&quot;;0;[.P6]))+[$д.Q6]" office:value-type="float" office:value="1190" calcext:value-type="float">
            <text:p>1190</text:p>
          </table:table-cell>
          <table:table-cell table:formula="of:=MAX(IF([$з.R6]=&quot;+&quot;;0;[.R5]);IF([$з.R6]=&quot;-&quot;;0;[.Q6]))+[$д.R6]" office:value-type="float" office:value="1305" calcext:value-type="float">
            <text:p>1305</text:p>
          </table:table-cell>
          <table:table-cell table:formula="of:=MAX(IF([$з.S6]=&quot;+&quot;;0;[.S5]);IF([$з.S6]=&quot;-&quot;;0;[.R6]))+[$д.S6]" office:value-type="float" office:value="1397" calcext:value-type="float">
            <text:p>1397</text:p>
          </table:table-cell>
          <table:table-cell table:formula="of:=MAX(IF([$з.T6]=&quot;+&quot;;0;[.T5]);IF([$з.T6]=&quot;-&quot;;0;[.S6]))+[$д.T6]" office:value-type="float" office:value="1482" calcext:value-type="float">
            <text:p>1482</text:p>
          </table:table-cell>
          <table:table-cell table:style-name="Default" table:number-columns-repeated="16364"/>
        </table:table-row>
        <table:table-row table:style-name="ro1">
          <table:table-cell table:formula="of:=[.A6]+[$д.A7]" office:value-type="float" office:value="626" calcext:value-type="float">
            <text:p>626</text:p>
          </table:table-cell>
          <table:table-cell table:formula="of:=MAX(IF([$з.B7]=&quot;+&quot;;0;[.B6]);IF([$з.B7]=&quot;-&quot;;0;[.A7]))+[$д.B7]" office:value-type="float" office:value="719" calcext:value-type="float">
            <text:p>719</text:p>
          </table:table-cell>
          <table:table-cell table:formula="of:=MAX(IF([$з.C7]=&quot;+&quot;;0;[.C6]);IF([$з.C7]=&quot;-&quot;;0;[.B7]))+[$д.C7]" office:value-type="float" office:value="797" calcext:value-type="float">
            <text:p>797</text:p>
          </table:table-cell>
          <table:table-cell table:formula="of:=MAX(IF([$з.D7]=&quot;+&quot;;0;[.D6]);IF([$з.D7]=&quot;-&quot;;0;[.C7]))+[$д.D7]" office:value-type="float" office:value="876" calcext:value-type="float">
            <text:p>876</text:p>
          </table:table-cell>
          <table:table-cell table:formula="of:=MAX(IF([$з.E7]=&quot;+&quot;;0;[.E6]);IF([$з.E7]=&quot;-&quot;;0;[.D7]))+[$д.E7]" office:value-type="float" office:value="953" calcext:value-type="float">
            <text:p>953</text:p>
          </table:table-cell>
          <table:table-cell table:formula="of:=MAX(IF([$з.F7]=&quot;+&quot;;0;[.F6]);IF([$з.F7]=&quot;-&quot;;0;[.E7]))+[$д.F7]" office:value-type="float" office:value="1063" calcext:value-type="float">
            <text:p>1063</text:p>
          </table:table-cell>
          <table:table-cell table:formula="of:=MAX(IF([$з.G7]=&quot;+&quot;;0;[.G6]);IF([$з.G7]=&quot;-&quot;;0;[.F7]))+[$д.G7]" office:value-type="float" office:value="1152" calcext:value-type="float">
            <text:p>1152</text:p>
          </table:table-cell>
          <table:table-cell table:formula="of:=MAX(IF([$з.H7]=&quot;+&quot;;0;[.H6]);IF([$з.H7]=&quot;-&quot;;0;[.G7]))+[$д.H7]" office:value-type="float" office:value="1243" calcext:value-type="float">
            <text:p>1243</text:p>
          </table:table-cell>
          <table:table-cell table:formula="of:=MAX(IF([$з.I7]=&quot;+&quot;;0;[.I6]);IF([$з.I7]=&quot;-&quot;;0;[.H7]))+[$д.I7]" office:value-type="float" office:value="1315" calcext:value-type="float">
            <text:p>1315</text:p>
          </table:table-cell>
          <table:table-cell table:formula="of:=MAX(IF([$з.J7]=&quot;+&quot;;0;[.J6]);IF([$з.J7]=&quot;-&quot;;0;[.I7]))+[$д.J7]" office:value-type="float" office:value="1410" calcext:value-type="float">
            <text:p>1410</text:p>
          </table:table-cell>
          <table:table-cell table:formula="of:=MAX(IF([$з.K7]=&quot;+&quot;;0;[.K6]);IF([$з.K7]=&quot;-&quot;;0;[.J7]))+[$д.K7]" office:value-type="float" office:value="1496" calcext:value-type="float">
            <text:p>1496</text:p>
          </table:table-cell>
          <table:table-cell table:style-name="ce55" table:formula="of:=MAX(IF([$з.L7]=&quot;+&quot;;0;[.L6]);IF([$з.L7]=&quot;-&quot;;0;[.K7]))+[$д.L7]" office:value-type="float" office:value="1575" calcext:value-type="float">
            <text:p>1575</text:p>
          </table:table-cell>
          <table:table-cell table:formula="of:=MAX(IF([$з.M7]=&quot;+&quot;;0;[.M6]);IF([$з.M7]=&quot;-&quot;;0;[.L7]))+[$д.M7]" office:value-type="float" office:value="942" calcext:value-type="float">
            <text:p>942</text:p>
          </table:table-cell>
          <table:table-cell table:formula="of:=MAX(IF([$з.N7]=&quot;+&quot;;0;[.N6]);IF([$з.N7]=&quot;-&quot;;0;[.M7]))+[$д.N7]" office:value-type="float" office:value="1041" calcext:value-type="float">
            <text:p>1041</text:p>
          </table:table-cell>
          <table:table-cell table:formula="of:=MAX(IF([$з.O7]=&quot;+&quot;;0;[.O6]);IF([$з.O7]=&quot;-&quot;;0;[.N7]))+[$д.O7]" office:value-type="float" office:value="1122" calcext:value-type="float">
            <text:p>1122</text:p>
          </table:table-cell>
          <table:table-cell table:formula="of:=MAX(IF([$з.P7]=&quot;+&quot;;0;[.P6]);IF([$з.P7]=&quot;-&quot;;0;[.O7]))+[$д.P7]" office:value-type="float" office:value="1196" calcext:value-type="float">
            <text:p>1196</text:p>
          </table:table-cell>
          <table:table-cell table:formula="of:=MAX(IF([$з.Q7]=&quot;+&quot;;0;[.Q6]);IF([$з.Q7]=&quot;-&quot;;0;[.P7]))+[$д.Q7]" office:value-type="float" office:value="1285" calcext:value-type="float">
            <text:p>1285</text:p>
          </table:table-cell>
          <table:table-cell table:formula="of:=MAX(IF([$з.R7]=&quot;+&quot;;0;[.R6]);IF([$з.R7]=&quot;-&quot;;0;[.Q7]))+[$д.R7]" office:value-type="float" office:value="1387" calcext:value-type="float">
            <text:p>1387</text:p>
          </table:table-cell>
          <table:table-cell table:formula="of:=MAX(IF([$з.S7]=&quot;+&quot;;0;[.S6]);IF([$з.S7]=&quot;-&quot;;0;[.R7]))+[$д.S7]" office:value-type="float" office:value="1484" calcext:value-type="float">
            <text:p>1484</text:p>
          </table:table-cell>
          <table:table-cell table:formula="of:=MAX(IF([$з.T7]=&quot;+&quot;;0;[.T6]);IF([$з.T7]=&quot;-&quot;;0;[.S7]))+[$д.T7]" office:value-type="float" office:value="1582" calcext:value-type="float">
            <text:p>1582</text:p>
          </table:table-cell>
          <table:table-cell table:style-name="Default" table:number-columns-repeated="16364"/>
        </table:table-row>
        <table:table-row table:style-name="ro1">
          <table:table-cell table:formula="of:=[.A7]+[$д.A8]" office:value-type="float" office:value="719" calcext:value-type="float">
            <text:p>719</text:p>
          </table:table-cell>
          <table:table-cell table:formula="of:=MAX(IF([$з.B8]=&quot;+&quot;;0;[.B7]);IF([$з.B8]=&quot;-&quot;;0;[.A8]))+[$д.B8]" office:value-type="float" office:value="809" calcext:value-type="float">
            <text:p>809</text:p>
          </table:table-cell>
          <table:table-cell table:formula="of:=MAX(IF([$з.C8]=&quot;+&quot;;0;[.C7]);IF([$з.C8]=&quot;-&quot;;0;[.B8]))+[$д.C8]" office:value-type="float" office:value="886" calcext:value-type="float">
            <text:p>886</text:p>
          </table:table-cell>
          <table:table-cell table:formula="of:=MAX(IF([$з.D8]=&quot;+&quot;;0;[.D7]);IF([$з.D8]=&quot;-&quot;;0;[.C8]))+[$д.D8]" office:value-type="float" office:value="978" calcext:value-type="float">
            <text:p>978</text:p>
          </table:table-cell>
          <table:table-cell table:formula="of:=MAX(IF([$з.E8]=&quot;+&quot;;0;[.E7]);IF([$з.E8]=&quot;-&quot;;0;[.D8]))+[$д.E8]" office:value-type="float" office:value="1059" calcext:value-type="float">
            <text:p>1059</text:p>
          </table:table-cell>
          <table:table-cell table:style-name="ce53" table:formula="of:=MAX(IF([$з.F8]=&quot;+&quot;;0;[.F7]);IF([$з.F8]=&quot;-&quot;;0;[.E8]))+[$д.F8]" office:value-type="float" office:value="1144" calcext:value-type="float">
            <text:p>1144</text:p>
          </table:table-cell>
          <table:table-cell table:style-name="ce53" table:formula="of:=MAX(IF([$з.G8]=&quot;+&quot;;0;[.G7]);IF([$з.G8]=&quot;-&quot;;0;[.F8]))+[$д.G8]" office:value-type="float" office:value="1236" calcext:value-type="float">
            <text:p>1236</text:p>
          </table:table-cell>
          <table:table-cell table:style-name="ce53" table:formula="of:=MAX(IF([$з.H8]=&quot;+&quot;;0;[.H7]);IF([$з.H8]=&quot;-&quot;;0;[.G8]))+[$д.H8]" office:value-type="float" office:value="1335" calcext:value-type="float">
            <text:p>1335</text:p>
          </table:table-cell>
          <table:table-cell table:style-name="ce53" table:formula="of:=MAX(IF([$з.I8]=&quot;+&quot;;0;[.I7]);IF([$з.I8]=&quot;-&quot;;0;[.H8]))+[$д.I8]" office:value-type="float" office:value="1434" calcext:value-type="float">
            <text:p>1434</text:p>
          </table:table-cell>
          <table:table-cell table:style-name="ce53" table:formula="of:=MAX(IF([$з.J8]=&quot;+&quot;;0;[.J7]);IF([$з.J8]=&quot;-&quot;;0;[.I8]))+[$д.J8]" office:value-type="float" office:value="1531" calcext:value-type="float">
            <text:p>1531</text:p>
          </table:table-cell>
          <table:table-cell table:style-name="ce53" table:formula="of:=MAX(IF([$з.K8]=&quot;+&quot;;0;[.K7]);IF([$з.K8]=&quot;-&quot;;0;[.J8]))+[$д.K8]" office:value-type="float" office:value="1602" calcext:value-type="float">
            <text:p>1602</text:p>
          </table:table-cell>
          <table:table-cell table:style-name="ce13" table:formula="of:=MAX(IF([$з.L8]=&quot;+&quot;;0;[.L7]);IF([$з.L8]=&quot;-&quot;;0;[.K8]))+[$д.L8]" office:value-type="float" office:value="1674" calcext:value-type="float">
            <text:p>1674</text:p>
          </table:table-cell>
          <table:table-cell table:formula="of:=MAX(IF([$з.M8]=&quot;+&quot;;0;[.M7]);IF([$з.M8]=&quot;-&quot;;0;[.L8]))+[$д.M8]" office:value-type="float" office:value="1041" calcext:value-type="float">
            <text:p>1041</text:p>
          </table:table-cell>
          <table:table-cell table:formula="of:=MAX(IF([$з.N8]=&quot;+&quot;;0;[.N7]);IF([$з.N8]=&quot;-&quot;;0;[.M8]))+[$д.N8]" office:value-type="float" office:value="1111" calcext:value-type="float">
            <text:p>1111</text:p>
          </table:table-cell>
          <table:table-cell table:formula="of:=MAX(IF([$з.O8]=&quot;+&quot;;0;[.O7]);IF([$з.O8]=&quot;-&quot;;0;[.N8]))+[$д.O8]" office:value-type="float" office:value="1219" calcext:value-type="float">
            <text:p>1219</text:p>
          </table:table-cell>
          <table:table-cell table:formula="of:=MAX(IF([$з.P8]=&quot;+&quot;;0;[.P7]);IF([$з.P8]=&quot;-&quot;;0;[.O8]))+[$д.P8]" office:value-type="float" office:value="1298" calcext:value-type="float">
            <text:p>1298</text:p>
          </table:table-cell>
          <table:table-cell table:formula="of:=MAX(IF([$з.Q8]=&quot;+&quot;;0;[.Q7]);IF([$з.Q8]=&quot;-&quot;;0;[.P8]))+[$д.Q8]" office:value-type="float" office:value="1317" calcext:value-type="float">
            <text:p>1317</text:p>
          </table:table-cell>
          <table:table-cell table:formula="of:=MAX(IF([$з.R8]=&quot;+&quot;;0;[.R7]);IF([$з.R8]=&quot;-&quot;;0;[.Q8]))+[$д.R8]" office:value-type="float" office:value="1396" calcext:value-type="float">
            <text:p>1396</text:p>
          </table:table-cell>
          <table:table-cell table:formula="of:=MAX(IF([$з.S8]=&quot;+&quot;;0;[.S7]);IF([$з.S8]=&quot;-&quot;;0;[.R8]))+[$д.S8]" office:value-type="float" office:value="1493" calcext:value-type="float">
            <text:p>1493</text:p>
          </table:table-cell>
          <table:table-cell table:formula="of:=MAX(IF([$з.T8]=&quot;+&quot;;0;[.T7]);IF([$з.T8]=&quot;-&quot;;0;[.S8]))+[$д.T8]" office:value-type="float" office:value="1607" calcext:value-type="float">
            <text:p>1607</text:p>
          </table:table-cell>
          <table:table-cell table:style-name="Default" table:number-columns-repeated="16364"/>
        </table:table-row>
        <table:table-row table:style-name="ro1">
          <table:table-cell table:formula="of:=[.A8]+[$д.A9]" office:value-type="float" office:value="796" calcext:value-type="float">
            <text:p>796</text:p>
          </table:table-cell>
          <table:table-cell table:formula="of:=MAX(IF([$з.B9]=&quot;+&quot;;0;[.B8]);IF([$з.B9]=&quot;-&quot;;0;[.A9]))+[$д.B9]" office:value-type="float" office:value="904" calcext:value-type="float">
            <text:p>904</text:p>
          </table:table-cell>
          <table:table-cell table:formula="of:=MAX(IF([$з.C9]=&quot;+&quot;;0;[.C8]);IF([$з.C9]=&quot;-&quot;;0;[.B9]))+[$д.C9]" office:value-type="float" office:value="991" calcext:value-type="float">
            <text:p>991</text:p>
          </table:table-cell>
          <table:table-cell table:formula="of:=MAX(IF([$з.D9]=&quot;+&quot;;0;[.D8]);IF([$з.D9]=&quot;-&quot;;0;[.C9]))+[$д.D9]" office:value-type="float" office:value="1069" calcext:value-type="float">
            <text:p>1069</text:p>
          </table:table-cell>
          <table:table-cell table:formula="of:=MAX(IF([$з.E9]=&quot;+&quot;;0;[.E8]);IF([$з.E9]=&quot;-&quot;;0;[.D9]))+[$д.E9]" office:value-type="float" office:value="1140" calcext:value-type="float">
            <text:p>1140</text:p>
          </table:table-cell>
          <table:table-cell table:formula="of:=MAX(IF([$з.F9]=&quot;+&quot;;0;[.F8]);IF([$з.F9]=&quot;-&quot;;0;[.E9]))+[$д.F9]" office:value-type="float" office:value="1210" calcext:value-type="float">
            <text:p>1210</text:p>
          </table:table-cell>
          <table:table-cell table:formula="of:=MAX(IF([$з.G9]=&quot;+&quot;;0;[.G8]);IF([$з.G9]=&quot;-&quot;;0;[.F9]))+[$д.G9]" office:value-type="float" office:value="1293" calcext:value-type="float">
            <text:p>1293</text:p>
          </table:table-cell>
          <table:table-cell table:formula="of:=MAX(IF([$з.H9]=&quot;+&quot;;0;[.H8]);IF([$з.H9]=&quot;-&quot;;0;[.G9]))+[$д.H9]" office:value-type="float" office:value="1392" calcext:value-type="float">
            <text:p>1392</text:p>
          </table:table-cell>
          <table:table-cell table:formula="of:=MAX(IF([$з.I9]=&quot;+&quot;;0;[.I8]);IF([$з.I9]=&quot;-&quot;;0;[.H9]))+[$д.I9]" office:value-type="float" office:value="1463" calcext:value-type="float">
            <text:p>1463</text:p>
          </table:table-cell>
          <table:table-cell table:formula="of:=MAX(IF([$з.J9]=&quot;+&quot;;0;[.J8]);IF([$з.J9]=&quot;-&quot;;0;[.I9]))+[$д.J9]" office:value-type="float" office:value="1538" calcext:value-type="float">
            <text:p>1538</text:p>
          </table:table-cell>
          <table:table-cell table:formula="of:=MAX(IF([$з.K9]=&quot;+&quot;;0;[.K8]);IF([$з.K9]=&quot;-&quot;;0;[.J9]))+[$д.K9]" office:value-type="float" office:value="1612" calcext:value-type="float">
            <text:p>1612</text:p>
          </table:table-cell>
          <table:table-cell table:formula="of:=MAX(IF([$з.L9]=&quot;+&quot;;0;[.L8]);IF([$з.L9]=&quot;-&quot;;0;[.K9]))+[$д.L9]" office:value-type="float" office:value="1704" calcext:value-type="float">
            <text:p>1704</text:p>
          </table:table-cell>
          <table:table-cell table:formula="of:=MAX(IF([$з.M9]=&quot;+&quot;;0;[.M8]);IF([$з.M9]=&quot;-&quot;;0;[.L9]))+[$д.M9]" office:value-type="float" office:value="1780" calcext:value-type="float">
            <text:p>1780</text:p>
          </table:table-cell>
          <table:table-cell table:formula="of:=MAX(IF([$з.N9]=&quot;+&quot;;0;[.N8]);IF([$з.N9]=&quot;-&quot;;0;[.M9]))+[$д.N9]" office:value-type="float" office:value="1851" calcext:value-type="float">
            <text:p>1851</text:p>
          </table:table-cell>
          <table:table-cell table:formula="of:=MAX(IF([$з.O9]=&quot;+&quot;;0;[.O8]);IF([$з.O9]=&quot;-&quot;;0;[.N9]))+[$д.O9]" office:value-type="float" office:value="1945" calcext:value-type="float">
            <text:p>1945</text:p>
          </table:table-cell>
          <table:table-cell table:formula="of:=MAX(IF([$з.P9]=&quot;+&quot;;0;[.P8]);IF([$з.P9]=&quot;-&quot;;0;[.O9]))+[$д.P9]" office:value-type="float" office:value="2030" calcext:value-type="float">
            <text:p>2030</text:p>
          </table:table-cell>
          <table:table-cell table:formula="of:=MAX(IF([$з.Q9]=&quot;+&quot;;0;[.Q8]);IF([$з.Q9]=&quot;-&quot;;0;[.P9]))+[$д.Q9]" office:value-type="float" office:value="2049" calcext:value-type="float">
            <text:p>2049</text:p>
          </table:table-cell>
          <table:table-cell table:formula="of:=MAX(IF([$з.R9]=&quot;+&quot;;0;[.R8]);IF([$з.R9]=&quot;-&quot;;0;[.Q9]))+[$д.R9]" office:value-type="float" office:value="2065" calcext:value-type="float">
            <text:p>2065</text:p>
          </table:table-cell>
          <table:table-cell table:formula="of:=MAX(IF([$з.S9]=&quot;+&quot;;0;[.S8]);IF([$з.S9]=&quot;-&quot;;0;[.R9]))+[$д.S9]" office:value-type="float" office:value="1499" calcext:value-type="float">
            <text:p>1499</text:p>
          </table:table-cell>
          <table:table-cell table:formula="of:=MAX(IF([$з.T9]=&quot;+&quot;;0;[.T8]);IF([$з.T9]=&quot;-&quot;;0;[.S9]))+[$д.T9]" office:value-type="float" office:value="1637" calcext:value-type="float">
            <text:p>1637</text:p>
          </table:table-cell>
          <table:table-cell table:style-name="Default" table:number-columns-repeated="16364"/>
        </table:table-row>
        <table:table-row table:style-name="ro1">
          <table:table-cell table:formula="of:=[.A9]+[$д.A10]" office:value-type="float" office:value="876" calcext:value-type="float">
            <text:p>876</text:p>
          </table:table-cell>
          <table:table-cell table:formula="of:=MAX(IF([$з.B10]=&quot;+&quot;;0;[.B9]);IF([$з.B10]=&quot;-&quot;;0;[.A10]))+[$д.B10]" office:value-type="float" office:value="978" calcext:value-type="float">
            <text:p>978</text:p>
          </table:table-cell>
          <table:table-cell table:formula="of:=MAX(IF([$з.C10]=&quot;+&quot;;0;[.C9]);IF([$з.C10]=&quot;-&quot;;0;[.B10]))+[$д.C10]" office:value-type="float" office:value="1065" calcext:value-type="float">
            <text:p>1065</text:p>
          </table:table-cell>
          <table:table-cell table:formula="of:=MAX(IF([$з.D10]=&quot;+&quot;;0;[.D9]);IF([$з.D10]=&quot;-&quot;;0;[.C10]))+[$д.D10]" office:value-type="float" office:value="1143" calcext:value-type="float">
            <text:p>1143</text:p>
          </table:table-cell>
          <table:table-cell table:formula="of:=MAX(IF([$з.E10]=&quot;+&quot;;0;[.E9]);IF([$з.E10]=&quot;-&quot;;0;[.D10]))+[$д.E10]" office:value-type="float" office:value="1225" calcext:value-type="float">
            <text:p>1225</text:p>
          </table:table-cell>
          <table:table-cell table:formula="of:=MAX(IF([$з.F10]=&quot;+&quot;;0;[.F9]);IF([$з.F10]=&quot;-&quot;;0;[.E10]))+[$д.F10]" office:value-type="float" office:value="1308" calcext:value-type="float">
            <text:p>1308</text:p>
          </table:table-cell>
          <table:table-cell table:formula="of:=MAX(IF([$з.G10]=&quot;+&quot;;0;[.G9]);IF([$з.G10]=&quot;-&quot;;0;[.F10]))+[$д.G10]" office:value-type="float" office:value="1402" calcext:value-type="float">
            <text:p>1402</text:p>
          </table:table-cell>
          <table:table-cell table:formula="of:=MAX(IF([$з.H10]=&quot;+&quot;;0;[.H9]);IF([$з.H10]=&quot;-&quot;;0;[.G10]))+[$д.H10]" office:value-type="float" office:value="1479" calcext:value-type="float">
            <text:p>1479</text:p>
          </table:table-cell>
          <table:table-cell table:formula="of:=MAX(IF([$з.I10]=&quot;+&quot;;0;[.I9]);IF([$з.I10]=&quot;-&quot;;0;[.H10]))+[$д.I10]" office:value-type="float" office:value="1568" calcext:value-type="float">
            <text:p>1568</text:p>
          </table:table-cell>
          <table:table-cell table:formula="of:=MAX(IF([$з.J10]=&quot;+&quot;;0;[.J9]);IF([$з.J10]=&quot;-&quot;;0;[.I10]))+[$д.J10]" office:value-type="float" office:value="1665" calcext:value-type="float">
            <text:p>1665</text:p>
          </table:table-cell>
          <table:table-cell table:formula="of:=MAX(IF([$з.K10]=&quot;+&quot;;0;[.K9]);IF([$з.K10]=&quot;-&quot;;0;[.J10]))+[$д.K10]" office:value-type="float" office:value="1762" calcext:value-type="float">
            <text:p>1762</text:p>
          </table:table-cell>
          <table:table-cell table:formula="of:=MAX(IF([$з.L10]=&quot;+&quot;;0;[.L9]);IF([$з.L10]=&quot;-&quot;;0;[.K10]))+[$д.L10]" office:value-type="float" office:value="1854" calcext:value-type="float">
            <text:p>1854</text:p>
          </table:table-cell>
          <table:table-cell table:formula="of:=MAX(IF([$з.M10]=&quot;+&quot;;0;[.M9]);IF([$з.M10]=&quot;-&quot;;0;[.L10]))+[$д.M10]" office:value-type="float" office:value="1937" calcext:value-type="float">
            <text:p>1937</text:p>
          </table:table-cell>
          <table:table-cell table:style-name="ce53" table:formula="of:=MAX(IF([$з.N10]=&quot;+&quot;;0;[.N9]);IF([$з.N10]=&quot;-&quot;;0;[.M10]))+[$д.N10]" office:value-type="float" office:value="2027" calcext:value-type="float">
            <text:p>2027</text:p>
          </table:table-cell>
          <table:table-cell table:style-name="ce53" table:formula="of:=MAX(IF([$з.O10]=&quot;+&quot;;0;[.O9]);IF([$з.O10]=&quot;-&quot;;0;[.N10]))+[$д.O10]" office:value-type="float" office:value="2121" calcext:value-type="float">
            <text:p>2121</text:p>
          </table:table-cell>
          <table:table-cell table:style-name="ce53" table:formula="of:=MAX(IF([$з.P10]=&quot;+&quot;;0;[.P9]);IF([$з.P10]=&quot;-&quot;;0;[.O10]))+[$д.P10]" office:value-type="float" office:value="2211" calcext:value-type="float">
            <text:p>2211</text:p>
          </table:table-cell>
          <table:table-cell table:style-name="ce53" table:formula="of:=MAX(IF([$з.Q10]=&quot;+&quot;;0;[.Q9]);IF([$з.Q10]=&quot;-&quot;;0;[.P10]))+[$д.Q10]" office:value-type="float" office:value="2233" calcext:value-type="float">
            <text:p>2233</text:p>
          </table:table-cell>
          <table:table-cell table:style-name="ce13" table:formula="of:=MAX(IF([$з.R10]=&quot;+&quot;;0;[.R9]);IF([$з.R10]=&quot;-&quot;;0;[.Q10]))+[$д.R10]" office:value-type="float" office:value="2263" calcext:value-type="float">
            <text:p>2263</text:p>
          </table:table-cell>
          <table:table-cell table:formula="of:=MAX(IF([$з.S10]=&quot;+&quot;;0;[.S9]);IF([$з.S10]=&quot;-&quot;;0;[.R10]))+[$д.S10]" office:value-type="float" office:value="1533" calcext:value-type="float">
            <text:p>1533</text:p>
          </table:table-cell>
          <table:table-cell table:formula="of:=MAX(IF([$з.T10]=&quot;+&quot;;0;[.T9]);IF([$з.T10]=&quot;-&quot;;0;[.S10]))+[$д.T10]" office:value-type="float" office:value="1654" calcext:value-type="float">
            <text:p>1654</text:p>
          </table:table-cell>
          <table:table-cell table:style-name="Default" table:number-columns-repeated="16364"/>
        </table:table-row>
        <table:table-row table:style-name="ro1">
          <table:table-cell table:formula="of:=[.A10]+[$д.A11]" office:value-type="float" office:value="958" calcext:value-type="float">
            <text:p>958</text:p>
          </table:table-cell>
          <table:table-cell table:formula="of:=MAX(IF([$з.B11]=&quot;+&quot;;0;[.B10]);IF([$з.B11]=&quot;-&quot;;0;[.A11]))+[$д.B11]" office:value-type="float" office:value="1076" calcext:value-type="float">
            <text:p>1076</text:p>
          </table:table-cell>
          <table:table-cell table:formula="of:=MAX(IF([$з.C11]=&quot;+&quot;;0;[.C10]);IF([$з.C11]=&quot;-&quot;;0;[.B11]))+[$д.C11]" office:value-type="float" office:value="1165" calcext:value-type="float">
            <text:p>1165</text:p>
          </table:table-cell>
          <table:table-cell table:formula="of:=MAX(IF([$з.D11]=&quot;+&quot;;0;[.D10]);IF([$з.D11]=&quot;-&quot;;0;[.C11]))+[$д.D11]" office:value-type="float" office:value="1245" calcext:value-type="float">
            <text:p>1245</text:p>
          </table:table-cell>
          <table:table-cell table:formula="of:=MAX(IF([$з.E11]=&quot;+&quot;;0;[.E10]);IF([$з.E11]=&quot;-&quot;;0;[.D11]))+[$д.E11]" office:value-type="float" office:value="1344" calcext:value-type="float">
            <text:p>1344</text:p>
          </table:table-cell>
          <table:table-cell table:formula="of:=MAX(IF([$з.F11]=&quot;+&quot;;0;[.F10]);IF([$з.F11]=&quot;-&quot;;0;[.E11]))+[$д.F11]" office:value-type="float" office:value="1421" calcext:value-type="float">
            <text:p>1421</text:p>
          </table:table-cell>
          <table:table-cell table:style-name="ce51" table:formula="of:=MAX(IF([$з.G11]=&quot;+&quot;;0;[.G10]);IF([$з.G11]=&quot;-&quot;;0;[.F11]))+[$д.G11]" office:value-type="float" office:value="1507" calcext:value-type="float">
            <text:p>1507</text:p>
          </table:table-cell>
          <table:table-cell table:style-name="ce51" table:formula="of:=MAX(IF([$з.H11]=&quot;+&quot;;0;[.H10]);IF([$з.H11]=&quot;-&quot;;0;[.G11]))+[$д.H11]" office:value-type="float" office:value="1579" calcext:value-type="float">
            <text:p>1579</text:p>
          </table:table-cell>
          <table:table-cell table:style-name="ce51" table:formula="of:=MAX(IF([$з.I11]=&quot;+&quot;;0;[.I10]);IF([$з.I11]=&quot;-&quot;;0;[.H11]))+[$д.I11]" office:value-type="float" office:value="1673" calcext:value-type="float">
            <text:p>1673</text:p>
          </table:table-cell>
          <table:table-cell table:style-name="ce54" table:formula="of:=MAX(IF([$з.J11]=&quot;+&quot;;0;[.J10]);IF([$з.J11]=&quot;-&quot;;0;[.I11]))+[$д.J11]" office:value-type="float" office:value="1754" calcext:value-type="float">
            <text:p>1754</text:p>
          </table:table-cell>
          <table:table-cell table:formula="of:=MAX(IF([$з.K11]=&quot;+&quot;;0;[.K10]);IF([$з.K11]=&quot;-&quot;;0;[.J11]))+[$д.K11]" office:value-type="float" office:value="1832" calcext:value-type="float">
            <text:p>1832</text:p>
          </table:table-cell>
          <table:table-cell table:formula="of:=MAX(IF([$з.L11]=&quot;+&quot;;0;[.L10]);IF([$з.L11]=&quot;-&quot;;0;[.K11]))+[$д.L11]" office:value-type="float" office:value="1940" calcext:value-type="float">
            <text:p>1940</text:p>
          </table:table-cell>
          <table:table-cell table:formula="of:=MAX(IF([$з.M11]=&quot;+&quot;;0;[.M10]);IF([$з.M11]=&quot;-&quot;;0;[.L11]))+[$д.M11]" office:value-type="float" office:value="2014" calcext:value-type="float">
            <text:p>2014</text:p>
          </table:table-cell>
          <table:table-cell table:formula="of:=MAX(IF([$з.N11]=&quot;+&quot;;0;[.N10]);IF([$з.N11]=&quot;-&quot;;0;[.M11]))+[$д.N11]" office:value-type="float" office:value="2100" calcext:value-type="float">
            <text:p>2100</text:p>
          </table:table-cell>
          <table:table-cell table:formula="of:=MAX(IF([$з.O11]=&quot;+&quot;;0;[.O10]);IF([$з.O11]=&quot;-&quot;;0;[.N11]))+[$д.O11]" office:value-type="float" office:value="2170" calcext:value-type="float">
            <text:p>2170</text:p>
          </table:table-cell>
          <table:table-cell table:formula="of:=MAX(IF([$з.P11]=&quot;+&quot;;0;[.P10]);IF([$з.P11]=&quot;-&quot;;0;[.O11]))+[$д.P11]" office:value-type="float" office:value="2263" calcext:value-type="float">
            <text:p>2263</text:p>
          </table:table-cell>
          <table:table-cell table:formula="of:=MAX(IF([$з.Q11]=&quot;+&quot;;0;[.Q10]);IF([$з.Q11]=&quot;-&quot;;0;[.P11]))+[$д.Q11]" office:value-type="float" office:value="2278" calcext:value-type="float">
            <text:p>2278</text:p>
          </table:table-cell>
          <table:table-cell table:style-name="ce52" table:formula="of:=MAX(IF([$з.R11]=&quot;+&quot;;0;[.R10]);IF([$з.R11]=&quot;-&quot;;0;[.Q11]))+[$д.R11]" office:value-type="float" office:value="2296" calcext:value-type="float">
            <text:p>2296</text:p>
          </table:table-cell>
          <table:table-cell table:style-name="ce52" table:formula="of:=MAX(IF([$з.S11]=&quot;+&quot;;0;[.S10]);IF([$з.S11]=&quot;-&quot;;0;[.R11]))+[$д.S11]" office:value-type="float" office:value="2315" calcext:value-type="float">
            <text:p>2315</text:p>
          </table:table-cell>
          <table:table-cell table:formula="of:=MAX(IF([$з.T11]=&quot;+&quot;;0;[.T10]);IF([$з.T11]=&quot;-&quot;;0;[.S11]))+[$д.T11]" office:value-type="float" office:value="2324" calcext:value-type="float">
            <text:p>2324</text:p>
          </table:table-cell>
          <table:table-cell table:style-name="Default" table:number-columns-repeated="16364"/>
        </table:table-row>
        <table:table-row table:style-name="ro1">
          <table:table-cell table:formula="of:=[.A11]+[$д.A12]" office:value-type="float" office:value="1020" calcext:value-type="float">
            <text:p>1020</text:p>
          </table:table-cell>
          <table:table-cell table:formula="of:=MAX(IF([$з.B12]=&quot;+&quot;;0;[.B11]);IF([$з.B12]=&quot;-&quot;;0;[.A12]))+[$д.B12]" office:value-type="float" office:value="1098" calcext:value-type="float">
            <text:p>1098</text:p>
          </table:table-cell>
          <table:table-cell table:formula="of:=MAX(IF([$з.C12]=&quot;+&quot;;0;[.C11]);IF([$з.C12]=&quot;-&quot;;0;[.B12]))+[$д.C12]" office:value-type="float" office:value="1226" calcext:value-type="float">
            <text:p>1226</text:p>
          </table:table-cell>
          <table:table-cell table:formula="of:=MAX(IF([$з.D12]=&quot;+&quot;;0;[.D11]);IF([$з.D12]=&quot;-&quot;;0;[.C12]))+[$д.D12]" office:value-type="float" office:value="1310" calcext:value-type="float">
            <text:p>1310</text:p>
          </table:table-cell>
          <table:table-cell table:formula="of:=MAX(IF([$з.E12]=&quot;+&quot;;0;[.E11]);IF([$з.E12]=&quot;-&quot;;0;[.D12]))+[$д.E12]" office:value-type="float" office:value="1403" calcext:value-type="float">
            <text:p>1403</text:p>
          </table:table-cell>
          <table:table-cell table:formula="of:=MAX(IF([$з.F12]=&quot;+&quot;;0;[.F11]);IF([$з.F12]=&quot;-&quot;;0;[.E12]))+[$д.F12]" office:value-type="float" office:value="1483" calcext:value-type="float">
            <text:p>1483</text:p>
          </table:table-cell>
          <table:table-cell table:formula="of:=MAX(IF([$з.G12]=&quot;+&quot;;0;[.G11]);IF([$з.G12]=&quot;-&quot;;0;[.F12]))+[$д.G12]" office:value-type="float" office:value="1585" calcext:value-type="float">
            <text:p>1585</text:p>
          </table:table-cell>
          <table:table-cell table:formula="of:=MAX(IF([$з.H12]=&quot;+&quot;;0;[.H11]);IF([$з.H12]=&quot;-&quot;;0;[.G12]))+[$д.H12]" office:value-type="float" office:value="1629" calcext:value-type="float">
            <text:p>1629</text:p>
          </table:table-cell>
          <table:table-cell table:formula="of:=MAX(IF([$з.I12]=&quot;+&quot;;0;[.I11]);IF([$з.I12]=&quot;-&quot;;0;[.H12]))+[$д.I12]" office:value-type="float" office:value="1698" calcext:value-type="float">
            <text:p>1698</text:p>
          </table:table-cell>
          <table:table-cell table:style-name="ce55" table:formula="of:=MAX(IF([$з.J12]=&quot;+&quot;;0;[.J11]);IF([$з.J12]=&quot;-&quot;;0;[.I12]))+[$д.J12]" office:value-type="float" office:value="1830" calcext:value-type="float">
            <text:p>1830</text:p>
          </table:table-cell>
          <table:table-cell table:formula="of:=MAX(IF([$з.K12]=&quot;+&quot;;0;[.K11]);IF([$з.K12]=&quot;-&quot;;0;[.J12]))+[$д.K12]" office:value-type="float" office:value="1854" calcext:value-type="float">
            <text:p>1854</text:p>
          </table:table-cell>
          <table:table-cell table:formula="of:=MAX(IF([$з.L12]=&quot;+&quot;;0;[.L11]);IF([$з.L12]=&quot;-&quot;;0;[.K12]))+[$д.L12]" office:value-type="float" office:value="2031" calcext:value-type="float">
            <text:p>2031</text:p>
          </table:table-cell>
          <table:table-cell table:formula="of:=MAX(IF([$з.M12]=&quot;+&quot;;0;[.M11]);IF([$з.M12]=&quot;-&quot;;0;[.L12]))+[$д.M12]" office:value-type="float" office:value="2117" calcext:value-type="float">
            <text:p>2117</text:p>
          </table:table-cell>
          <table:table-cell table:formula="of:=MAX(IF([$з.N12]=&quot;+&quot;;0;[.N11]);IF([$з.N12]=&quot;-&quot;;0;[.M12]))+[$д.N12]" office:value-type="float" office:value="2147" calcext:value-type="float">
            <text:p>2147</text:p>
          </table:table-cell>
          <table:table-cell table:formula="of:=MAX(IF([$з.O12]=&quot;+&quot;;0;[.O11]);IF([$з.O12]=&quot;-&quot;;0;[.N12]))+[$д.O12]" office:value-type="float" office:value="2222" calcext:value-type="float">
            <text:p>2222</text:p>
          </table:table-cell>
          <table:table-cell table:formula="of:=MAX(IF([$з.P12]=&quot;+&quot;;0;[.P11]);IF([$з.P12]=&quot;-&quot;;0;[.O12]))+[$д.P12]" office:value-type="float" office:value="2323" calcext:value-type="float">
            <text:p>2323</text:p>
          </table:table-cell>
          <table:table-cell table:formula="of:=MAX(IF([$з.Q12]=&quot;+&quot;;0;[.Q11]);IF([$з.Q12]=&quot;-&quot;;0;[.P12]))+[$д.Q12]" office:value-type="float" office:value="2340" calcext:value-type="float">
            <text:p>2340</text:p>
          </table:table-cell>
          <table:table-cell table:style-name="ce52" table:formula="of:=MAX(IF([$з.R12]=&quot;+&quot;;0;[.R11]);IF([$з.R12]=&quot;-&quot;;0;[.Q12]))+[$д.R12]" office:value-type="float" office:value="2360" calcext:value-type="float">
            <text:p>2360</text:p>
          </table:table-cell>
          <table:table-cell table:style-name="ce52" table:formula="of:=MAX(IF([$з.S12]=&quot;+&quot;;0;[.S11]);IF([$з.S12]=&quot;-&quot;;0;[.R12]))+[$д.S12]" office:value-type="float" office:value="2367" calcext:value-type="float">
            <text:p>2367</text:p>
          </table:table-cell>
          <table:table-cell table:formula="of:=MAX(IF([$з.T12]=&quot;+&quot;;0;[.T11]);IF([$з.T12]=&quot;-&quot;;0;[.S12]))+[$д.T12]" office:value-type="float" office:value="2388" calcext:value-type="float">
            <text:p>2388</text:p>
          </table:table-cell>
          <table:table-cell table:style-name="Default" table:number-columns-repeated="16364"/>
        </table:table-row>
        <table:table-row table:style-name="ro1">
          <table:table-cell table:formula="of:=[.A12]+[$д.A13]" office:value-type="float" office:value="1089" calcext:value-type="float">
            <text:p>1089</text:p>
          </table:table-cell>
          <table:table-cell table:formula="of:=MAX(IF([$з.B13]=&quot;+&quot;;0;[.B12]);IF([$з.B13]=&quot;-&quot;;0;[.A13]))+[$д.B13]" office:value-type="float" office:value="1122" calcext:value-type="float">
            <text:p>1122</text:p>
          </table:table-cell>
          <table:table-cell table:style-name="ce51" table:formula="of:=MAX(IF([$з.C13]=&quot;+&quot;;0;[.C12]);IF([$з.C13]=&quot;-&quot;;0;[.B13]))+[$д.C13]" office:value-type="float" office:value="1142" calcext:value-type="float">
            <text:p>1142</text:p>
          </table:table-cell>
          <table:table-cell table:style-name="ce51" table:formula="of:=MAX(IF([$з.D13]=&quot;+&quot;;0;[.D12]);IF([$з.D13]=&quot;-&quot;;0;[.C13]))+[$д.D13]" office:value-type="float" office:value="1225" calcext:value-type="float">
            <text:p>1225</text:p>
          </table:table-cell>
          <table:table-cell table:style-name="ce51" table:formula="of:=MAX(IF([$з.E13]=&quot;+&quot;;0;[.E12]);IF([$з.E13]=&quot;-&quot;;0;[.D13]))+[$д.E13]" office:value-type="float" office:value="1314" calcext:value-type="float">
            <text:p>1314</text:p>
          </table:table-cell>
          <table:table-cell table:style-name="ce54" table:formula="of:=MAX(IF([$з.F13]=&quot;+&quot;;0;[.F12]);IF([$з.F13]=&quot;-&quot;;0;[.E13]))+[$д.F13]" office:value-type="float" office:value="1351" calcext:value-type="float">
            <text:p>1351</text:p>
          </table:table-cell>
          <table:table-cell table:formula="of:=MAX(IF([$з.G13]=&quot;+&quot;;0;[.G12]);IF([$з.G13]=&quot;-&quot;;0;[.F13]))+[$д.G13]" office:value-type="float" office:value="1606" calcext:value-type="float">
            <text:p>1606</text:p>
          </table:table-cell>
          <table:table-cell table:formula="of:=MAX(IF([$з.H13]=&quot;+&quot;;0;[.H12]);IF([$з.H13]=&quot;-&quot;;0;[.G13]))+[$д.H13]" office:value-type="float" office:value="1656" calcext:value-type="float">
            <text:p>1656</text:p>
          </table:table-cell>
          <table:table-cell table:formula="of:=MAX(IF([$з.I13]=&quot;+&quot;;0;[.I12]);IF([$з.I13]=&quot;-&quot;;0;[.H13]))+[$д.I13]" office:value-type="float" office:value="1780" calcext:value-type="float">
            <text:p>1780</text:p>
          </table:table-cell>
          <table:table-cell table:style-name="ce55" table:formula="of:=MAX(IF([$з.J13]=&quot;+&quot;;0;[.J12]);IF([$з.J13]=&quot;-&quot;;0;[.I13]))+[$д.J13]" office:value-type="float" office:value="1920" calcext:value-type="float">
            <text:p>1920</text:p>
          </table:table-cell>
          <table:table-cell table:formula="of:=MAX(IF([$з.K13]=&quot;+&quot;;0;[.K12]);IF([$з.K13]=&quot;-&quot;;0;[.J13]))+[$д.K13]" office:value-type="float" office:value="1929" calcext:value-type="float">
            <text:p>1929</text:p>
          </table:table-cell>
          <table:table-cell table:formula="of:=MAX(IF([$з.L13]=&quot;+&quot;;0;[.L12]);IF([$з.L13]=&quot;-&quot;;0;[.K13]))+[$д.L13]" office:value-type="float" office:value="2083" calcext:value-type="float">
            <text:p>2083</text:p>
          </table:table-cell>
          <table:table-cell table:formula="of:=MAX(IF([$з.M13]=&quot;+&quot;;0;[.M12]);IF([$з.M13]=&quot;-&quot;;0;[.L13]))+[$д.M13]" office:value-type="float" office:value="2166" calcext:value-type="float">
            <text:p>2166</text:p>
          </table:table-cell>
          <table:table-cell table:formula="of:=MAX(IF([$з.N13]=&quot;+&quot;;0;[.N12]);IF([$з.N13]=&quot;-&quot;;0;[.M13]))+[$д.N13]" office:value-type="float" office:value="2221" calcext:value-type="float">
            <text:p>2221</text:p>
          </table:table-cell>
          <table:table-cell table:formula="of:=MAX(IF([$з.O13]=&quot;+&quot;;0;[.O12]);IF([$з.O13]=&quot;-&quot;;0;[.N13]))+[$д.O13]" office:value-type="float" office:value="2251" calcext:value-type="float">
            <text:p>2251</text:p>
          </table:table-cell>
          <table:table-cell table:formula="of:=MAX(IF([$з.P13]=&quot;+&quot;;0;[.P12]);IF([$з.P13]=&quot;-&quot;;0;[.O13]))+[$д.P13]" office:value-type="float" office:value="2390" calcext:value-type="float">
            <text:p>2390</text:p>
          </table:table-cell>
          <table:table-cell table:style-name="ce17" table:formula="of:=MAX(IF([$з.Q13]=&quot;+&quot;;0;[.Q12]);IF([$з.Q13]=&quot;-&quot;;0;[.P13]))+[$д.Q13]" office:value-type="float" office:value="2415" calcext:value-type="float">
            <text:p>2415</text:p>
          </table:table-cell>
          <table:table-cell table:style-name="ce19" table:formula="of:=MAX(IF([$з.R13]=&quot;+&quot;;0;[.R12]);IF([$з.R13]=&quot;-&quot;;0;[.Q13]))+[$д.R13]" office:value-type="float" office:value="2439" calcext:value-type="float">
            <text:p>2439</text:p>
          </table:table-cell>
          <table:table-cell table:style-name="ce19" table:formula="of:=MAX(IF([$з.S13]=&quot;+&quot;;0;[.S12]);IF([$з.S13]=&quot;-&quot;;0;[.R13]))+[$д.S13]" office:value-type="float" office:value="2457" calcext:value-type="float">
            <text:p>2457</text:p>
          </table:table-cell>
          <table:table-cell table:formula="of:=MAX(IF([$з.T13]=&quot;+&quot;;0;[.T12]);IF([$з.T13]=&quot;-&quot;;0;[.S13]))+[$д.T13]" office:value-type="float" office:value="2399" calcext:value-type="float">
            <text:p>2399</text:p>
          </table:table-cell>
          <table:table-cell table:style-name="Default" table:number-columns-repeated="16364"/>
        </table:table-row>
        <table:table-row table:style-name="ro1">
          <table:table-cell table:formula="of:=[.A13]+[$д.A14]" office:value-type="float" office:value="1110" calcext:value-type="float">
            <text:p>1110</text:p>
          </table:table-cell>
          <table:table-cell table:formula="of:=MAX(IF([$з.B14]=&quot;+&quot;;0;[.B13]);IF([$з.B14]=&quot;-&quot;;0;[.A14]))+[$д.B14]" office:value-type="float" office:value="1194" calcext:value-type="float">
            <text:p>1194</text:p>
          </table:table-cell>
          <table:table-cell table:formula="of:=MAX(IF([$з.C14]=&quot;+&quot;;0;[.C13]);IF([$з.C14]=&quot;-&quot;;0;[.B14]))+[$д.C14]" office:value-type="float" office:value="1268" calcext:value-type="float">
            <text:p>1268</text:p>
          </table:table-cell>
          <table:table-cell table:formula="of:=MAX(IF([$з.D14]=&quot;+&quot;;0;[.D13]);IF([$з.D14]=&quot;-&quot;;0;[.C14]))+[$д.D14]" office:value-type="float" office:value="1347" calcext:value-type="float">
            <text:p>1347</text:p>
          </table:table-cell>
          <table:table-cell table:formula="of:=MAX(IF([$з.E14]=&quot;+&quot;;0;[.E13]);IF([$з.E14]=&quot;-&quot;;0;[.D14]))+[$д.E14]" office:value-type="float" office:value="1360" calcext:value-type="float">
            <text:p>1360</text:p>
          </table:table-cell>
          <table:table-cell table:style-name="ce55" table:formula="of:=MAX(IF([$з.F14]=&quot;+&quot;;0;[.F13]);IF([$з.F14]=&quot;-&quot;;0;[.E14]))+[$д.F14]" office:value-type="float" office:value="1421" calcext:value-type="float">
            <text:p>1421</text:p>
          </table:table-cell>
          <table:table-cell table:formula="of:=MAX(IF([$з.G14]=&quot;+&quot;;0;[.G13]);IF([$з.G14]=&quot;-&quot;;0;[.F14]))+[$д.G14]" office:value-type="float" office:value="1617" calcext:value-type="float">
            <text:p>1617</text:p>
          </table:table-cell>
          <table:table-cell table:formula="of:=MAX(IF([$з.H14]=&quot;+&quot;;0;[.H13]);IF([$з.H14]=&quot;-&quot;;0;[.G14]))+[$д.H14]" office:value-type="float" office:value="1735" calcext:value-type="float">
            <text:p>1735</text:p>
          </table:table-cell>
          <table:table-cell table:formula="of:=MAX(IF([$з.I14]=&quot;+&quot;;0;[.I13]);IF([$з.I14]=&quot;-&quot;;0;[.H14]))+[$д.I14]" office:value-type="float" office:value="1834" calcext:value-type="float">
            <text:p>1834</text:p>
          </table:table-cell>
          <table:table-cell table:style-name="ce55" table:formula="of:=MAX(IF([$з.J14]=&quot;+&quot;;0;[.J13]);IF([$з.J14]=&quot;-&quot;;0;[.I14]))+[$д.J14]" office:value-type="float" office:value="1934" calcext:value-type="float">
            <text:p>1934</text:p>
          </table:table-cell>
          <table:table-cell table:formula="of:=MAX(IF([$з.K14]=&quot;+&quot;;0;[.K13]);IF([$з.K14]=&quot;-&quot;;0;[.J14]))+[$д.K14]" office:value-type="float" office:value="1967" calcext:value-type="float">
            <text:p>1967</text:p>
          </table:table-cell>
          <table:table-cell table:formula="of:=MAX(IF([$з.L14]=&quot;+&quot;;0;[.L13]);IF([$з.L14]=&quot;-&quot;;0;[.K14]))+[$д.L14]" office:value-type="float" office:value="2129" calcext:value-type="float">
            <text:p>2129</text:p>
          </table:table-cell>
          <table:table-cell table:formula="of:=MAX(IF([$з.M14]=&quot;+&quot;;0;[.M13]);IF([$з.M14]=&quot;-&quot;;0;[.L14]))+[$д.M14]" office:value-type="float" office:value="2195" calcext:value-type="float">
            <text:p>2195</text:p>
          </table:table-cell>
          <table:table-cell table:formula="of:=MAX(IF([$з.N14]=&quot;+&quot;;0;[.N13]);IF([$з.N14]=&quot;-&quot;;0;[.M14]))+[$д.N14]" office:value-type="float" office:value="2248" calcext:value-type="float">
            <text:p>2248</text:p>
          </table:table-cell>
          <table:table-cell table:formula="of:=MAX(IF([$з.O14]=&quot;+&quot;;0;[.O13]);IF([$з.O14]=&quot;-&quot;;0;[.N14]))+[$д.O14]" office:value-type="float" office:value="2349" calcext:value-type="float">
            <text:p>2349</text:p>
          </table:table-cell>
          <table:table-cell table:formula="of:=MAX(IF([$з.P14]=&quot;+&quot;;0;[.P13]);IF([$з.P14]=&quot;-&quot;;0;[.O14]))+[$д.P14]" office:value-type="float" office:value="2435" calcext:value-type="float">
            <text:p>2435</text:p>
          </table:table-cell>
          <table:table-cell table:style-name="ce18" table:formula="of:=MAX(IF([$з.Q14]=&quot;+&quot;;0;[.Q13]);IF([$з.Q14]=&quot;-&quot;;0;[.P14]))+[$д.Q14]" office:value-type="float" office:value="2447" calcext:value-type="float">
            <text:p>2447</text:p>
          </table:table-cell>
          <table:table-cell table:style-name="ce20" table:formula="of:=MAX(IF([$з.R14]=&quot;+&quot;;0;[.R13]);IF([$з.R14]=&quot;-&quot;;0;[.Q14]))+[$д.R14]" office:value-type="float" office:value="2479" calcext:value-type="float">
            <text:p>2479</text:p>
          </table:table-cell>
          <table:table-cell table:style-name="ce20" table:formula="of:=MAX(IF([$з.S14]=&quot;+&quot;;0;[.S13]);IF([$з.S14]=&quot;-&quot;;0;[.R14]))+[$д.S14]" office:value-type="float" office:value="2486" calcext:value-type="float">
            <text:p>2486</text:p>
          </table:table-cell>
          <table:table-cell table:formula="of:=MAX(IF([$з.T14]=&quot;+&quot;;0;[.T13]);IF([$з.T14]=&quot;-&quot;;0;[.S14]))+[$д.T14]" office:value-type="float" office:value="2411" calcext:value-type="float">
            <text:p>2411</text:p>
          </table:table-cell>
          <table:table-cell table:style-name="Default" table:number-columns-repeated="16364"/>
        </table:table-row>
        <table:table-row table:style-name="ro1">
          <table:table-cell table:formula="of:=[.A14]+[$д.A15]" office:value-type="float" office:value="1120" calcext:value-type="float">
            <text:p>1120</text:p>
          </table:table-cell>
          <table:table-cell table:formula="of:=MAX(IF([$з.B15]=&quot;+&quot;;0;[.B14]);IF([$з.B15]=&quot;-&quot;;0;[.A15]))+[$д.B15]" office:value-type="float" office:value="1225" calcext:value-type="float">
            <text:p>1225</text:p>
          </table:table-cell>
          <table:table-cell table:formula="of:=MAX(IF([$з.C15]=&quot;+&quot;;0;[.C14]);IF([$з.C15]=&quot;-&quot;;0;[.B15]))+[$д.C15]" office:value-type="float" office:value="1308" calcext:value-type="float">
            <text:p>1308</text:p>
          </table:table-cell>
          <table:table-cell table:formula="of:=MAX(IF([$з.D15]=&quot;+&quot;;0;[.D14]);IF([$з.D15]=&quot;-&quot;;0;[.C15]))+[$д.D15]" office:value-type="float" office:value="1357" calcext:value-type="float">
            <text:p>1357</text:p>
          </table:table-cell>
          <table:table-cell table:formula="of:=MAX(IF([$з.E15]=&quot;+&quot;;0;[.E14]);IF([$з.E15]=&quot;-&quot;;0;[.D15]))+[$д.E15]" office:value-type="float" office:value="1394" calcext:value-type="float">
            <text:p>1394</text:p>
          </table:table-cell>
          <table:table-cell table:style-name="ce55" table:formula="of:=MAX(IF([$з.F15]=&quot;+&quot;;0;[.F14]);IF([$з.F15]=&quot;-&quot;;0;[.E15]))+[$д.F15]" office:value-type="float" office:value="1445" calcext:value-type="float">
            <text:p>1445</text:p>
          </table:table-cell>
          <table:table-cell table:formula="of:=MAX(IF([$з.G15]=&quot;+&quot;;0;[.G14]);IF([$з.G15]=&quot;-&quot;;0;[.F15]))+[$д.G15]" office:value-type="float" office:value="1652" calcext:value-type="float">
            <text:p>1652</text:p>
          </table:table-cell>
          <table:table-cell table:formula="of:=MAX(IF([$з.H15]=&quot;+&quot;;0;[.H14]);IF([$з.H15]=&quot;-&quot;;0;[.G15]))+[$д.H15]" office:value-type="float" office:value="1756" calcext:value-type="float">
            <text:p>1756</text:p>
          </table:table-cell>
          <table:table-cell table:formula="of:=MAX(IF([$з.I15]=&quot;+&quot;;0;[.I14]);IF([$з.I15]=&quot;-&quot;;0;[.H15]))+[$д.I15]" office:value-type="float" office:value="1855" calcext:value-type="float">
            <text:p>1855</text:p>
          </table:table-cell>
          <table:table-cell table:style-name="ce55" table:formula="of:=MAX(IF([$з.J15]=&quot;+&quot;;0;[.J14]);IF([$з.J15]=&quot;-&quot;;0;[.I15]))+[$д.J15]" office:value-type="float" office:value="1973" calcext:value-type="float">
            <text:p>1973</text:p>
          </table:table-cell>
          <table:table-cell table:formula="of:=MAX(IF([$з.K15]=&quot;+&quot;;0;[.K14]);IF([$з.K15]=&quot;-&quot;;0;[.J15]))+[$д.K15]" office:value-type="float" office:value="1990" calcext:value-type="float">
            <text:p>1990</text:p>
          </table:table-cell>
          <table:table-cell table:formula="of:=MAX(IF([$з.L15]=&quot;+&quot;;0;[.L14]);IF([$з.L15]=&quot;-&quot;;0;[.K15]))+[$д.L15]" office:value-type="float" office:value="2169" calcext:value-type="float">
            <text:p>2169</text:p>
          </table:table-cell>
          <table:table-cell table:formula="of:=MAX(IF([$з.M15]=&quot;+&quot;;0;[.M14]);IF([$з.M15]=&quot;-&quot;;0;[.L15]))+[$д.M15]" office:value-type="float" office:value="2230" calcext:value-type="float">
            <text:p>2230</text:p>
          </table:table-cell>
          <table:table-cell table:formula="of:=MAX(IF([$з.N15]=&quot;+&quot;;0;[.N14]);IF([$з.N15]=&quot;-&quot;;0;[.M15]))+[$д.N15]" office:value-type="float" office:value="2269" calcext:value-type="float">
            <text:p>2269</text:p>
          </table:table-cell>
          <table:table-cell table:formula="of:=MAX(IF([$з.O15]=&quot;+&quot;;0;[.O14]);IF([$з.O15]=&quot;-&quot;;0;[.N15]))+[$д.O15]" office:value-type="float" office:value="2378" calcext:value-type="float">
            <text:p>2378</text:p>
          </table:table-cell>
          <table:table-cell table:formula="of:=MAX(IF([$з.P15]=&quot;+&quot;;0;[.P14]);IF([$з.P15]=&quot;-&quot;;0;[.O15]))+[$д.P15]" office:value-type="float" office:value="2450" calcext:value-type="float">
            <text:p>2450</text:p>
          </table:table-cell>
          <table:table-cell table:style-name="ce18" table:formula="of:=MAX(IF([$з.Q15]=&quot;+&quot;;0;[.Q14]);IF([$з.Q15]=&quot;-&quot;;0;[.P15]))+[$д.Q15]" office:value-type="float" office:value="2475" calcext:value-type="float">
            <text:p>2475</text:p>
          </table:table-cell>
          <table:table-cell table:style-name="ce20" table:formula="of:=MAX(IF([$з.R15]=&quot;+&quot;;0;[.R14]);IF([$з.R15]=&quot;-&quot;;0;[.Q15]))+[$д.R15]" office:value-type="float" office:value="2486" calcext:value-type="float">
            <text:p>2486</text:p>
          </table:table-cell>
          <table:table-cell table:style-name="ce20" table:formula="of:=MAX(IF([$з.S15]=&quot;+&quot;;0;[.S14]);IF([$з.S15]=&quot;-&quot;;0;[.R15]))+[$д.S15]" office:value-type="float" office:value="2498" calcext:value-type="float">
            <text:p>2498</text:p>
          </table:table-cell>
          <table:table-cell table:formula="of:=MAX(IF([$з.T15]=&quot;+&quot;;0;[.T14]);IF([$з.T15]=&quot;-&quot;;0;[.S15]))+[$д.T15]" office:value-type="float" office:value="2431" calcext:value-type="float">
            <text:p>2431</text:p>
          </table:table-cell>
          <table:table-cell table:style-name="Default" table:number-columns-repeated="16364"/>
        </table:table-row>
        <table:table-row table:style-name="ro1">
          <table:table-cell table:formula="of:=[.A15]+[$д.A16]" office:value-type="float" office:value="1149" calcext:value-type="float">
            <text:p>1149</text:p>
          </table:table-cell>
          <table:table-cell table:formula="of:=MAX(IF([$з.B16]=&quot;+&quot;;0;[.B15]);IF([$з.B16]=&quot;-&quot;;0;[.A16]))+[$д.B16]" office:value-type="float" office:value="1249" calcext:value-type="float">
            <text:p>1249</text:p>
          </table:table-cell>
          <table:table-cell table:formula="of:=MAX(IF([$з.C16]=&quot;+&quot;;0;[.C15]);IF([$з.C16]=&quot;-&quot;;0;[.B16]))+[$д.C16]" office:value-type="float" office:value="1323" calcext:value-type="float">
            <text:p>1323</text:p>
          </table:table-cell>
          <table:table-cell table:formula="of:=MAX(IF([$з.D16]=&quot;+&quot;;0;[.D15]);IF([$з.D16]=&quot;-&quot;;0;[.C16]))+[$д.D16]" office:value-type="float" office:value="1396" calcext:value-type="float">
            <text:p>1396</text:p>
          </table:table-cell>
          <table:table-cell table:formula="of:=MAX(IF([$з.E16]=&quot;+&quot;;0;[.E15]);IF([$з.E16]=&quot;-&quot;;0;[.D16]))+[$д.E16]" office:value-type="float" office:value="1433" calcext:value-type="float">
            <text:p>1433</text:p>
          </table:table-cell>
          <table:table-cell table:style-name="ce55" table:formula="of:=MAX(IF([$з.F16]=&quot;+&quot;;0;[.F15]);IF([$з.F16]=&quot;-&quot;;0;[.E16]))+[$д.F16]" office:value-type="float" office:value="1471" calcext:value-type="float">
            <text:p>1471</text:p>
          </table:table-cell>
          <table:table-cell table:formula="of:=MAX(IF([$з.G16]=&quot;+&quot;;0;[.G15]);IF([$з.G16]=&quot;-&quot;;0;[.F16]))+[$д.G16]" office:value-type="float" office:value="1677" calcext:value-type="float">
            <text:p>1677</text:p>
          </table:table-cell>
          <table:table-cell table:formula="of:=MAX(IF([$з.H16]=&quot;+&quot;;0;[.H15]);IF([$з.H16]=&quot;-&quot;;0;[.G16]))+[$д.H16]" office:value-type="float" office:value="1785" calcext:value-type="float">
            <text:p>1785</text:p>
          </table:table-cell>
          <table:table-cell table:formula="of:=MAX(IF([$з.I16]=&quot;+&quot;;0;[.I15]);IF([$з.I16]=&quot;-&quot;;0;[.H16]))+[$д.I16]" office:value-type="float" office:value="1883" calcext:value-type="float">
            <text:p>1883</text:p>
          </table:table-cell>
          <table:table-cell table:style-name="ce55" table:formula="of:=MAX(IF([$з.J16]=&quot;+&quot;;0;[.J15]);IF([$з.J16]=&quot;-&quot;;0;[.I16]))+[$д.J16]" office:value-type="float" office:value="1996" calcext:value-type="float">
            <text:p>1996</text:p>
          </table:table-cell>
          <table:table-cell table:formula="of:=MAX(IF([$з.K16]=&quot;+&quot;;0;[.K15]);IF([$з.K16]=&quot;-&quot;;0;[.J16]))+[$д.K16]" office:value-type="float" office:value="2027" calcext:value-type="float">
            <text:p>2027</text:p>
          </table:table-cell>
          <table:table-cell table:style-name="ce51" table:formula="of:=MAX(IF([$з.L16]=&quot;+&quot;;0;[.L15]);IF([$з.L16]=&quot;-&quot;;0;[.K16]))+[$д.L16]" office:value-type="float" office:value="2041" calcext:value-type="float">
            <text:p>2041</text:p>
          </table:table-cell>
          <table:table-cell table:style-name="ce58" table:formula="of:=MAX(IF([$з.M16]=&quot;+&quot;;0;[.M15]);IF([$з.M16]=&quot;-&quot;;0;[.L16]))+[$д.M16]" office:value-type="float" office:value="2061" calcext:value-type="float">
            <text:p>2061</text:p>
          </table:table-cell>
          <table:table-cell table:style-name="ce58" table:formula="of:=MAX(IF([$з.N16]=&quot;+&quot;;0;[.N15]);IF([$з.N16]=&quot;-&quot;;0;[.M16]))+[$д.N16]" office:value-type="float" office:value="2085" calcext:value-type="float">
            <text:p>2085</text:p>
          </table:table-cell>
          <table:table-cell table:style-name="ce59" table:formula="of:=MAX(IF([$з.O16]=&quot;+&quot;;0;[.O15]);IF([$з.O16]=&quot;-&quot;;0;[.N16]))+[$д.O16]" office:value-type="float" office:value="2111" calcext:value-type="float">
            <text:p>2111</text:p>
          </table:table-cell>
          <table:table-cell table:formula="of:=MAX(IF([$з.P16]=&quot;+&quot;;0;[.P15]);IF([$з.P16]=&quot;-&quot;;0;[.O16]))+[$д.P16]" office:value-type="float" office:value="2464" calcext:value-type="float">
            <text:p>2464</text:p>
          </table:table-cell>
          <table:table-cell table:style-name="ce18" table:formula="of:=MAX(IF([$з.Q16]=&quot;+&quot;;0;[.Q15]);IF([$з.Q16]=&quot;-&quot;;0;[.P16]))+[$д.Q16]" office:value-type="float" office:value="2505" calcext:value-type="float">
            <text:p>2505</text:p>
          </table:table-cell>
          <table:table-cell table:style-name="ce20" table:formula="of:=MAX(IF([$з.R16]=&quot;+&quot;;0;[.R15]);IF([$з.R16]=&quot;-&quot;;0;[.Q16]))+[$д.R16]" office:value-type="float" office:value="2518" calcext:value-type="float">
            <text:p>2518</text:p>
          </table:table-cell>
          <table:table-cell table:style-name="ce20" table:formula="of:=MAX(IF([$з.S16]=&quot;+&quot;;0;[.S15]);IF([$з.S16]=&quot;-&quot;;0;[.R16]))+[$д.S16]" office:value-type="float" office:value="2528" calcext:value-type="float">
            <text:p>2528</text:p>
          </table:table-cell>
          <table:table-cell table:formula="of:=MAX(IF([$з.T16]=&quot;+&quot;;0;[.T15]);IF([$з.T16]=&quot;-&quot;;0;[.S16]))+[$д.T16]" office:value-type="float" office:value="2454" calcext:value-type="float">
            <text:p>2454</text:p>
          </table:table-cell>
          <table:table-cell table:style-name="Default" table:number-columns-repeated="16364"/>
        </table:table-row>
        <table:table-row table:style-name="ro1">
          <table:table-cell table:formula="of:=[.A16]+[$д.A17]" office:value-type="float" office:value="1168" calcext:value-type="float">
            <text:p>1168</text:p>
          </table:table-cell>
          <table:table-cell table:formula="of:=MAX(IF([$з.B17]=&quot;+&quot;;0;[.B16]);IF([$з.B17]=&quot;-&quot;;0;[.A17]))+[$д.B17]" office:value-type="float" office:value="1287" calcext:value-type="float">
            <text:p>1287</text:p>
          </table:table-cell>
          <table:table-cell table:formula="of:=MAX(IF([$з.C17]=&quot;+&quot;;0;[.C16]);IF([$з.C17]=&quot;-&quot;;0;[.B17]))+[$д.C17]" office:value-type="float" office:value="1355" calcext:value-type="float">
            <text:p>1355</text:p>
          </table:table-cell>
          <table:table-cell table:formula="of:=MAX(IF([$з.D17]=&quot;+&quot;;0;[.D16]);IF([$з.D17]=&quot;-&quot;;0;[.C17]))+[$д.D17]" office:value-type="float" office:value="1429" calcext:value-type="float">
            <text:p>1429</text:p>
          </table:table-cell>
          <table:table-cell table:formula="of:=MAX(IF([$з.E17]=&quot;+&quot;;0;[.E16]);IF([$з.E17]=&quot;-&quot;;0;[.D17]))+[$д.E17]" office:value-type="float" office:value="1449" calcext:value-type="float">
            <text:p>1449</text:p>
          </table:table-cell>
          <table:table-cell table:style-name="ce55" table:formula="of:=MAX(IF([$з.F17]=&quot;+&quot;;0;[.F16]);IF([$з.F17]=&quot;-&quot;;0;[.E17]))+[$д.F17]" office:value-type="float" office:value="1483" calcext:value-type="float">
            <text:p>1483</text:p>
          </table:table-cell>
          <table:table-cell table:formula="of:=MAX(IF([$з.G17]=&quot;+&quot;;0;[.G16]);IF([$з.G17]=&quot;-&quot;;0;[.F17]))+[$д.G17]" office:value-type="float" office:value="1712" calcext:value-type="float">
            <text:p>1712</text:p>
          </table:table-cell>
          <table:table-cell table:formula="of:=MAX(IF([$з.H17]=&quot;+&quot;;0;[.H16]);IF([$з.H17]=&quot;-&quot;;0;[.G17]))+[$д.H17]" office:value-type="float" office:value="1822" calcext:value-type="float">
            <text:p>1822</text:p>
          </table:table-cell>
          <table:table-cell table:formula="of:=MAX(IF([$з.I17]=&quot;+&quot;;0;[.I16]);IF([$з.I17]=&quot;-&quot;;0;[.H17]))+[$д.I17]" office:value-type="float" office:value="1917" calcext:value-type="float">
            <text:p>1917</text:p>
          </table:table-cell>
          <table:table-cell table:formula="of:=MAX(IF([$з.J17]=&quot;+&quot;;0;[.J16]);IF([$з.J17]=&quot;-&quot;;0;[.I17]))+[$д.J17]" office:value-type="float" office:value="2014" calcext:value-type="float">
            <text:p>2014</text:p>
          </table:table-cell>
          <table:table-cell table:formula="of:=MAX(IF([$з.K17]=&quot;+&quot;;0;[.K16]);IF([$з.K17]=&quot;-&quot;;0;[.J17]))+[$д.K17]" office:value-type="float" office:value="2051" calcext:value-type="float">
            <text:p>2051</text:p>
          </table:table-cell>
          <table:table-cell table:formula="of:=MAX(IF([$з.L17]=&quot;+&quot;;0;[.L16]);IF([$з.L17]=&quot;-&quot;;0;[.K17]))+[$д.L17]" office:value-type="float" office:value="2076" calcext:value-type="float">
            <text:p>2076</text:p>
          </table:table-cell>
          <table:table-cell table:formula="of:=MAX(IF([$з.M17]=&quot;+&quot;;0;[.M16]);IF([$з.M17]=&quot;-&quot;;0;[.L17]))+[$д.M17]" office:value-type="float" office:value="2088" calcext:value-type="float">
            <text:p>2088</text:p>
          </table:table-cell>
          <table:table-cell table:formula="of:=MAX(IF([$з.N17]=&quot;+&quot;;0;[.N16]);IF([$з.N17]=&quot;-&quot;;0;[.M17]))+[$д.N17]" office:value-type="float" office:value="2109" calcext:value-type="float">
            <text:p>2109</text:p>
          </table:table-cell>
          <table:table-cell table:style-name="ce55" table:formula="of:=MAX(IF([$з.O17]=&quot;+&quot;;0;[.O16]);IF([$з.O17]=&quot;-&quot;;0;[.N17]))+[$д.O17]" office:value-type="float" office:value="2134" calcext:value-type="float">
            <text:p>2134</text:p>
          </table:table-cell>
          <table:table-cell table:formula="of:=MAX(IF([$з.P17]=&quot;+&quot;;0;[.P16]);IF([$з.P17]=&quot;-&quot;;0;[.O17]))+[$д.P17]" office:value-type="float" office:value="2488" calcext:value-type="float">
            <text:p>2488</text:p>
          </table:table-cell>
          <table:table-cell table:style-name="ce18" table:formula="of:=MAX(IF([$з.Q17]=&quot;+&quot;;0;[.Q16]);IF([$з.Q17]=&quot;-&quot;;0;[.P17]))+[$д.Q17]" office:value-type="float" office:value="2514" calcext:value-type="float">
            <text:p>2514</text:p>
          </table:table-cell>
          <table:table-cell table:style-name="ce20" table:formula="of:=MAX(IF([$з.R17]=&quot;+&quot;;0;[.R16]);IF([$з.R17]=&quot;-&quot;;0;[.Q17]))+[$д.R17]" office:value-type="float" office:value="2530" calcext:value-type="float">
            <text:p>2530</text:p>
          </table:table-cell>
          <table:table-cell table:style-name="ce20" table:formula="of:=MAX(IF([$з.S17]=&quot;+&quot;;0;[.S16]);IF([$з.S17]=&quot;-&quot;;0;[.R17]))+[$д.S17]" office:value-type="float" office:value="2555" calcext:value-type="float">
            <text:p>2555</text:p>
          </table:table-cell>
          <table:table-cell table:formula="of:=MAX(IF([$з.T17]=&quot;+&quot;;0;[.T16]);IF([$з.T17]=&quot;-&quot;;0;[.S17]))+[$д.T17]" office:value-type="float" office:value="2485" calcext:value-type="float">
            <text:p>2485</text:p>
          </table:table-cell>
          <table:table-cell table:style-name="Default" table:number-columns-repeated="16364"/>
        </table:table-row>
        <table:table-row table:style-name="ro1">
          <table:table-cell table:formula="of:=[.A17]+[$д.A18]" office:value-type="float" office:value="1181" calcext:value-type="float">
            <text:p>1181</text:p>
          </table:table-cell>
          <table:table-cell table:formula="of:=MAX(IF([$з.B18]=&quot;+&quot;;0;[.B17]);IF([$з.B18]=&quot;-&quot;;0;[.A18]))+[$д.B18]" office:value-type="float" office:value="1304" calcext:value-type="float">
            <text:p>1304</text:p>
          </table:table-cell>
          <table:table-cell table:style-name="ce48" table:formula="of:=MAX(IF([$з.C18]=&quot;+&quot;;0;[.C17]);IF([$з.C18]=&quot;-&quot;;0;[.B18]))+[$д.C18]" office:value-type="float" office:value="1369" calcext:value-type="float">
            <text:p>1369</text:p>
          </table:table-cell>
          <table:table-cell table:style-name="ce48" table:formula="of:=MAX(IF([$з.D18]=&quot;+&quot;;0;[.D17]);IF([$з.D18]=&quot;-&quot;;0;[.C18]))+[$д.D18]" office:value-type="float" office:value="1447" calcext:value-type="float">
            <text:p>1447</text:p>
          </table:table-cell>
          <table:table-cell table:style-name="ce48" table:formula="of:=MAX(IF([$з.E18]=&quot;+&quot;;0;[.E17]);IF([$з.E18]=&quot;-&quot;;0;[.D18]))+[$д.E18]" office:value-type="float" office:value="1464" calcext:value-type="float">
            <text:p>1464</text:p>
          </table:table-cell>
          <table:table-cell table:style-name="ce56" table:formula="of:=MAX(IF([$з.F18]=&quot;+&quot;;0;[.F17]);IF([$з.F18]=&quot;-&quot;;0;[.E18]))+[$д.F18]" office:value-type="float" office:value="1505" calcext:value-type="float">
            <text:p>1505</text:p>
          </table:table-cell>
          <table:table-cell table:style-name="ce48" table:formula="of:=MAX(IF([$з.G18]=&quot;+&quot;;0;[.G17]);IF([$з.G18]=&quot;-&quot;;0;[.F18]))+[$д.G18]" office:value-type="float" office:value="1728" calcext:value-type="float">
            <text:p>1728</text:p>
          </table:table-cell>
          <table:table-cell table:style-name="ce48" table:formula="of:=MAX(IF([$з.H18]=&quot;+&quot;;0;[.H17]);IF([$з.H18]=&quot;-&quot;;0;[.G18]))+[$д.H18]" office:value-type="float" office:value="1833" calcext:value-type="float">
            <text:p>1833</text:p>
          </table:table-cell>
          <table:table-cell table:style-name="ce48" table:formula="of:=MAX(IF([$з.I18]=&quot;+&quot;;0;[.I17]);IF([$з.I18]=&quot;-&quot;;0;[.H18]))+[$д.I18]" office:value-type="float" office:value="1936" calcext:value-type="float">
            <text:p>1936</text:p>
          </table:table-cell>
          <table:table-cell table:style-name="ce48" table:formula="of:=MAX(IF([$з.J18]=&quot;+&quot;;0;[.J17]);IF([$з.J18]=&quot;-&quot;;0;[.I18]))+[$д.J18]" office:value-type="float" office:value="2026" calcext:value-type="float">
            <text:p>2026</text:p>
          </table:table-cell>
          <table:table-cell table:style-name="ce48" table:formula="of:=MAX(IF([$з.K18]=&quot;+&quot;;0;[.K17]);IF([$з.K18]=&quot;-&quot;;0;[.J18]))+[$д.K18]" office:value-type="float" office:value="2071" calcext:value-type="float">
            <text:p>2071</text:p>
          </table:table-cell>
          <table:table-cell table:style-name="ce48" table:formula="of:=MAX(IF([$з.L18]=&quot;+&quot;;0;[.L17]);IF([$з.L18]=&quot;-&quot;;0;[.K18]))+[$д.L18]" office:value-type="float" office:value="2092" calcext:value-type="float">
            <text:p>2092</text:p>
          </table:table-cell>
          <table:table-cell table:style-name="ce48" table:formula="of:=MAX(IF([$з.M18]=&quot;+&quot;;0;[.M17]);IF([$з.M18]=&quot;-&quot;;0;[.L18]))+[$д.M18]" office:value-type="float" office:value="2108" calcext:value-type="float">
            <text:p>2108</text:p>
          </table:table-cell>
          <table:table-cell table:style-name="ce48" table:formula="of:=MAX(IF([$з.N18]=&quot;+&quot;;0;[.N17]);IF([$з.N18]=&quot;-&quot;;0;[.M18]))+[$д.N18]" office:value-type="float" office:value="2128" calcext:value-type="float">
            <text:p>2128</text:p>
          </table:table-cell>
          <table:table-cell table:style-name="ce56" table:formula="of:=MAX(IF([$з.O18]=&quot;+&quot;;0;[.O17]);IF([$з.O18]=&quot;-&quot;;0;[.N18]))+[$д.O18]" office:value-type="float" office:value="2156" calcext:value-type="float">
            <text:p>2156</text:p>
          </table:table-cell>
          <table:table-cell table:style-name="ce48" table:formula="of:=MAX(IF([$з.P18]=&quot;+&quot;;0;[.P17]);IF([$з.P18]=&quot;-&quot;;0;[.O18]))+[$д.P18]" office:value-type="float" office:value="2499" calcext:value-type="float">
            <text:p>2499</text:p>
          </table:table-cell>
          <table:table-cell table:style-name="ce18" table:formula="of:=MAX(IF([$з.Q18]=&quot;+&quot;;0;[.Q17]);IF([$з.Q18]=&quot;-&quot;;0;[.P18]))+[$д.Q18]" office:value-type="float" office:value="2522" calcext:value-type="float">
            <text:p>2522</text:p>
          </table:table-cell>
          <table:table-cell table:style-name="ce20" table:formula="of:=MAX(IF([$з.R18]=&quot;+&quot;;0;[.R17]);IF([$з.R18]=&quot;-&quot;;0;[.Q18]))+[$д.R18]" office:value-type="float" office:value="2535" calcext:value-type="float">
            <text:p>2535</text:p>
          </table:table-cell>
          <table:table-cell table:style-name="ce20" table:formula="of:=MAX(IF([$з.S18]=&quot;+&quot;;0;[.S17]);IF([$з.S18]=&quot;-&quot;;0;[.R18]))+[$д.S18]" office:value-type="float" office:value="2577" calcext:value-type="float">
            <text:p>2577</text:p>
          </table:table-cell>
          <table:table-cell table:formula="of:=MAX(IF([$з.T18]=&quot;+&quot;;0;[.T17]);IF([$з.T18]=&quot;-&quot;;0;[.S18]))+[$д.T18]" office:value-type="float" office:value="2499" calcext:value-type="float">
            <text:p>2499</text:p>
          </table:table-cell>
          <table:table-cell table:style-name="Default" table:number-columns-repeated="16364"/>
        </table:table-row>
        <table:table-row table:style-name="ro1">
          <table:table-cell table:formula="of:=[.A18]+[$д.A19]" office:value-type="float" office:value="1201" calcext:value-type="float">
            <text:p>1201</text:p>
          </table:table-cell>
          <table:table-cell table:formula="of:=MAX(IF([$з.B19]=&quot;+&quot;;0;[.B18]);IF([$з.B19]=&quot;-&quot;;0;[.A19]))+[$д.B19]" office:value-type="float" office:value="1326" calcext:value-type="float">
            <text:p>1326</text:p>
          </table:table-cell>
          <table:table-cell table:style-name="ce48" table:formula="of:=MAX(IF([$з.C19]=&quot;+&quot;;0;[.C18]);IF([$з.C19]=&quot;-&quot;;0;[.B19]))+[$д.C19]" office:value-type="float" office:value="1388" calcext:value-type="float">
            <text:p>1388</text:p>
          </table:table-cell>
          <table:table-cell table:style-name="ce48" table:formula="of:=MAX(IF([$з.D19]=&quot;+&quot;;0;[.D18]);IF([$з.D19]=&quot;-&quot;;0;[.C19]))+[$д.D19]" office:value-type="float" office:value="1458" calcext:value-type="float">
            <text:p>1458</text:p>
          </table:table-cell>
          <table:table-cell table:style-name="ce48" table:formula="of:=MAX(IF([$з.E19]=&quot;+&quot;;0;[.E18]);IF([$з.E19]=&quot;-&quot;;0;[.D19]))+[$д.E19]" office:value-type="float" office:value="1474" calcext:value-type="float">
            <text:p>1474</text:p>
          </table:table-cell>
          <table:table-cell table:style-name="ce48" table:formula="of:=MAX(IF([$з.F19]=&quot;+&quot;;0;[.F18]);IF([$з.F19]=&quot;-&quot;;0;[.E19]))+[$д.F19]" office:value-type="float" office:value="1524" calcext:value-type="float">
            <text:p>1524</text:p>
          </table:table-cell>
          <table:table-cell table:style-name="ce48" table:formula="of:=MAX(IF([$з.G19]=&quot;+&quot;;0;[.G18]);IF([$з.G19]=&quot;-&quot;;0;[.F19]))+[$д.G19]" office:value-type="float" office:value="1743" calcext:value-type="float">
            <text:p>1743</text:p>
          </table:table-cell>
          <table:table-cell table:style-name="ce48" table:formula="of:=MAX(IF([$з.H19]=&quot;+&quot;;0;[.H18]);IF([$з.H19]=&quot;-&quot;;0;[.G19]))+[$д.H19]" office:value-type="float" office:value="1847" calcext:value-type="float">
            <text:p>1847</text:p>
          </table:table-cell>
          <table:table-cell table:style-name="ce48" table:formula="of:=MAX(IF([$з.I19]=&quot;+&quot;;0;[.I18]);IF([$з.I19]=&quot;-&quot;;0;[.H19]))+[$д.I19]" office:value-type="float" office:value="1946" calcext:value-type="float">
            <text:p>1946</text:p>
          </table:table-cell>
          <table:table-cell table:style-name="ce48" table:formula="of:=MAX(IF([$з.J19]=&quot;+&quot;;0;[.J18]);IF([$з.J19]=&quot;-&quot;;0;[.I19]))+[$д.J19]" office:value-type="float" office:value="2047" calcext:value-type="float">
            <text:p>2047</text:p>
          </table:table-cell>
          <table:table-cell table:style-name="ce48" table:formula="of:=MAX(IF([$з.K19]=&quot;+&quot;;0;[.K18]);IF([$з.K19]=&quot;-&quot;;0;[.J19]))+[$д.K19]" office:value-type="float" office:value="2093" calcext:value-type="float">
            <text:p>2093</text:p>
          </table:table-cell>
          <table:table-cell table:style-name="ce48" table:formula="of:=MAX(IF([$з.L19]=&quot;+&quot;;0;[.L18]);IF([$з.L19]=&quot;-&quot;;0;[.K19]))+[$д.L19]" office:value-type="float" office:value="2109" calcext:value-type="float">
            <text:p>2109</text:p>
          </table:table-cell>
          <table:table-cell table:style-name="ce48" table:formula="of:=MAX(IF([$з.M19]=&quot;+&quot;;0;[.M18]);IF([$з.M19]=&quot;-&quot;;0;[.L19]))+[$д.M19]" office:value-type="float" office:value="2125" calcext:value-type="float">
            <text:p>2125</text:p>
          </table:table-cell>
          <table:table-cell table:style-name="ce48" table:formula="of:=MAX(IF([$з.N19]=&quot;+&quot;;0;[.N18]);IF([$з.N19]=&quot;-&quot;;0;[.M19]))+[$д.N19]" office:value-type="float" office:value="2142" calcext:value-type="float">
            <text:p>2142</text:p>
          </table:table-cell>
          <table:table-cell table:style-name="ce56" table:formula="of:=MAX(IF([$з.O19]=&quot;+&quot;;0;[.O18]);IF([$з.O19]=&quot;-&quot;;0;[.N19]))+[$д.O19]" office:value-type="float" office:value="2172" calcext:value-type="float">
            <text:p>2172</text:p>
          </table:table-cell>
          <table:table-cell table:style-name="ce48" table:formula="of:=MAX(IF([$з.P19]=&quot;+&quot;;0;[.P18]);IF([$з.P19]=&quot;-&quot;;0;[.O19]))+[$д.P19]" office:value-type="float" office:value="2509" calcext:value-type="float">
            <text:p>2509</text:p>
          </table:table-cell>
          <table:table-cell table:style-name="ce48" table:formula="of:=MAX(IF([$з.Q19]=&quot;+&quot;;0;[.Q18]);IF([$з.Q19]=&quot;-&quot;;0;[.P19]))+[$д.Q19]" office:value-type="float" office:value="2544" calcext:value-type="float">
            <text:p>2544</text:p>
          </table:table-cell>
          <table:table-cell table:style-name="ce48" table:formula="of:=MAX(IF([$з.R19]=&quot;+&quot;;0;[.R18]);IF([$з.R19]=&quot;-&quot;;0;[.Q19]))+[$д.R19]" office:value-type="float" office:value="2579" calcext:value-type="float">
            <text:p>2579</text:p>
          </table:table-cell>
          <table:table-cell table:style-name="ce48" table:formula="of:=MAX(IF([$з.S19]=&quot;+&quot;;0;[.S18]);IF([$з.S19]=&quot;-&quot;;0;[.R19]))+[$д.S19]" office:value-type="float" office:value="2592" calcext:value-type="float">
            <text:p>2592</text:p>
          </table:table-cell>
          <table:table-cell table:formula="of:=MAX(IF([$з.T19]=&quot;+&quot;;0;[.T18]);IF([$з.T19]=&quot;-&quot;;0;[.S19]))+[$д.T19]" office:value-type="float" office:value="2615" calcext:value-type="float">
            <text:p>2615</text:p>
          </table:table-cell>
          <table:table-cell table:style-name="Default" table:number-columns-repeated="16364"/>
        </table:table-row>
        <table:table-row table:style-name="ro1">
          <table:table-cell table:style-name="ce47" table:formula="of:=[.A19]+[$д.A20]" office:value-type="float" office:value="1220" calcext:value-type="float">
            <text:p>1220</text:p>
          </table:table-cell>
          <table:table-cell table:style-name="ce50" table:formula="of:=MAX(IF([$з.B20]=&quot;+&quot;;0;[.B19]);IF([$з.B20]=&quot;-&quot;;0;[.A20]))+[$д.B20]" office:value-type="float" office:value="1347" calcext:value-type="float">
            <text:p>1347</text:p>
          </table:table-cell>
          <table:table-cell table:style-name="ce50" table:formula="of:=MAX(IF([$з.C20]=&quot;+&quot;;0;[.C19]);IF([$з.C20]=&quot;-&quot;;0;[.B20]))+[$д.C20]" office:value-type="float" office:value="1403" calcext:value-type="float">
            <text:p>1403</text:p>
          </table:table-cell>
          <table:table-cell table:style-name="ce50" table:formula="of:=MAX(IF([$з.D20]=&quot;+&quot;;0;[.D19]);IF([$з.D20]=&quot;-&quot;;0;[.C20]))+[$д.D20]" office:value-type="float" office:value="1477" calcext:value-type="float">
            <text:p>1477</text:p>
          </table:table-cell>
          <table:table-cell table:style-name="ce50" table:formula="of:=MAX(IF([$з.E20]=&quot;+&quot;;0;[.E19]);IF([$з.E20]=&quot;-&quot;;0;[.D20]))+[$д.E20]" office:value-type="float" office:value="1489" calcext:value-type="float">
            <text:p>1489</text:p>
          </table:table-cell>
          <table:table-cell table:style-name="ce50" table:formula="of:=MAX(IF([$з.F20]=&quot;+&quot;;0;[.F19]);IF([$з.F20]=&quot;-&quot;;0;[.E20]))+[$д.F20]" office:value-type="float" office:value="1539" calcext:value-type="float">
            <text:p>1539</text:p>
          </table:table-cell>
          <table:table-cell table:style-name="ce50" table:formula="of:=MAX(IF([$з.G20]=&quot;+&quot;;0;[.G19]);IF([$з.G20]=&quot;-&quot;;0;[.F20]))+[$д.G20]" office:value-type="float" office:value="1763" calcext:value-type="float">
            <text:p>1763</text:p>
          </table:table-cell>
          <table:table-cell table:style-name="ce50" table:formula="of:=MAX(IF([$з.H20]=&quot;+&quot;;0;[.H19]);IF([$з.H20]=&quot;-&quot;;0;[.G20]))+[$д.H20]" office:value-type="float" office:value="1867" calcext:value-type="float">
            <text:p>1867</text:p>
          </table:table-cell>
          <table:table-cell table:style-name="ce50" table:formula="of:=MAX(IF([$з.I20]=&quot;+&quot;;0;[.I19]);IF([$з.I20]=&quot;-&quot;;0;[.H20]))+[$д.I20]" office:value-type="float" office:value="1957" calcext:value-type="float">
            <text:p>1957</text:p>
          </table:table-cell>
          <table:table-cell table:style-name="ce50" table:formula="of:=MAX(IF([$з.J20]=&quot;+&quot;;0;[.J19]);IF([$з.J20]=&quot;-&quot;;0;[.I20]))+[$д.J20]" office:value-type="float" office:value="2061" calcext:value-type="float">
            <text:p>2061</text:p>
          </table:table-cell>
          <table:table-cell table:style-name="ce50" table:formula="of:=MAX(IF([$з.K20]=&quot;+&quot;;0;[.K19]);IF([$з.K20]=&quot;-&quot;;0;[.J20]))+[$д.K20]" office:value-type="float" office:value="2105" calcext:value-type="float">
            <text:p>2105</text:p>
          </table:table-cell>
          <table:table-cell table:style-name="ce50" table:formula="of:=MAX(IF([$з.L20]=&quot;+&quot;;0;[.L19]);IF([$з.L20]=&quot;-&quot;;0;[.K20]))+[$д.L20]" office:value-type="float" office:value="2125" calcext:value-type="float">
            <text:p>2125</text:p>
          </table:table-cell>
          <table:table-cell table:style-name="ce50" table:formula="of:=MAX(IF([$з.M20]=&quot;+&quot;;0;[.M19]);IF([$з.M20]=&quot;-&quot;;0;[.L20]))+[$д.M20]" office:value-type="float" office:value="2136" calcext:value-type="float">
            <text:p>2136</text:p>
          </table:table-cell>
          <table:table-cell table:style-name="ce50" table:formula="of:=MAX(IF([$з.N20]=&quot;+&quot;;0;[.N19]);IF([$з.N20]=&quot;-&quot;;0;[.M20]))+[$д.N20]" office:value-type="float" office:value="2155" calcext:value-type="float">
            <text:p>2155</text:p>
          </table:table-cell>
          <table:table-cell table:style-name="ce16" table:formula="of:=MAX(IF([$з.O20]=&quot;+&quot;;0;[.O19]);IF([$з.O20]=&quot;-&quot;;0;[.N20]))+[$д.O20]" office:value-type="float" office:value="2186" calcext:value-type="float">
            <text:p>2186</text:p>
          </table:table-cell>
          <table:table-cell table:style-name="ce50" table:formula="of:=MAX(IF([$з.P20]=&quot;+&quot;;0;[.P19]);IF([$з.P20]=&quot;-&quot;;0;[.O20]))+[$д.P20]" office:value-type="float" office:value="2524" calcext:value-type="float">
            <text:p>2524</text:p>
          </table:table-cell>
          <table:table-cell table:style-name="ce50" table:formula="of:=MAX(IF([$з.Q20]=&quot;+&quot;;0;[.Q19]);IF([$з.Q20]=&quot;-&quot;;0;[.P20]))+[$д.Q20]" office:value-type="float" office:value="2572" calcext:value-type="float">
            <text:p>2572</text:p>
          </table:table-cell>
          <table:table-cell table:style-name="ce50" table:formula="of:=MAX(IF([$з.R20]=&quot;+&quot;;0;[.R19]);IF([$з.R20]=&quot;-&quot;;0;[.Q20]))+[$д.R20]" office:value-type="float" office:value="2595" calcext:value-type="float">
            <text:p>2595</text:p>
          </table:table-cell>
          <table:table-cell table:style-name="ce50" table:formula="of:=MAX(IF([$з.S20]=&quot;+&quot;;0;[.S19]);IF([$з.S20]=&quot;-&quot;;0;[.R20]))+[$д.S20]" office:value-type="float" office:value="2609" calcext:value-type="float">
            <text:p>2609</text:p>
          </table:table-cell>
          <table:table-cell table:style-name="ce24" table:formula="of:=MAX(IF([$з.T20]=&quot;+&quot;;0;[.T19]);IF([$з.T20]=&quot;-&quot;;0;[.S20]))+[$д.T20]" office:value-type="float" office:value="2628" calcext:value-type="float">
            <text:p>2628</text:p>
          </table:table-cell>
          <table:table-cell table:style-name="Default"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13">00.00.0000</text:date>, <text:time style:data-style-name="N2" text:time-value="15:42:18.83425091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  <meta:initial-creator>minf</meta:initial-creator>
    <meta:creation-date>2024-10-25T11:19:20Z</meta:creation-date>
    <dc:date>2026-05-13T15:51:26.721157443</dc:date>
    <meta:editing-duration>PT9M16S</meta:editing-duration>
    <meta:editing-cycles>2</meta:editing-cycles>
    <meta:document-statistic meta:table-count="4" meta:cell-count="1599" meta:object-count="0"/>
  </office:meta>
</office:document-meta>
</file>